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Pictures/10000000000004EC0000031A29820AA52E9CFEA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Arial4" svg:font-family="Arial" style:font-family-generic="swiss"/>
    <style:font-face style:name="Arial2" svg:font-family="Arial" style:font-adornments="Regular" style:font-family-generic="swiss"/>
    <style:font-face style:name="Berlin Sans FB" svg:font-family="'Berlin Sans FB'" style:font-pitch="variable"/>
    <style:font-face style:name="Calibri1" svg:font-family="Calibri" style:font-pitch="variable"/>
    <style:font-face style:name="LSBSymbol1" svg:font-family="LSBSymbol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Gabriola" svg:font-family="Gabriola" style:font-family-generic="decorative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arrington" svg:font-family="Harrington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5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986cm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925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6.197cm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5.128cm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6.761cm"/>
    </style:style>
    <style:style style:name="gr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5.33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19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3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3.06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Default_5f_2">
      <style:graphic-properties draw:stroke="none" svg:stroke-color="#000000" draw:fill="none" draw:fill-color="#ffffff" draw:auto-grow-height="true" draw:auto-grow-width="false" fo:max-height="0cm" fo:min-height="6.013cm"/>
    </style:style>
    <style:style style:name="gr16" style:family="graphic" style:parent-style-name="Default_5f_3">
      <style:graphic-properties draw:stroke="none" svg:stroke-color="#000000" draw:fill="none" draw:fill-color="#ffffff" draw:auto-grow-height="true" draw:auto-grow-width="false" fo:max-height="0cm" fo:min-height="6.006cm"/>
    </style:style>
    <style:style style:name="gr17" style:family="graphic" style:parent-style-name="Default_5f_4">
      <style:graphic-properties draw:stroke="none" svg:stroke-color="#000000" draw:fill="none" draw:fill-color="#ffffff" draw:auto-grow-height="true" draw:auto-grow-width="false" fo:max-height="0cm" fo:min-height="2.813cm"/>
    </style:style>
    <style:style style:name="gr18" style:family="graphic" style:parent-style-name="Default_5f_4">
      <style:graphic-properties draw:stroke="none" svg:stroke-color="#000000" draw:fill="none" draw:fill-color="#ffffff" draw:auto-grow-height="true" draw:auto-grow-width="false" fo:max-height="0cm" fo:min-height="7.116cm"/>
    </style:style>
    <style:style style:name="gr19" style:family="graphic" style:parent-style-name="Default_5f_4">
      <style:graphic-properties draw:stroke="none" svg:stroke-color="#000000" draw:fill="none" draw:fill-color="#ffffff" draw:auto-grow-height="true" draw:auto-grow-width="false" fo:max-height="0cm" fo:min-height="6.23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21" style:family="graphic" style:parent-style-name="Default_5f_5">
      <style:graphic-properties draw:stroke="none" svg:stroke-color="#000000" draw:fill="none" draw:fill-color="#ffffff" draw:auto-grow-height="true" draw:auto-grow-width="false" fo:max-height="0cm" fo:min-height="4.50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23" style:family="graphic" style:parent-style-name="Default_5f_6">
      <style:graphic-properties draw:stroke="none" svg:stroke-color="#000000" draw:fill="none" draw:fill-color="#ffffff" draw:auto-grow-height="true" draw:auto-grow-width="false" fo:max-height="0cm" fo:min-height="2.813cm"/>
    </style:style>
    <style:style style:name="gr24" style:family="graphic" style:parent-style-name="Default_5f_6">
      <style:graphic-properties draw:stroke="none" svg:stroke-color="#000000" draw:fill="none" draw:fill-color="#ffffff" draw:auto-grow-height="true" draw:auto-grow-width="false" fo:max-height="0cm" fo:min-height="5.084cm"/>
    </style:style>
    <style:style style:name="gr25" style:family="graphic" style:parent-style-name="Default_5f_6">
      <style:graphic-properties draw:stroke="none" svg:stroke-color="#000000" draw:fill="none" draw:fill-color="#ffffff" draw:auto-grow-height="true" draw:auto-grow-width="false" fo:max-height="0cm" fo:min-height="4.576cm"/>
    </style:style>
    <style:style style:name="gr26" style:family="graphic" style:parent-style-name="Default_5f_6">
      <style:graphic-properties draw:stroke="none" svg:stroke-color="#000000" draw:fill="none" draw:fill-color="#ffffff" draw:auto-grow-height="true" draw:auto-grow-width="false" fo:max-height="0cm" fo:min-height="4.5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28" style:family="graphic" style:parent-style-name="Default_5f_7">
      <style:graphic-properties draw:stroke="none" svg:stroke-color="#000000" draw:fill="none" draw:fill-color="#ffffff" draw:auto-grow-height="true" draw:auto-grow-width="false" fo:max-height="0cm" fo:min-height="3.194cm"/>
    </style:style>
    <style:style style:name="gr29" style:family="graphic" style:parent-style-name="Default_5f_8">
      <style:graphic-properties draw:stroke="none" svg:stroke-color="#000000" draw:fill="none" draw:fill-color="#ffffff" draw:auto-grow-height="true" draw:auto-grow-width="false" fo:max-height="0cm" fo:min-height="2.53cm"/>
    </style:style>
    <style:style style:name="gr30" style:family="graphic" style:parent-style-name="Default_5f_8">
      <style:graphic-properties draw:stroke="none" svg:stroke-color="#000000" draw:fill="none" draw:fill-color="#ffffff" draw:auto-grow-height="true" draw:auto-grow-width="false" fo:max-height="0cm" fo:min-height="2.813cm"/>
    </style:style>
    <style:style style:name="gr31" style:family="graphic" style:parent-style-name="Default_5f_8">
      <style:graphic-properties draw:stroke="none" svg:stroke-color="#000000" draw:fill="none" draw:fill-color="#ffffff" draw:auto-grow-height="true" draw:auto-grow-width="false" fo:max-height="0cm" fo:min-height="4.51cm"/>
    </style:style>
    <style:style style:name="gr32" style:family="graphic" style:parent-style-name="Default_5f_8">
      <style:graphic-properties draw:stroke="none" svg:stroke-color="#000000" draw:fill="none" draw:fill-color="#ffffff" draw:auto-grow-height="true" draw:auto-grow-width="false" fo:max-height="0cm" fo:min-height="6.01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gr36" style:family="graphic" style:parent-style-name="Default_5f_9">
      <style:graphic-properties draw:stroke="none" svg:stroke-color="#000000" draw:fill="none" draw:fill-color="#ffffff" draw:auto-grow-height="true" draw:auto-grow-width="false" fo:max-height="0cm" fo:min-height="2.53cm"/>
    </style:style>
    <style:style style:name="gr37" style:family="graphic" style:parent-style-name="Default_5f_9">
      <style:graphic-properties draw:stroke="none" svg:stroke-color="#000000" draw:fill="none" draw:fill-color="#ffffff" draw:auto-grow-height="true" draw:auto-grow-width="false" fo:max-height="0cm" fo:min-height="2.813cm"/>
    </style:style>
    <style:style style:name="gr38" style:family="graphic" style:parent-style-name="Default_5f_9">
      <style:graphic-properties draw:stroke="none" svg:stroke-color="#000000" draw:fill="none" draw:fill-color="#ffffff" draw:auto-grow-height="true" draw:auto-grow-width="false" fo:max-height="0cm" fo:min-height="4.51cm"/>
    </style:style>
    <style:style style:name="gr39" style:family="graphic" style:parent-style-name="Default_5f_9">
      <style:graphic-properties draw:stroke="none" svg:stroke-color="#000000" draw:fill="none" draw:fill-color="#ffffff" draw:auto-grow-height="true" draw:auto-grow-width="false" fo:max-height="0cm" fo:min-height="6.354cm"/>
    </style:style>
    <style:style style:name="gr40" style:family="graphic" style:parent-style-name="Default_5f_9">
      <style:graphic-properties draw:stroke="none" svg:stroke-color="#000000" draw:fill="none" draw:fill-color="#ffffff" draw:auto-grow-height="true" draw:auto-grow-width="false" fo:max-height="0cm" fo:min-height="4.8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3.194cm"/>
    </style:style>
    <style:style style:name="gr45" style:family="graphic" style:parent-style-name="Default_5f_1_5f_1" style:list-style-name="L1">
      <style:graphic-properties draw:stroke="none" draw:fill="none" fo:min-height="6.828cm"/>
    </style:style>
    <style:style style:name="gr46" style:family="graphic" style:parent-style-name="Default_5f_1_5f_1" style:list-style-name="L1">
      <style:graphic-properties draw:stroke="none" draw:fill="none" fo:min-height="5.071cm"/>
    </style:style>
    <style:style style:name="gr47" style:family="graphic" style:parent-style-name="Default_5f_1_5f_1" style:list-style-name="L1">
      <style:graphic-properties draw:stroke="none" draw:fill="none" fo:min-height="5.071cm"/>
    </style:style>
    <style:style style:name="gr48" style:family="graphic" style:parent-style-name="Default_5f_1_5f_1" style:list-style-name="L1">
      <style:graphic-properties draw:stroke="none" draw:fill="none" fo:min-height="6.761cm"/>
    </style:style>
    <style:style style:name="gr49" style:family="graphic" style:parent-style-name="Default_5f_1_5f_1" style:list-style-name="L1">
      <style:graphic-properties draw:stroke="none" draw:fill="none" fo:min-height="6.761cm"/>
    </style:style>
    <style:style style:name="gr50" style:family="graphic" style:parent-style-name="Default_5f_1_5f_1" style:list-style-name="L1">
      <style:graphic-properties draw:stroke="none" draw:fill="none" fo:min-height="5.071cm"/>
    </style:style>
    <style:style style:name="gr51" style:family="graphic" style:parent-style-name="standard" style:list-style-name="L1">
      <style:graphic-properties draw:stroke="none" draw:fill="none" fo:min-height="4.068cm"/>
    </style:style>
    <style:style style:name="gr52" style:family="graphic" style:parent-style-name="standard" style:list-style-name="L1">
      <style:graphic-properties draw:stroke="none" draw:fill="none" fo:min-height="5.071cm"/>
    </style:style>
    <style:style style:name="gr53" style:family="graphic" style:parent-style-name="standard" style:list-style-name="L1">
      <style:graphic-properties draw:stroke="none" draw:fill="none" fo:min-height="7.152cm"/>
    </style:style>
    <style:style style:name="gr54" style:family="graphic" style:parent-style-name="standard" style:list-style-name="L1">
      <style:graphic-properties draw:stroke="none" draw:fill="none" fo:min-height="5.071cm"/>
    </style:style>
    <style:style style:name="gr55" style:family="graphic" style:parent-style-name="standard" style:list-style-name="L1">
      <style:graphic-properties draw:stroke="none" draw:fill="none" fo:min-height="6.761cm"/>
    </style:style>
    <style:style style:name="gr56" style:family="graphic" style:parent-style-name="standard" style:list-style-name="L1">
      <style:graphic-properties draw:stroke="none" draw:fill="none" fo:min-height="5.071cm"/>
    </style:style>
    <style:style style:name="gr57" style:family="graphic" style:parent-style-name="Default_5f_10">
      <style:graphic-properties draw:stroke="none" svg:stroke-color="#000000" draw:fill="none" draw:fill-color="#ffffff" draw:auto-grow-height="true" draw:auto-grow-width="false" fo:max-height="0cm" fo:min-height="2.813cm"/>
    </style:style>
    <style:style style:name="gr58" style:family="graphic" style:parent-style-name="Default_5f_10">
      <style:graphic-properties draw:stroke="none" svg:stroke-color="#000000" draw:fill="none" draw:fill-color="#ffffff" draw:auto-grow-height="true" draw:auto-grow-width="false" fo:max-height="0cm" fo:min-height="6.761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3.481cm"/>
    </style:style>
    <style:style style:name="gr61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6.608cm"/>
    </style:style>
    <style:style style:name="gr62" style:family="graphic" style:parent-style-name="Default_5f_11">
      <style:graphic-properties draw:stroke="none" svg:stroke-color="#000000" draw:fill="none" draw:fill-color="#ffffff" draw:auto-grow-height="true" draw:auto-grow-width="false" fo:max-height="0cm" fo:min-height="1.31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7.579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5.039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6.309cm"/>
    </style:style>
    <style:style style:name="gr66" style:family="graphic" style:parent-style-name="Default_5f_12">
      <style:graphic-properties draw:stroke="none" svg:stroke-color="#000000" draw:fill="none" draw:fill-color="#ffffff" draw:auto-grow-height="true" draw:auto-grow-width="false" fo:max-height="0cm" fo:min-height="4.83cm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077cm"/>
    </style:style>
    <style:style style:name="gr68" style:family="graphic" style:parent-style-name="Default_5f_13">
      <style:graphic-properties draw:stroke="none" svg:stroke-color="#000000" draw:fill="none" draw:fill-color="#ffffff" draw:auto-grow-height="true" draw:auto-grow-width="false" fo:max-height="0cm" fo:min-height="6.164cm"/>
    </style:style>
    <style:style style:name="gr69" style:family="graphic" style:parent-style-name="Default_5f_13">
      <style:graphic-properties draw:stroke="none" svg:stroke-color="#000000" draw:fill="none" draw:fill-color="#ffffff" draw:auto-grow-height="true" draw:auto-grow-width="false" fo:max-height="0cm" fo:min-height="3.624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5.402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6.418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4.894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4.64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7.434cm"/>
    </style:style>
    <style:style style:name="gr75" style:family="graphic" style:parent-style-name="Default_5f_14">
      <style:graphic-properties draw:stroke="none" svg:stroke-color="#000000" draw:fill="none" draw:fill-color="#ffffff" draw:auto-grow-height="true" draw:auto-grow-width="false" fo:max-height="0cm" fo:min-height="1.31cm"/>
    </style:style>
    <style:style style:name="gr76" style:family="graphic" style:parent-style-name="Default_5f_1_5f_1">
      <style:graphic-properties draw:stroke="none" svg:stroke-color="#3465a4" draw:fill="none" fo:min-height="4.884cm"/>
    </style:style>
    <style:style style:name="gr77" style:family="graphic" style:parent-style-name="Default_5f_1_5f_1">
      <style:graphic-properties draw:stroke="none" svg:stroke-color="#3465a4" draw:fill="none" fo:min-height="5.071cm"/>
    </style:style>
    <style:style style:name="gr78" style:family="graphic" style:parent-style-name="Default_5f_1_5f_1">
      <style:graphic-properties draw:stroke="none" svg:stroke-color="#3465a4" draw:fill="none" fo:min-height="6.761cm"/>
    </style:style>
    <style:style style:name="gr79" style:family="graphic" style:parent-style-name="standard">
      <style:graphic-properties draw:stroke="none" svg:stroke-color="#3465a4" draw:fill="none" fo:min-height="3.381cm"/>
    </style:style>
    <style:style style:name="gr80" style:family="graphic" style:parent-style-name="standard">
      <style:graphic-properties draw:stroke="none" svg:stroke-color="#3465a4" draw:fill="none" fo:min-height="5.071cm"/>
    </style:style>
    <style:style style:name="gr81" style:family="graphic" style:parent-style-name="Default_5f_15">
      <style:graphic-properties draw:stroke="none" svg:stroke-color="#000000" draw:fill="none" draw:fill-color="#ffffff" draw:auto-grow-height="true" draw:auto-grow-width="false" fo:max-height="0cm" fo:min-height="4.316cm"/>
    </style:style>
    <style:style style:name="gr82" style:family="graphic" style:parent-style-name="Default_5f_16" style:list-style-name="L1">
      <style:graphic-properties draw:stroke="none" svg:stroke-color="#000000" draw:fill="none" draw:fill-color="#ffffff" draw:auto-grow-height="true" draw:auto-grow-width="false" fo:max-height="0cm" fo:min-height="5.338cm"/>
    </style:style>
    <style:style style:name="gr83" style:family="graphic" style:parent-style-name="Default_5f_16">
      <style:graphic-properties draw:stroke="none" svg:stroke-color="#000000" draw:fill="none" draw:fill-color="#ffffff" draw:auto-grow-height="true" draw:auto-grow-width="false" fo:max-height="0cm" fo:min-height="4.51cm"/>
    </style:style>
    <style:style style:name="gr84" style:family="graphic" style:parent-style-name="Default_5f_17">
      <style:graphic-properties draw:stroke="none" svg:stroke-color="#000000" draw:fill="none" draw:fill-color="#ffffff" draw:auto-grow-height="true" draw:auto-grow-width="false" fo:max-height="0cm" fo:min-height="2.813cm"/>
    </style:style>
    <style:style style:name="gr85" style:family="graphic" style:parent-style-name="Default_5f_17">
      <style:graphic-properties draw:stroke="none" svg:stroke-color="#000000" draw:fill="none" draw:fill-color="#ffffff" draw:auto-grow-height="true" draw:auto-grow-width="false" fo:max-height="0cm" fo:min-height="6.761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12.21cm"/>
    </style:style>
    <style:style style:name="gr87" style:family="graphic" style:parent-style-name="Default_5f_18">
      <style:graphic-properties draw:stroke="none" svg:stroke-color="#000000" draw:fill="none" draw:fill-color="#ffffff" draw:auto-grow-height="true" draw:auto-grow-width="false" fo:max-height="0cm" fo:min-height="3.052cm"/>
    </style:style>
    <style:style style:name="gr88" style:family="graphic" style:parent-style-name="Default_5f_18">
      <style:graphic-properties draw:stroke="none" svg:stroke-color="#000000" draw:fill="none" draw:fill-color="#ffffff" draw:auto-grow-height="true" draw:auto-grow-width="false" fo:max-height="0cm" fo:min-height="6.165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6.399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6.165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4.311cm"/>
    </style:style>
    <style:style style:name="gr92" style:family="graphic" style:parent-style-name="Default_5f_19">
      <style:graphic-properties draw:stroke="none" svg:stroke-color="#000000" draw:fill="none" draw:fill-color="#ffffff" draw:auto-grow-height="true" draw:auto-grow-width="false" fo:max-height="0cm" fo:min-height="3.306cm"/>
    </style:style>
    <style:style style:name="gr93" style:family="graphic" style:parent-style-name="Default_5f_19">
      <style:graphic-properties draw:stroke="none" svg:stroke-color="#000000" draw:fill="none" draw:fill-color="#ffffff" draw:auto-grow-height="true" draw:auto-grow-width="false" fo:max-height="0cm" fo:min-height="6.862cm"/>
    </style:style>
    <style:style style:name="gr94" style:family="graphic" style:parent-style-name="Default_5f_19">
      <style:graphic-properties draw:stroke="none" svg:stroke-color="#000000" draw:fill="none" draw:fill-color="#ffffff" draw:auto-grow-height="true" draw:auto-grow-width="false" fo:max-height="0cm" fo:min-height="3.56cm"/>
    </style:style>
    <style:style style:name="gr95" style:family="graphic" style:parent-style-name="Default_5f_19">
      <style:graphic-properties draw:stroke="none" svg:stroke-color="#000000" draw:fill="none" draw:fill-color="#ffffff" draw:auto-grow-height="true" draw:auto-grow-width="false" fo:max-height="0cm" fo:min-height="6.883cm"/>
    </style:style>
    <style:style style:name="gr96" style:family="graphic" style:parent-style-name="Default_5f_19">
      <style:graphic-properties draw:stroke="none" svg:stroke-color="#000000" draw:fill="none" draw:fill-color="#ffffff" draw:auto-grow-height="true" draw:auto-grow-width="false" fo:max-height="0cm" fo:min-height="3.835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6.809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4.015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7.034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10.511cm"/>
    </style:style>
    <style:style style:name="gr101" style:family="graphic" style:parent-style-name="Default_5f_20">
      <style:graphic-properties draw:stroke="none" svg:stroke-color="#000000" draw:fill="none" draw:fill-color="#ffffff" draw:auto-grow-height="true" draw:auto-grow-width="false" fo:max-height="0cm" fo:min-height="2.925cm"/>
    </style:style>
    <style:style style:name="gr102" style:family="graphic" style:parent-style-name="Default_5f_20">
      <style:graphic-properties draw:stroke="none" svg:stroke-color="#000000" draw:fill="none" draw:fill-color="#ffffff" draw:auto-grow-height="true" draw:auto-grow-width="false" fo:max-height="0cm" fo:min-height="6.761cm"/>
    </style:style>
    <style:style style:name="gr103" style:family="graphic" style:parent-style-name="Default_5f_20">
      <style:graphic-properties draw:stroke="none" svg:stroke-color="#000000" draw:fill="none" draw:fill-color="#ffffff" draw:auto-grow-height="true" draw:auto-grow-width="false" fo:max-height="0cm" fo:min-height="8.027cm"/>
    </style:style>
    <style:style style:name="gr104" style:family="graphic" style:parent-style-name="Default_5f_20">
      <style:graphic-properties draw:stroke="none" svg:stroke-color="#000000" draw:fill="none" draw:fill-color="#ffffff" draw:auto-grow-height="true" draw:auto-grow-width="false" fo:max-height="0cm" fo:min-height="8.183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8.027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13.1cm"/>
    </style:style>
    <style:style style:name="gr107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0.341cm"/>
    </style:style>
    <style:style style:name="pr1" style:family="presentation" style:parent-style-name="Default2-title">
      <style:graphic-properties fo:min-height="2.63cm"/>
    </style:style>
    <style:style style:name="pr2" style:family="presentation" style:parent-style-name="Default2-notes">
      <style:graphic-properties draw:fill-color="#ffffff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2-title">
      <style:graphic-properties draw:textarea-vertical-align="top" fo:min-height="1.913cm"/>
    </style:style>
    <style:style style:name="pr5" style:family="presentation" style:parent-style-name="Default2-title">
      <style:graphic-properties draw:textarea-vertical-align="top" fo:min-height="2.63cm"/>
    </style:style>
    <style:style style:name="pr6" style:family="presentation" style:parent-style-name="Default90-notes">
      <style:graphic-properties draw:fill-color="#ffffff" draw:auto-grow-height="true" fo:min-height="12.572cm"/>
    </style:style>
    <style:style style:name="pr7" style:family="presentation" style:parent-style-name="Default2-title">
      <style:graphic-properties fo:min-height="1.913cm"/>
    </style:style>
    <style:style style:name="P1" style:family="paragraph">
      <style:text-properties style:font-name="Segoe UI Semibold" fo:font-size="28pt" style:font-size-asian="28pt" style:font-size-complex="28pt"/>
    </style:style>
    <style:style style:name="P2" style:family="paragraph">
      <loext:graphic-properties draw:fill-color="#ffffff"/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5" style:family="paragraph">
      <loext:graphic-properties draw:fill-color="#ffffff"/>
    </style:style>
    <style:style style:name="P6" style:family="paragraph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7" style:family="paragraph">
      <style:paragraph-properties fo:margin-left="2.011cm" fo:margin-right="0cm" fo:line-height="100%" fo:text-align="center" fo:text-indent="-1.693cm"/>
    </style:style>
    <style:style style:name="P8" style:family="paragraph">
      <loext:graphic-properties draw:fill="none" draw:fill-color="#ffffff"/>
      <style:paragraph-properties fo:margin-left="2.011cm" fo:margin-right="0cm" fo:line-height="100%" fo:text-align="center" fo:text-indent="-1.693cm"/>
      <style:text-properties fo:color="#000000" style:font-name="Segoe UI Semibold" fo:font-size="28pt" fo:text-shadow="none" fo:font-weight="normal" style:font-size-asian="28pt" style:font-weight-asian="normal" style:font-size-complex="28pt" style:font-weight-complex="normal"/>
    </style:style>
    <style:style style:name="P9" style:family="paragraph">
      <style:paragraph-properties fo:margin-left="0cm" fo:margin-right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2.011cm" fo:margin-right="0cm" fo:line-height="100%" fo:text-align="center" fo:text-indent="-1.693cm"/>
      <style:text-properties fo:color="#ffffff" style:font-name="Segoe UI" fo:font-size="24pt" fo:text-shadow="1pt 1pt" fo:font-weight="normal" style:font-size-asian="32pt" style:font-weight-asian="normal" style:font-size-complex="32pt" style:font-weight-complex="normal"/>
    </style:style>
    <style:style style:name="P11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4" style:family="paragraph">
      <style:paragraph-properties fo:margin-left="2.062cm" fo:margin-right="0cm" fo:line-height="150%" fo:text-align="start" fo:text-indent="-2.062cm"/>
    </style:style>
    <style:style style:name="P15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ffffff" fo:font-size="24pt" fo:text-shadow="1pt 1pt" fo:font-weight="bold" style:font-size-asian="32pt" style:font-weight-asian="bold" style:font-size-complex="32pt" style:font-weight-complex="bold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left="0cm" fo:margin-right="0cm" fo:line-height="100%" fo:text-align="start" fo:text-indent="0cm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ffffff" style:font-name="Segoe UI" fo:font-size="24pt" fo:text-shadow="1pt 1pt" fo:font-weight="normal" style:font-size-asian="32pt" style:font-weight-asian="normal" style:font-size-complex="32pt" style:font-weight-complex="normal"/>
    </style:style>
    <style:style style:name="P20" style:family="paragraph">
      <style:paragraph-properties fo:margin-left="0cm" fo:margin-right="0cm" fo:text-align="start" fo:text-indent="0cm">
        <style:tab-stops>
          <style:tab-stop style:position="19.05cm" style:type="right"/>
        </style:tab-stops>
      </style:paragraph-properties>
    </style:style>
    <style:style style:name="P21" style:family="paragraph">
      <style:paragraph-properties fo:margin-left="0cm" fo:margin-right="0cm" fo:text-align="start" fo:text-indent="0cm">
        <style:tab-stops>
          <style:tab-stop style:position="19.05cm" style:type="right"/>
        </style:tab-stops>
      </style:paragraph-properties>
      <style:text-properties style:font-name="Segoe UI Semibold"/>
    </style:style>
    <style:style style:name="P22" style:family="paragraph">
      <style:paragraph-properties fo:margin-left="0cm" fo:margin-right="0cm" fo:text-align="start" fo:text-indent="0cm">
        <style:tab-stops>
          <style:tab-stop style:position="19.05cm" style:type="right"/>
        </style:tab-stops>
      </style:paragraph-properties>
      <style:text-properties fo:color="#004586" style:font-name="Segoe UI Semibold" fo:font-size="32pt" fo:font-style="italic" style:font-size-asian="32pt" style:font-style-asian="italic" style:font-size-complex="32pt" style:font-style-complex="italic"/>
    </style:style>
    <style:style style:name="P23" style:family="paragraph">
      <style:text-properties fo:color="#004586" style:font-name="Segoe UI Semibold" fo:font-size="32pt" fo:font-style="italic" style:font-size-asian="32pt" style:font-style-asian="italic" style:font-size-complex="32pt" style:font-style-complex="italic"/>
    </style:style>
    <style:style style:name="P24" style:family="paragraph">
      <style:text-properties style:font-name="Segoe UI Semibold" fo:font-size="32pt" style:font-size-asian="32pt" style:font-size-complex="32pt"/>
    </style:style>
    <style:style style:name="P25" style:family="paragraph">
      <loext:graphic-properties draw:fill="none" draw:fill-color="#ffffff"/>
      <style:text-properties style:font-name="Segoe UI Semibold" fo:font-size="32pt" style:font-size-asian="32pt" style:font-size-complex="32pt"/>
    </style:style>
    <style:style style:name="P26" style:family="paragraph">
      <style:paragraph-properties fo:text-align="center"/>
      <style:text-properties style:font-name="Segoe UI Semibold" fo:font-size="32pt" style:font-size-asian="32pt" style:font-size-complex="32pt"/>
    </style:style>
    <style:style style:name="P27" style:family="paragraph">
      <style:paragraph-properties fo:text-align="start"/>
      <style:text-properties style:font-name="Segoe UI Semibold" fo:font-size="32pt" style:font-size-asian="32pt" style:font-size-complex="32pt"/>
    </style:style>
    <style:style style:name="P28" style:family="paragraph">
      <style:text-properties style:font-name="Segoe UI Semibold" fo:font-size="32pt"/>
    </style:style>
    <style:style style:name="P29" style:family="paragraph">
      <loext:graphic-properties draw:fill="none" draw:fill-color="#ffffff"/>
      <style:paragraph-properties fo:text-align="start"/>
      <style:text-properties style:font-name="Segoe UI Semibold" fo:font-size="32pt" style:font-size-asian="32pt" style:font-size-complex="32pt"/>
    </style:style>
    <style:style style:name="P30" style:family="paragraph">
      <style:text-properties style:font-name="Segoe UI Semibold"/>
    </style:style>
    <style:style style:name="P31" style:family="paragraph">
      <style:paragraph-properties fo:text-align="center"/>
      <style:text-properties fo:font-size="36pt" style:font-size-asian="36pt" style:font-size-complex="36pt"/>
    </style:style>
    <style:style style:name="P32" style:family="paragraph">
      <loext:graphic-properties draw:fill="none" draw:fill-color="#ffffff"/>
      <style:text-properties style:font-name="Segoe UI Semibold" fo:font-size="36pt" style:font-size-asian="36pt" style:font-size-complex="36pt"/>
    </style:style>
    <style:style style:name="P33" style:family="paragraph">
      <style:text-properties fo:font-size="32pt"/>
    </style:style>
    <style:style style:name="P34" style:family="paragraph">
      <loext:graphic-properties draw:fill="none" draw:fill-color="#ffffff"/>
      <style:paragraph-properties fo:text-align="center"/>
      <style:text-properties style:font-name="Segoe UI Semibold" fo:font-size="32pt" style:font-size-asian="32pt" style:font-size-complex="32pt"/>
    </style:style>
    <style:style style:name="P35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36" style:family="paragraph">
      <style:text-properties fo:font-size="28pt"/>
    </style:style>
    <style:style style:name="P3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font-size="28pt" style:font-size-asian="28pt" style:font-size-complex="28pt"/>
    </style:style>
    <style:style style:name="P38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39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40" style:family="paragraph">
      <style:paragraph-properties fo:text-align="center">
        <style:tab-stops>
          <style:tab-stop style:position="19.05cm" style:type="right"/>
        </style:tab-stops>
      </style:paragraph-properties>
      <style:text-properties style:font-name="Liberation Sans Narrow" fo:font-size="36pt" style:font-size-asian="36pt" style:font-size-complex="36pt"/>
    </style:style>
    <style:style style:name="P41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42" style:family="paragraph">
      <style:paragraph-properties fo:margin-left="0cm" fo:margin-right="0cm" fo:text-align="center" fo:text-indent="0cm"/>
      <style:text-properties style:font-name="Liberation Sans Narrow" fo:font-size="36pt" style:font-size-asian="36pt" style:font-size-complex="36pt"/>
    </style:style>
    <style:style style:name="P43" style:family="paragraph">
      <loext:graphic-properties draw:fill="none" draw:fill-color="#ffffff"/>
      <style:paragraph-properties fo:margin-left="0cm" fo:margin-right="0cm" fo:text-align="center" fo:text-indent="0cm">
        <style:tab-stops>
          <style:tab-stop style:position="19.05cm" style:type="right"/>
        </style:tab-stops>
      </style:paragraph-properties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44" style:family="paragraph">
      <style:paragraph-properties fo:margin-left="0.318cm" fo:margin-right="0cm" fo:margin-top="0cm" fo:margin-bottom="0cm" fo:line-height="100%" fo:text-align="start" fo:text-indent="0cm">
        <style:tab-stops>
          <style:tab-stop style:position="19.05cm" style:type="right"/>
        </style:tab-stops>
      </style:paragraph-properties>
      <style:text-properties style:font-name="Liberation Sans Narrow" fo:font-size="36pt" style:font-size-asian="36pt" style:font-size-complex="36pt"/>
    </style:style>
    <style:style style:name="P45" style:family="paragraph">
      <style:paragraph-properties fo:text-align="start">
        <style:tab-stops>
          <style:tab-stop style:position="19.05cm" style:type="right"/>
        </style:tab-stops>
      </style:paragraph-properties>
      <style:text-properties style:font-name="Liberation Sans Narrow" fo:font-size="36pt" style:font-size-asian="36pt" style:font-size-complex="36pt"/>
    </style:style>
    <style:style style:name="P46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47" style:family="paragraph">
      <style:paragraph-properties fo:text-align="center"/>
      <style:text-properties fo:color="#000000" style:font-name="Segoe UI Semibold"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P48" style:family="paragraph">
      <loext:graphic-properties draw:fill="none" draw:fill-color="#ffffff"/>
      <style:paragraph-properties fo:text-align="center"/>
      <style:text-properties fo:color="#000000" style:font-name="Segoe UI Semibold"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P49" style:family="paragraph">
      <style:paragraph-properties fo:text-align="start"/>
      <style:text-properties fo:color="#000000" style:font-name="Segoe UI Semibold"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P50" style:family="paragraph">
      <loext:graphic-properties draw:fill="none" draw:fill-color="#ffffff"/>
      <style:paragraph-properties fo:text-align="start"/>
      <style:text-properties fo:color="#000000" style:font-name="Segoe UI Semibold"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P51" style:family="paragraph">
      <style:paragraph-properties fo:margin-left="0cm" fo:margin-right="0cm" fo:margin-top="0cm" fo:margin-bottom="0cm" fo:text-align="center" fo:text-indent="0cm" style:text-autospace="none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53" style:family="paragraph">
      <style:paragraph-properties fo:margin-left="0cm" fo:margin-right="0cm" fo:margin-top="0cm" fo:margin-bottom="0cm" fo:text-align="start" fo:text-indent="0cm" style:text-autospace="none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fo:font-weight="bold" style:font-size-asian="26pt" style:font-style-asian="italic" style:font-weight-asian="bold" style:font-size-complex="26pt" style:font-style-complex="italic" style:font-weight-complex="bold"/>
    </style:style>
    <style:style style:name="P55" style:family="paragraph">
      <style:paragraph-properties fo:margin-left="0cm" fo:margin-right="0cm" fo:margin-top="0cm" fo:margin-bottom="0cm" fo:text-indent="0cm" style:text-autospace="none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" fo:font-size="32pt" fo:text-shadow="1pt 1pt" style:font-size-asian="32pt" style:font-size-complex="32pt"/>
    </style:style>
    <style:style style:name="P58" style:family="paragraph">
      <loext:graphic-properties draw:fill="none" draw:fill-color="#ffffff"/>
      <style:text-properties fo:color="#000000" style:font-name="Segoe UI Semibold" fo:font-size="32pt" fo:font-style="italic" style:font-size-asian="32pt" style:font-style-asian="italic" style:font-size-complex="32pt" style:font-style-complex="italic"/>
    </style:style>
    <style:style style:name="P59" style:family="paragraph">
      <loext:graphic-properties draw:fill="none" draw:fill-color="#ffffff"/>
      <style:paragraph-properties fo:text-align="start"/>
    </style:style>
    <style:style style:name="P60" style:family="paragraph">
      <loext:graphic-properties draw:fill="none" draw:fill-color="#ffffff"/>
      <style:paragraph-properties fo:text-align="start"/>
      <style:text-properties fo:color="#000000" style:font-name="Segoe UI Semibold1" fo:font-size="32pt" fo:font-style="italic" style:font-size-asian="32pt" style:font-style-asian="italic" style:font-size-complex="32pt" style:font-style-complex="italic"/>
    </style:style>
    <style:style style:name="P6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</style:style>
    <style:style style:name="P62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color="#000000" style:font-name="Segoe UI Semibold1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63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" fo:font-size="28pt" fo:font-style="normal" fo:text-shadow="none" style:text-underline-style="none" style:font-size-asian="28pt" style:font-style-asian="normal" style:font-size-complex="28pt" style:font-style-complex="normal"/>
    </style:style>
    <style:style style:name="P6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" fo:font-size="26pt" fo:text-shadow="none" fo:font-weight="bold" style:font-size-asian="26pt" style:font-weight-asian="bold" style:font-size-complex="26pt" style:font-weight-complex="bold"/>
    </style:style>
    <style:style style:name="P6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" fo:font-size="26pt" fo:text-shadow="1pt 1pt" style:font-size-asian="26pt" style:font-size-complex="26pt"/>
    </style:style>
    <style:style style:name="P6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7" style:family="paragraph">
      <style:paragraph-properties fo:margin-left="0.318cm" fo:margin-right="0cm" fo:text-indent="0cm"/>
    </style:style>
    <style:style style:name="P68" style:family="paragraph">
      <loext:graphic-properties draw:fill="none" draw:fill-color="#ffffff"/>
      <style:paragraph-properties fo:text-align="center"/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69" style:family="paragraph">
      <style:paragraph-properties fo:text-align="center"/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70" style:family="paragraph">
      <style:paragraph-properties fo:text-align="start"/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71" style:family="paragraph">
      <style:text-properties style:font-name="Segoe UI Semibold" style:text-underline-style="none"/>
    </style:style>
    <style:style style:name="P72" style:family="paragraph">
      <loext:graphic-properties draw:fill="none" draw:fill-color="#ffffff"/>
      <style:paragraph-properties fo:text-align="center"/>
      <style:text-properties style:font-name="Segoe UI Semibold" fo:font-size="28pt" style:text-underline-style="none" style:font-size-asian="28pt" style:font-size-complex="28pt"/>
    </style:style>
    <style:style style:name="P73" style:family="paragraph">
      <style:text-properties style:font-name="Segoe UI Semibold" fo:font-size="32pt" style:text-underline-style="none" style:font-size-asian="32pt" style:font-size-complex="32pt"/>
    </style:style>
    <style:style style:name="P74" style:family="paragraph">
      <loext:graphic-properties draw:fill="none" draw:fill-color="#ffffff"/>
      <style:paragraph-properties fo:text-align="center"/>
      <style:text-properties style:font-name="Segoe UI Semibold" fo:font-size="32pt" style:text-underline-style="none" style:font-size-asian="32pt" style:font-size-complex="32pt"/>
    </style:style>
    <style:style style:name="P75" style:family="paragraph">
      <style:paragraph-properties fo:text-align="justify"/>
    </style:style>
    <style:style style:name="P7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28pt" style:font-size-asian="28pt" style:font-size-complex="28pt"/>
    </style:style>
    <style:style style:name="P77" style:family="paragraph">
      <style:paragraph-properties fo:margin-left="0cm" fo:margin-right="0cm" fo:margin-top="0cm" fo:margin-bottom="0cm" fo:line-height="100%" fo:text-align="justify" fo:text-indent="0cm">
        <style:tab-stops>
          <style:tab-stop style:position="19.05cm" style:type="right"/>
        </style:tab-stops>
      </style:paragraph-properties>
    </style:style>
    <style:style style:name="P78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>
        <style:tab-stops>
          <style:tab-stop style:position="19.05cm" style:type="right"/>
        </style:tab-stops>
      </style:paragraph-properties>
      <style:text-properties style:font-name="Segoe UI Semibold" fo:font-size="28pt" style:font-size-asian="28pt" style:font-size-complex="28pt"/>
    </style:style>
    <style:style style:name="P80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18pt"/>
    </style:style>
    <style:style style:name="P81" style:family="paragraph">
      <style:text-properties fo:font-size="18pt"/>
    </style:style>
    <style:style style:name="P8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font-size="18pt"/>
    </style:style>
    <style:style style:name="P83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84" style:family="paragraph">
      <style:paragraph-properties fo:text-align="start">
        <style:tab-stops>
          <style:tab-stop style:position="19.05cm" style:type="right"/>
        </style:tab-stops>
      </style:paragraph-properties>
      <style:text-properties fo:color="#003d73" fo:font-size="32pt" style:font-size-asian="32pt" style:font-size-complex="32pt"/>
    </style:style>
    <style:style style:name="P85" style:family="paragraph">
      <loext:graphic-properties draw:fill="none" draw:fill-color="#ffffff"/>
      <style:text-properties fo:color="#003d73" fo:font-size="32pt" style:font-size-asian="32pt" style:font-size-complex="32pt"/>
    </style:style>
    <style:style style:name="P86" style:family="paragraph">
      <style:paragraph-properties fo:line-height="100%" fo:text-align="center">
        <style:tab-stops>
          <style:tab-stop style:position="19.05cm" style:type="right"/>
        </style:tab-stops>
      </style:paragraph-properties>
    </style:style>
    <style:style style:name="P87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" fo:font-size="21pt" fo:text-shadow="none" fo:font-weight="bold" style:font-size-asian="28pt" style:font-weight-asian="bold" style:font-size-complex="28pt" style:font-weight-complex="bold"/>
    </style:style>
    <style:style style:name="P88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font-size="36pt" style:font-size-asian="36pt" style:font-size-complex="36pt"/>
    </style:style>
    <style:style style:name="P89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0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91" style:family="paragraph">
      <loext:graphic-properties draw:fill="none" draw:fill-color="#ffffff"/>
      <style:paragraph-properties fo:line-height="100%" fo:text-align="start">
        <style:tab-stops>
          <style:tab-stop style:position="19.05cm" style:type="right"/>
        </style:tab-stops>
      </style:paragraph-properties>
      <style:text-properties fo:color="#000000" style:font-name="Segoe UI" fo:font-size="26pt" fo:text-shadow="none" fo:font-weight="bold" style:font-size-asian="26pt" style:font-weight-asian="bold" style:font-size-complex="26pt" style:font-weight-complex="bold"/>
    </style:style>
    <style:style style:name="P92" style:family="paragraph">
      <loext:graphic-properties draw:fill="none" draw:fill-color="#ffffff"/>
      <style:paragraph-properties fo:line-height="100%" fo:text-align="start">
        <style:tab-stops>
          <style:tab-stop style:position="19.05cm" style:type="right"/>
        </style:tab-stops>
      </style:paragraph-properties>
      <style:text-properties fo:color="#000000" style:font-name="Segoe UI" fo:font-size="26pt" fo:text-shadow="none" fo:font-weight="bold" style:font-size-asian="26pt" style:font-weight-asian="bold" style:font-size-complex="26pt" style:font-weight-complex="bold"/>
    </style:style>
    <style:style style:name="P93" style:family="paragraph">
      <style:paragraph-properties fo:text-align="start">
        <style:tab-stops>
          <style:tab-stop style:position="19.05cm" style:type="right"/>
        </style:tab-stops>
      </style:paragraph-properties>
      <style:text-properties fo:color="#004586" style:font-name="Segoe UI Semibold" fo:font-size="32pt" fo:font-style="italic" style:font-size-asian="32pt" style:font-style-asian="italic" style:font-size-complex="32pt" style:font-style-complex="italic"/>
    </style:style>
    <style:style style:name="P94" style:family="paragraph">
      <loext:graphic-properties draw:fill="none" draw:fill-color="#ffffff"/>
      <style:paragraph-properties fo:line-height="100%" fo:text-align="start">
        <style:tab-stops>
          <style:tab-stop style:position="19.05cm" style:type="right"/>
        </style:tab-stops>
      </style:paragraph-properties>
      <style:text-properties fo:color="#004586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P95" style:family="paragraph">
      <style:paragraph-properties fo:margin-left="0cm" fo:margin-right="0cm" fo:margin-top="0cm" fo:margin-bottom="0cm" fo:line-height="100%" fo:text-align="center" fo:text-indent="0cm"/>
    </style:style>
    <style:style style:name="P96" style:family="paragraph">
      <loext:graphic-properties draw:fill="none"/>
      <style:paragraph-properties fo:text-align="start">
        <style:tab-stops>
          <style:tab-stop style:position="19.05cm" style:type="right"/>
        </style:tab-stops>
      </style:paragraph-properties>
      <style:text-properties fo:color="#000000" style:font-name="Segoe UI Semibold1" fo:font-size="36pt" fo:font-style="normal" style:font-size-asian="36pt" style:font-style-asian="normal" style:font-size-complex="36pt" style:font-style-complex="normal"/>
    </style:style>
    <style:style style:name="P97" style:family="paragraph">
      <loext:graphic-properties draw:fill="none" draw:fill-color="#ffffff"/>
      <style:paragraph-properties fo:text-align="center"/>
      <style:text-properties fo:font-size="28pt" style:text-underline-style="solid" style:text-underline-width="auto" style:text-underline-color="font-color" style:font-size-asian="28pt" style:font-size-complex="28pt"/>
    </style:style>
    <style:style style:name="P98" style:family="paragraph">
      <style:paragraph-properties fo:margin-left="0cm" fo:margin-right="0cm" fo:margin-top="0cm" fo:margin-bottom="0cm" fo:line-height="150%" fo:text-align="center" fo:text-indent="0cm">
        <style:tab-stops>
          <style:tab-stop style:position="19.05cm" style:type="right"/>
        </style:tab-stops>
      </style:paragraph-properties>
    </style:style>
    <style:style style:name="P99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>
        <style:tab-stops>
          <style:tab-stop style:position="19.05cm" style:type="right"/>
        </style:tab-stops>
      </style:paragraph-properties>
    </style:style>
    <style:style style:name="P100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ffffff" style:font-name="Arial3" fo:font-size="36pt" fo:text-shadow="none" fo:font-weight="bold" style:font-size-asian="36pt" style:font-weight-asian="bold" style:font-size-complex="36pt" style:font-weight-complex="bold"/>
    </style:style>
    <style:style style:name="P101" style:family="paragraph">
      <style:paragraph-properties fo:margin-left="0cm" fo:margin-right="0cm" fo:text-indent="0cm">
        <style:tab-stops>
          <style:tab-stop style:position="19.05cm" style:type="right"/>
        </style:tab-stops>
      </style:paragraph-properties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10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style:font-size-asian="28pt" style:font-size-complex="28pt"/>
    </style:style>
    <style:style style:name="P103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05" style:family="paragraph">
      <style:paragraph-properties fo:margin-left="1.27cm" fo:margin-right="0cm" fo:margin-top="0cm" fo:margin-bottom="0cm" fo:text-align="center" fo:text-indent="-1.27cm" style:text-autospace="none"/>
    </style:style>
    <style:style style:name="P106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7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08" style:family="paragraph">
      <style:paragraph-properties fo:text-align="center" style:text-autospace="none"/>
    </style:style>
    <style:style style:name="P109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10" style:family="paragraph">
      <loext:graphic-properties draw:fill="none" draw:fill-color="#ffffff"/>
      <style:paragraph-properties fo:text-align="center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11" style:family="paragraph">
      <loext:graphic-properties draw:fill="none" draw:fill-color="#ffffff"/>
      <style:paragraph-properties fo:margin-left="1.27cm" fo:margin-right="0cm" fo:margin-top="0cm" fo:margin-bottom="0cm" fo:text-align="start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12" style:family="paragraph">
      <style:paragraph-properties fo:margin-left="2.062cm" fo:margin-right="0cm" fo:line-height="100%" fo:text-align="center" fo:text-indent="-2.062cm"/>
    </style:style>
    <style:style style:name="P113" style:family="paragraph">
      <loext:graphic-properties draw:fill="none" draw:fill-color="#ffffff"/>
      <style:paragraph-properties fo:margin-left="2.062cm" fo:margin-right="0cm" fo:line-height="100%" fo:text-align="center" fo:text-indent="-2.062cm"/>
      <style:text-properties fo:color="#000000" style:font-name="Segoe UI Semibold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114" style:family="paragraph">
      <loext:graphic-properties draw:fill="none" draw:fill-color="#ffffff"/>
      <style:paragraph-properties fo:margin-left="2.062cm" fo:margin-right="0cm" fo:line-height="100%" fo:text-align="center" fo:text-indent="-2.062cm"/>
      <style:text-properties fo:color="#000000" style:font-name="Liberation Sans Narrow" fo:font-size="38pt" fo:text-shadow="none" fo:font-weight="normal" style:font-size-asian="38pt" style:font-weight-asian="normal" style:font-size-complex="38pt" style:font-weight-complex="normal"/>
    </style:style>
    <style:style style:name="P115" style:family="paragraph">
      <loext:graphic-properties draw:fill="none" draw:fill-color="#ffffff"/>
      <style:paragraph-properties fo:margin-left="2.062cm" fo:margin-right="0cm" fo:line-height="100%" fo:text-align="center" fo:text-indent="-2.062cm"/>
      <style:text-properties fo:color="#ffffff" style:font-name="Segoe UI" fo:font-size="38pt" fo:text-shadow="1pt 1pt" fo:font-weight="normal" style:font-size-asian="38pt" style:font-weight-asian="normal" style:font-size-complex="38pt" style:font-weight-complex="normal"/>
    </style:style>
    <style:style style:name="P116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ffffff" style:font-name="Segoe UI" fo:font-size="38pt" fo:text-shadow="1pt 1pt" fo:font-weight="normal" style:font-size-asian="38pt" style:font-weight-asian="normal" style:font-size-complex="38pt" style:font-weight-complex="normal"/>
    </style:style>
    <style:style style:name="P117" style:family="paragraph">
      <style:paragraph-properties fo:margin-left="0cm" fo:margin-right="0cm" fo:text-align="center" fo:text-indent="0cm"/>
    </style:style>
    <style:style style:name="P118" style:family="paragraph">
      <style:paragraph-properties fo:line-height="100%" fo:text-align="center"/>
    </style:style>
    <style:style style:name="P119" style:family="paragraph">
      <loext:graphic-properties draw:fill="none" draw:fill-color="#ffffff"/>
      <style:paragraph-properties fo:margin-left="0cm" fo:margin-right="0cm" fo:line-height="100%" fo:text-indent="0cm"/>
      <style:text-properties fo:color="#ffffff" fo:font-size="24pt" fo:text-shadow="1pt 1pt" fo:font-weight="bold" style:font-size-asian="32pt" style:font-weight-asian="bold" style:font-size-complex="32pt" style:font-weight-complex="bold"/>
    </style:style>
    <style:style style:name="P120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121" style:family="paragraph">
      <style:paragraph-properties fo:margin-left="0cm" fo:margin-right="0cm" fo:line-height="100%" fo:text-align="center" fo:text-indent="0cm">
        <style:tab-stops>
          <style:tab-stop style:position="0cm"/>
        </style:tab-stops>
      </style:paragraph-properties>
    </style:style>
    <style:style style:name="P122" style:family="paragraph">
      <loext:graphic-properties draw:fill="none" draw:fill-color="#ffffff"/>
      <style:paragraph-properties fo:margin-left="0cm" fo:margin-right="0cm" fo:line-height="100%" fo:text-align="center" fo:text-indent="0cm">
        <style:tab-stops>
          <style:tab-stop style:position="19.05cm" style:type="right"/>
        </style:tab-stops>
      </style:paragraph-properties>
      <style:text-properties fo:color="#ffffff" style:font-name="Segoe UI" fo:font-size="32pt" fo:text-shadow="1pt 1pt" style:font-size-asian="32pt" style:font-size-complex="32pt"/>
    </style:style>
    <style:style style:name="P123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ffffff" style:font-name="Segoe UI" fo:font-size="32pt" fo:text-shadow="1pt 1pt" style:font-size-asian="32pt" style:font-size-complex="32pt"/>
    </style:style>
    <style:style style:name="P124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ffffff" fo:font-size="18pt" fo:text-shadow="1pt 1pt" style:font-size-asian="24pt" style:font-size-complex="24pt"/>
    </style:style>
    <style:style style:name="P125" style:family="paragraph">
      <style:paragraph-properties fo:line-height="150%" fo:text-align="start"/>
    </style:style>
    <style:style style:name="P126" style:family="paragraph">
      <loext:graphic-properties draw:fill="none" draw:fill-color="#ffffff"/>
      <style:paragraph-properties fo:margin-left="2.011cm" fo:margin-right="0cm" fo:line-height="100%" fo:text-align="center" fo:text-indent="-1.693cm"/>
      <style:text-properties fo:color="#ffffff" fo:font-size="24pt" fo:text-shadow="1pt 1pt" fo:font-weight="normal" style:font-size-asian="32pt" style:font-weight-asian="normal" style:font-size-complex="32pt" style:font-weight-complex="normal"/>
    </style:style>
    <style:style style:name="P127" style:family="paragraph">
      <loext:graphic-properties draw:fill="none" draw:fill-color="#ffffff"/>
      <style:paragraph-properties fo:margin-left="2.011cm" fo:margin-right="0cm" fo:line-height="100%" fo:text-align="center" fo:text-indent="-1.693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128" style:family="paragraph">
      <style:paragraph-properties fo:margin-left="2.011cm" fo:margin-right="0cm" fo:text-indent="-1.693cm"/>
    </style:style>
    <style:style style:name="P129" style:family="paragraph">
      <style:paragraph-properties fo:margin-left="0cm" fo:margin-right="0cm" fo:line-height="100%" fo:text-align="center" fo:text-indent="0cm">
        <style:tab-stops>
          <style:tab-stop style:position="0.149cm"/>
        </style:tab-stops>
      </style:paragraph-properties>
    </style:style>
    <style:style style:name="P130" style:family="paragraph">
      <loext:graphic-properties draw:fill="none" draw:fill-color="#ffffff"/>
      <style:paragraph-properties fo:margin-left="0cm" fo:margin-right="0cm" fo:line-height="100%" fo:text-indent="0cm">
        <style:tab-stops>
          <style:tab-stop style:position="0.149cm"/>
        </style:tab-stops>
      </style:paragraph-properties>
      <style:text-properties fo:color="#ffffff" fo:font-size="24pt" fo:text-shadow="1pt 1pt" fo:font-weight="bold" style:font-size-asian="32pt" style:font-weight-asian="bold" style:font-size-complex="32pt" style:font-weight-complex="bold"/>
    </style:style>
    <style:style style:name="P131" style:family="paragraph">
      <loext:graphic-properties draw:fill="none" draw:fill-color="#ffffff"/>
      <style:paragraph-properties fo:margin-left="2.011cm" fo:margin-right="0cm" fo:line-height="100%" fo:text-indent="-1.693cm"/>
      <style:text-properties fo:color="#ffffff" fo:font-size="24pt" fo:text-shadow="1pt 1pt" fo:font-weight="bold" style:font-size-asian="32pt" style:font-weight-asian="bold" style:font-size-complex="32pt" style:font-weight-complex="bold"/>
    </style:style>
    <style:style style:name="P132" style:family="paragraph">
      <loext:graphic-properties draw:fill="none" draw:fill-color="#ffffff"/>
      <style:paragraph-properties fo:margin-left="0cm" fo:margin-right="0cm" fo:line-height="100%" fo:text-align="center" fo:text-indent="0cm">
        <style:tab-stops>
          <style:tab-stop style:position="0.149cm"/>
        </style:tab-stops>
      </style:paragraph-properties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33" style:family="paragraph">
      <style:paragraph-properties fo:line-height="100%" fo:text-align="start"/>
    </style:style>
    <style:style style:name="P134" style:family="paragraph">
      <loext:graphic-properties draw:fill="none" draw:fill-color="#ffffff"/>
      <style:paragraph-properties fo:text-align="start"/>
      <style:text-properties style:font-name="Segoe UI Semibold" fo:font-size="20pt" style:text-underline-style="none" style:font-size-asian="20pt" style:font-size-complex="20pt"/>
    </style:style>
    <style:style style:name="T1" style:family="text">
      <style:text-properties style:font-name="Segoe UI Semibold" fo:font-size="28pt" style:font-size-asian="28pt" style:font-size-complex="28pt"/>
    </style:style>
    <style:style style:name="T2" style:family="text">
      <style:text-properties style:font-name="Segoe UI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style:font-name="Segoe UI" fo:font-size="26pt" fo:font-style="italic" fo:text-shadow="none" fo:font-weight="bold" style:font-size-asian="26pt" style:font-style-asian="italic" style:font-weight-asian="bold" style:font-size-complex="26pt" style:font-style-complex="italic" style:font-weight-complex="bold"/>
    </style:style>
    <style:style style:name="T4" style:family="text">
      <style:text-properties style:font-name="Segoe UI Semibold" fo:font-size="26pt" style:font-size-asian="26pt" style:font-size-complex="26pt"/>
    </style:style>
    <style:style style:name="T5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6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2" style:font-size-asian="28pt" style:font-style-asian="normal" style:font-weight-asian="normal" style:font-name-complex="Segoe UI2" style:font-size-complex="28pt" style:font-style-complex="normal" style:font-weight-complex="normal"/>
    </style:style>
    <style:style style:name="T7" style:family="text">
      <style:text-properties fo:color="#000000" style:font-name="Segoe UI" fo:font-size="32pt" fo:font-style="normal" fo:text-shadow="none" style:text-underline-style="none" fo:font-weight="bold" style:font-name-asian="Segoe UI2" style:font-size-asian="32pt" style:font-style-asian="normal" style:font-weight-asian="bold" style:font-name-complex="Segoe UI2" style:font-size-complex="32pt" style:font-style-complex="normal" style:font-weight-complex="bold"/>
    </style:style>
    <style:style style:name="T8" style:family="text">
      <style:text-properties fo:color="#000000" style:font-name="Segoe UI Semibold" fo:font-size="24pt" fo:text-shadow="none" fo:font-weight="normal" style:font-size-asian="24pt" style:font-weight-asian="normal" style:font-size-complex="24pt" style:font-weight-complex="normal"/>
    </style:style>
    <style:style style:name="T9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10" style:family="text">
      <style:text-properties fo:color="#000000" style:font-name="Segoe UI" fo:font-size="24pt" fo:text-shadow="none" fo:font-weight="bold" style:font-size-asian="24pt" style:font-weight-asian="bold" style:font-size-complex="24pt" style:font-weight-complex="bold"/>
    </style:style>
    <style:style style:name="T11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12" style:family="text"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T13" style:family="text">
      <style:text-properties fo:color="#000000" style:font-name="Segoe UI Semibold" fo:font-size="36pt" fo:text-shadow="none" fo:font-weight="bold" style:font-size-asian="36pt" style:font-weight-asian="bold" style:font-size-complex="36pt" style:font-weight-complex="bold"/>
    </style:style>
    <style:style style:name="T14" style:family="text">
      <style:text-properties fo:color="#000000" style:font-name="Segoe UI" fo:font-size="20pt" fo:text-shadow="none" fo:font-weight="bold" style:font-size-asian="20pt" style:font-weight-asian="bold" style:font-size-complex="20pt" style:font-weight-complex="bold"/>
    </style:style>
    <style:style style:name="T15" style:family="text">
      <style:text-properties fo:color="#000000" style:font-name="Segoe UI Semibold" fo:font-size="20pt" fo:text-shadow="none" fo:font-weight="bold" style:font-size-asian="20pt" style:font-weight-asian="bold" style:font-size-complex="20pt" style:font-weight-complex="bold"/>
    </style:style>
    <style:style style:name="T16" style:family="text">
      <style:text-properties style:font-name="Segoe UI Semibold" fo:font-size="28pt" style:text-underline-style="none" style:font-size-asian="28pt" style:font-size-complex="28pt"/>
    </style:style>
    <style:style style:name="T17" style:family="text">
      <style:text-properties style:font-name="Segoe UI Semibold" fo:font-size="12pt" style:font-size-asian="12pt" style:font-size-complex="12pt"/>
    </style:style>
    <style:style style:name="T18" style:family="text">
      <style:text-properties style:font-name="LSBSymbol" fo:font-size="10.5pt" fo:font-weight="normal" style:font-name-asian="LSBSymbol1" style:font-size-asian="10.5pt" style:font-weight-asian="normal" style:font-name-complex="LSBSymbol" style:font-size-complex="28pt" style:font-weight-complex="normal"/>
    </style:style>
    <style:style style:name="T19" style:family="text">
      <style:text-properties fo:color="#004586" style:font-name="Segoe UI Semibold" fo:font-size="32pt" fo:font-style="italic" style:font-name-asian="LSBSymbol1" style:font-size-asian="32pt" style:font-style-asian="italic" style:font-name-complex="LSBSymbol" style:font-size-complex="32pt" style:font-style-complex="italic"/>
    </style:style>
    <style:style style:name="T20" style:family="text">
      <style:text-properties fo:color="#004586" style:font-name="Segoe UI Semibold" fo:font-size="32pt" fo:font-style="italic" style:font-size-asian="32pt" style:font-style-asian="italic" style:font-size-complex="32pt" style:font-style-complex="italic"/>
    </style:style>
    <style:style style:name="T21" style:family="text">
      <style:text-properties style:font-name="Segoe UI Semibold" fo:font-size="36pt" style:font-name-asian="LSBSymbol1" style:font-size-asian="36pt" style:font-name-complex="LSBSymbol" style:font-size-complex="36pt"/>
    </style:style>
    <style:style style:name="T22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23" style:family="text">
      <style:text-properties style:font-name="Segoe UI Semibold" fo:font-size="32pt" style:font-size-asian="32pt" style:font-size-complex="32pt"/>
    </style:style>
    <style:style style:name="T24" style:family="text">
      <style:text-properties style:font-name="Segoe UI" fo:font-size="36pt" style:font-name-asian="LSBSymbol1" style:font-size-asian="36pt" style:font-name-complex="LSBSymbol" style:font-size-complex="36pt"/>
    </style:style>
    <style:style style:name="T25" style:family="text">
      <style:text-properties style:font-name="Segoe UI Semibold" fo:font-size="36pt" fo:font-weight="bold" style:font-size-asian="36pt" style:font-weight-asian="bold" style:font-size-complex="36pt" style:font-weight-complex="bold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8pt" fo:font-style="italic" style:font-size-asian="8pt" style:font-style-asian="italic" style:font-size-complex="8pt" style:font-style-complex="italic"/>
    </style:style>
    <style:style style:name="T28" style:family="text">
      <style:text-properties fo:color="#cc0000" style:font-name="Segoe UI Semibol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9" style:family="text">
      <style:text-properties style:font-name="Segoe UI Semibold1" fo:font-size="36pt" style:font-name-asian="LSBSymbol1" style:font-size-asian="36pt" style:font-name-complex="LSBSymbol" style:font-size-complex="36pt"/>
    </style:style>
    <style:style style:name="T30" style:family="text">
      <style:text-properties fo:color="#000000" style:font-name="Segoe UI Semibold1" fo:font-size="36pt" fo:language="en" fo:country="US" fo:font-style="normal" style:letter-kerning="true" style:font-name-asian="LSBSymbol1" style:font-size-asian="36pt" style:language-asian="ar" style:country-asian="SA" style:font-style-asian="normal" style:font-name-complex="LSBSymbol" style:font-size-complex="36pt" style:font-style-complex="normal"/>
    </style:style>
    <style:style style:name="T31" style:family="text">
      <style:text-properties fo:color="#000000" style:font-name="Segoe UI" fo:font-size="36pt" fo:language="en" fo:country="US" fo:font-style="normal" fo:font-weight="bold" style:letter-kerning="true" style:font-name-asian="Times New Roman1" style:font-size-asian="36pt" style:language-asian="ar" style:country-asian="SA" style:font-style-asian="normal" style:font-weight-asian="bold" style:font-size-complex="36pt" style:font-style-complex="normal" style:font-weight-complex="bold"/>
    </style:style>
    <style:style style:name="T32" style:family="text">
      <style:text-properties fo:color="#000000" style:font-name="Segoe UI Semibold" fo:font-size="28pt" fo:language="en" fo:country="US" fo:font-style="normal" style:text-underline-style="solid" style:text-underline-width="auto" style:text-underline-color="font-color" style:font-size-asian="28pt" style:language-asian="ar" style:country-asian="SA" style:font-style-asian="normal" style:font-size-complex="28pt" style:font-style-complex="normal"/>
    </style:style>
    <style:style style:name="T33" style:family="text">
      <style:text-properties fo:color="#004586" style:font-name="Segoe UI Semibold1" fo:font-size="32pt" fo:font-style="italic" style:font-name-asian="LSBSymbol1" style:font-size-asian="32pt" style:font-style-asian="italic" style:font-name-complex="LSBSymbol" style:font-size-complex="32pt" style:font-style-complex="italic"/>
    </style:style>
    <style:style style:name="T34" style:family="text">
      <style:text-properties fo:color="#004586" style:font-name="Segoe UI Semibold1" fo:font-size="32pt" fo:font-style="italic" style:font-size-asian="32pt" style:font-style-asian="italic" style:font-size-complex="32pt" style:font-style-complex="italic"/>
    </style:style>
    <style:style style:name="T35" style:family="text">
      <style:text-properties fo:color="#000000" style:font-name="Segoe UI Semibold1" fo:font-size="36pt" fo:font-style="normal" style:font-name-asian="LSBSymbol1" style:font-size-asian="36pt" style:font-style-asian="normal" style:font-name-complex="LSBSymbol" style:font-size-complex="36pt" style:font-style-complex="normal"/>
    </style:style>
    <style:style style:name="T36" style:family="text">
      <style:text-properties fo:color="#000000" style:font-name="Segoe UI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37" style:family="text">
      <style:text-properties fo:color="#000000" style:font-name="Segoe UI Semibold" fo:font-size="36pt" fo:font-style="normal" style:font-name-asian="LSBSymbol1" style:font-size-asian="36pt" style:font-style-asian="normal" style:font-name-complex="LSBSymbol" style:font-size-complex="36pt" style:font-style-complex="normal"/>
    </style:style>
    <style:style style:name="T38" style:family="text">
      <style:text-properties fo:color="#003d73" style:font-name="Segoe UI Semibold" fo:font-size="32pt" fo:font-style="italic" style:font-name-asian="LSBSymbol1" style:font-size-asian="32pt" style:font-style-asian="italic" style:font-name-complex="LSBSymbol" style:font-size-complex="32pt" style:font-style-complex="italic"/>
    </style:style>
    <style:style style:name="T39" style:family="text">
      <style:text-properties fo:color="#003d73" style:font-name="Segoe UI Semibold" fo:font-size="32pt" fo:font-style="italic" style:font-size-asian="32pt" style:font-style-asian="italic" style:font-size-complex="32pt" style:font-style-complex="italic"/>
    </style:style>
    <style:style style:name="T40" style:family="text">
      <style:text-properties fo:color="#003d73" style:font-name="Segoe UI Semibold" fo:font-size="32pt" fo:font-style="italic" fo:font-weight="bold" style:font-name-asian="LSBSymbol1" style:font-size-asian="32pt" style:font-style-asian="italic" style:font-weight-asian="bold" style:font-name-complex="LSBSymbol" style:font-size-complex="32pt" style:font-style-complex="italic" style:font-weight-complex="bold"/>
    </style:style>
    <style:style style:name="T41" style:family="text">
      <style:text-properties fo:color="#003d73" style:font-name="Segoe UI Semibold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2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43" style:family="text">
      <style:text-properties fo:color="#000000" style:font-name="Segoe UI Semibold" fo:font-size="28pt" fo:text-shadow="none" style:text-underline-style="none" style:font-size-asian="28pt" style:font-size-complex="28pt"/>
    </style:style>
    <style:style style:name="T44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45" style:family="text">
      <style:text-properties fo:color="#000000" style:font-name="Segoe UI" fo:font-size="32pt" fo:font-style="normal" fo:text-shadow="none" style:font-size-asian="32pt" style:font-style-asian="normal" style:font-size-complex="32pt" style:font-style-complex="normal"/>
    </style:style>
    <style:style style:name="T46" style:family="text"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T47" style:family="text">
      <style:text-properties style:font-name="Segoe UI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8" style:family="text">
      <style:text-properties fo:color="#003d73" style:font-name="Segoe UI Semibold1" fo:font-size="32pt" fo:font-style="italic" style:font-name-asian="LSBSymbol1" style:font-size-asian="32pt" style:font-style-asian="italic" style:font-name-complex="LSBSymbol" style:font-size-complex="32pt" style:font-style-complex="italic"/>
    </style:style>
    <style:style style:name="T49" style:family="text">
      <style:text-properties fo:color="#003d73" style:font-name="Segoe UI Semibold1" fo:font-size="32pt" style:font-name-asian="LSBSymbol1" style:font-size-asian="32pt" style:font-name-complex="LSBSymbol" style:font-size-complex="32pt"/>
    </style:style>
    <style:style style:name="T50" style:family="text">
      <style:text-properties fo:color="#003d73" style:font-name="Segoe UI Semibold1" fo:font-size="32pt" fo:font-style="italic" style:font-size-asian="32pt" style:font-style-asian="italic" style:font-size-complex="32pt" style:font-style-complex="italic"/>
    </style:style>
    <style:style style:name="T51" style:family="text">
      <style:text-properties fo:color="#000000" style:font-name="Segoe UI Semibold" fo:font-size="28pt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52" style:family="text">
      <style:text-properties fo:color="#000000" style:font-name="Segoe UI Semibold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3" style:family="text">
      <style:text-properties fo:color="#004586" style:font-name="Segoe UI Semibold1" fo:font-size="32pt" fo:font-style="italic" style:text-underline-style="none" fo:font-weight="bold" style:font-name-asian="LSBSymbol1" style:font-size-asian="32pt" style:font-style-asian="italic" style:font-weight-asian="bold" style:font-name-complex="LSBSymbol" style:font-size-complex="32pt" style:font-style-complex="italic" style:font-weight-complex="bold"/>
    </style:style>
    <style:style style:name="T54" style:family="text">
      <style:text-properties fo:color="#004586" style:font-name="Segoe UI Semibold1" fo:font-size="32pt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55" style:family="text">
      <style:text-properties fo:color="#000000" style:font-name="Segoe UI Semibold1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6" style:family="text">
      <style:text-properties fo:color="#003d73" style:font-name="Segoe UI Semibold1" fo:font-size="32pt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57" style:family="text">
      <style:text-properties fo:color="#003d73" style:font-name="Segoe UI Semibold1" fo:font-size="32pt" fo:font-style="italic" style:text-underline-style="none" fo:font-weight="bold" style:font-name-asian="LSBSymbol1" style:font-size-asian="32pt" style:font-style-asian="italic" style:font-weight-asian="bold" style:font-name-complex="LSBSymbol" style:font-size-complex="32pt" style:font-style-complex="italic" style:font-weight-complex="bold"/>
    </style:style>
    <style:style style:name="T58" style:family="text">
      <style:text-properties fo:color="#000000" style:font-name="Segoe UI Semibold1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9" style:family="text">
      <style:text-properties fo:color="#000000" style:font-name="Segoe UI Semibold1" fo:font-size="36pt" fo:font-style="normal" style:text-underline-style="none" fo:font-weight="bold" style:font-name-asian="LSBSymbol1" style:font-size-asian="36pt" style:font-style-asian="normal" style:font-weight-asian="bold" style:font-name-complex="LSBSymbol" style:font-size-complex="36pt" style:font-style-complex="normal" style:font-weight-complex="bold"/>
    </style:style>
    <style:style style:name="T60" style:family="text">
      <style:text-properties fo:color="#000000" style:font-name="Segoe UI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6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63" style:family="text">
      <style:text-properties fo:color="#000000" style:text-position="33% 58%" style:font-name="Segoe UI Semibold" fo:font-size="32pt" fo:font-style="italic" fo:text-shadow="none" fo:font-weight="bold" style:font-name-asian="Segoe UI3" style:font-size-asian="32pt" style:font-style-asian="italic" style:font-weight-asian="bold" style:font-name-complex="Segoe UI3" style:font-size-complex="32pt" style:font-style-complex="italic" style:font-weight-complex="bold"/>
    </style:style>
    <style:style style:name="T64" style:family="text">
      <style:text-properties fo:color="#000000" style:font-name="Segoe UI Semibold" fo:font-size="32pt" fo:font-style="italic" fo:text-shadow="none" fo:font-weight="bold" style:font-name-asian="Segoe UI3" style:font-size-asian="32pt" style:font-style-asian="italic" style:font-weight-asian="bold" style:font-name-complex="Segoe UI3" style:font-size-complex="32pt" style:font-style-complex="italic" style:font-weight-complex="bold"/>
    </style:style>
    <style:style style:name="T65" style:family="text">
      <style:text-properties fo:color="#000000" style:text-position="33% 58%" style:font-name="Segoe UI Semibold" fo:font-size="32pt" fo:font-style="italic" fo:text-shadow="none" fo:font-weight="normal" style:font-name-asian="Segoe UI3" style:font-size-asian="32pt" style:font-style-asian="italic" style:font-weight-asian="normal" style:font-name-complex="Segoe UI3" style:font-size-complex="32pt" style:font-style-complex="italic" style:font-weight-complex="normal"/>
    </style:style>
    <style:style style:name="T66" style:family="text">
      <style:text-properties fo:color="#000000" style:font-name="Segoe UI Semibold" fo:font-size="32pt" fo:font-style="italic" fo:text-shadow="none" fo:font-weight="normal" style:font-name-asian="Segoe UI3" style:font-size-asian="32pt" style:font-style-asian="italic" style:font-weight-asian="normal" style:font-name-complex="Segoe UI3" style:font-size-complex="32pt" style:font-style-complex="italic" style:font-weight-complex="normal"/>
    </style:style>
    <style:style style:name="T67" style:family="text">
      <style:text-properties fo:color="#000000" style:font-name="Segoe UI Semibold" fo:font-size="32pt" fo:font-style="italic" fo:text-shadow="none" style:font-name-asian="Segoe UI3" style:font-size-asian="32pt" style:font-style-asian="italic" style:font-name-complex="Segoe UI3" style:font-size-complex="32pt" style:font-style-complex="italic"/>
    </style:style>
    <style:style style:name="T68" style:family="text">
      <style:text-properties fo:color="#000000" style:text-position="33% 58%" style:font-name="Segoe UI Semibold" fo:font-size="32pt" fo:font-style="italic" fo:text-shadow="none" style:font-name-asian="Segoe UI3" style:font-size-asian="32pt" style:font-style-asian="italic" style:font-name-complex="Segoe UI3" style:font-size-complex="32pt" style:font-style-complex="italic"/>
    </style:style>
    <style:style style:name="T69" style:family="text">
      <style:text-properties fo:color="#ffffff" style:font-name="Segoe UI" fo:font-size="32pt" fo:text-shadow="1pt 1pt" style:font-name-asian="Segoe UI3" style:font-size-asian="32pt" style:font-name-complex="Segoe UI3" style:font-size-complex="32pt"/>
    </style:style>
    <style:style style:name="T70" style:family="text">
      <style:text-properties style:font-name="Segoe UI Semibold1" fo:font-size="36pt" fo:font-style="normal" style:font-name-asian="LSBSymbol1" style:font-size-asian="36pt" style:font-style-asian="normal" style:font-name-complex="LSBSymbol" style:font-size-complex="36pt" style:font-style-complex="normal"/>
    </style:style>
    <style:style style:name="T71" style:family="text">
      <style:text-properties style:font-name="Segoe UI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2" style:family="text">
      <style:text-properties style:font-name="Segoe UI Semibold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73" style:family="text">
      <style:text-properties fo:color="#000000" style:font-name="Segoe UI Semibold" fo:font-size="28pt" fo:language="none" fo:country="none" style:text-underline-style="solid" style:text-underline-width="auto" style:text-underline-color="font-color" fo:font-weight="normal" style:font-size-asian="28pt" style:language-asian="none" style:country-asian="none" style:font-weight-asian="normal" style:font-size-complex="28pt" style:language-complex="none" style:country-complex="none" style:font-weight-complex="normal"/>
    </style:style>
    <style:style style:name="T74" style:family="text">
      <style:text-properties fo:color="#000000" style:font-name="Segoe UI" fo:font-size="32pt" fo:language="none" fo:country="none" fo:font-weight="bold" style:font-size-asian="32pt" style:language-asian="none" style:country-asian="none" style:font-weight-asian="bold" style:font-size-complex="32pt" style:language-complex="none" style:country-complex="none" style:font-weight-complex="bold"/>
    </style:style>
    <style:style style:name="T75" style:family="text">
      <style:text-properties fo:color="#000000" style:text-position="super 58%" style:font-name="Segoe UI Semibold" fo:font-size="32pt" fo:language="none" fo:country="none" fo:font-style="italic" fo:font-weight="bold" style:font-size-asian="32pt" style:language-asian="none" style:country-asian="none" style:font-style-asian="italic" style:font-weight-asian="bold" style:font-size-complex="32pt" style:language-complex="none" style:country-complex="none" style:font-style-complex="italic" style:font-weight-complex="bold"/>
    </style:style>
    <style:style style:name="T76" style:family="text">
      <style:text-properties fo:color="#000000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77" style:family="text">
      <style:text-properties fo:color="#000000" style:text-position="super 58%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78" style:family="text">
      <style:text-properties fo:color="#003d73" style:font-name="Segoe UI Semibold1" fo:font-size="32pt" fo:font-style="italic" fo:font-weight="bold" style:font-name-asian="LSBSymbol1" style:font-size-asian="32pt" style:font-style-asian="italic" style:font-weight-asian="bold" style:font-name-complex="LSBSymbol" style:font-size-complex="32pt" style:font-style-complex="italic" style:font-weight-complex="bold"/>
    </style:style>
    <style:style style:name="T79" style:family="text">
      <style:text-properties fo:color="#003d73" style:font-name="Segoe UI Semibold1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80" style:family="text">
      <style:text-properties style:font-name="Segoe UI Semibold1" fo:font-size="36pt" fo:font-style="normal" fo:font-weight="bold" style:font-name-asian="LSBSymbol1" style:font-size-asian="36pt" style:font-style-asian="normal" style:font-weight-asian="bold" style:font-name-complex="LSBSymbol" style:font-size-complex="36pt" style:font-style-complex="normal" style:font-weight-complex="bold"/>
    </style:style>
    <style:style style:name="T81" style:family="text">
      <style:text-properties fo:color="#000000" style:font-name="Segoe UI Semibold" fo:font-size="28pt" fo:language="none" fo:country="none" style:text-underline-style="solid" style:text-underline-width="auto" style:text-underline-color="font-color" fo:font-weight="bold" style:font-size-asian="28pt" style:language-asian="none" style:country-asian="none" style:font-weight-asian="bold" style:font-size-complex="28pt" style:language-complex="none" style:country-complex="none" style:font-weight-complex="bold"/>
    </style:style>
    <style:style style:name="T82" style:family="text">
      <style:text-properties fo:color="#000000" style:text-position="super 58%" style:font-name="Segoe UI Semibold1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83" style:family="text">
      <style:text-properties fo:color="#000000" style:font-name="Segoe UI Semibold1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84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Berlin Sans FB" style:font-size-asian="28pt" style:language-asian="ar" style:country-asian="SA" style:font-style-asian="normal" style:font-weight-asian="normal" style:font-name-complex="Harrington" style:font-size-complex="28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none" fo:font-weight="normal" style:letter-kerning="true" style:font-name-asian="Berlin Sans FB" style:font-size-asian="28pt" style:language-asian="ar" style:country-asian="SA" style:font-style-asian="normal" style:font-weight-asian="normal" style:font-name-complex="Harrington" style:font-size-complex="2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00" style:text-outline="false" style:text-line-through-style="none" style:text-line-through-type="none" style:font-name="Segoe UI" fo:font-size="32pt" fo:language="en" fo:country="US" fo:font-style="normal" fo:text-shadow="none" style:text-underline-style="none" fo:font-weight="normal" style:letter-kerning="true" style:font-name-asian="Berlin Sans FB" style:font-size-asian="32pt" style:language-asian="ar" style:country-asian="SA" style:font-style-asian="normal" style:font-weight-asian="normal" style:font-name-complex="Harrington" style:font-size-complex="32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font-name="Gabriola" fo:font-size="48pt" fo:language="en" fo:country="US" fo:font-style="normal" fo:text-shadow="none" style:text-underline-style="none" fo:font-weight="bold" style:letter-kerning="true" style:font-name-asian="Berlin Sans FB" style:font-size-asian="48pt" style:language-asian="ar" style:country-asian="SA" style:font-style-asian="normal" style:font-weight-asian="bold" style:font-name-complex="Harrington" style:font-size-complex="48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Berlin Sans FB" style:font-size-asian="36pt" style:language-asian="ar" style:country-asian="SA" style:font-style-asian="normal" style:font-weight-asian="bold" style:font-name-complex="Harrington" style:font-size-complex="36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90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1" style:family="text">
      <style:text-properties fo:color="#000000" style:font-name="Segoe UI" fo:font-size="28pt" fo:font-style="normal" fo:text-shadow="none" style:text-underline-style="none" style:font-size-asian="28pt" style:font-style-asian="normal" style:font-size-complex="28pt" style:font-style-complex="normal"/>
    </style:style>
    <style:style style:name="T92" style:family="text">
      <style:text-properties fo:color="#ffffff" style:font-name="Segoe UI" fo:font-size="26pt" fo:text-shadow="1pt 1pt" style:font-size-asian="26pt" style:font-size-complex="26pt"/>
    </style:style>
    <style:style style:name="T93" style:family="text">
      <style:text-properties fo:color="#000000" style:font-name="Segoe UI Semibold" fo:font-size="20pt" fo:text-shadow="none" style:font-size-asian="20pt" style:font-size-complex="20pt"/>
    </style:style>
    <style:style style:name="T94" style:family="text">
      <style:text-properties fo:color="#ffffff" style:font-name="Segoe UI" fo:font-size="16pt" fo:text-shadow="1pt 1pt" style:font-size-asian="16pt" style:font-size-complex="16pt"/>
    </style:style>
    <style:style style:name="T95" style:family="text">
      <style:text-properties style:font-name="Segoe UI Semibol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96" style:family="text">
      <style:text-properties style:font-name="Segoe UI Semibold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97" style:family="text">
      <style:text-properties style:font-name="Segoe UI" fo:font-size="60pt" style:text-underline-style="none" fo:font-weight="bold" style:font-size-asian="60pt" style:font-weight-asian="bold" style:font-size-complex="60pt" style:font-weight-complex="bold"/>
    </style:style>
    <style:style style:name="T98" style:family="text">
      <style:text-properties style:font-name="Segoe UI" fo:font-size="36pt" style:text-underline-style="none" fo:font-weight="bold" style:font-size-asian="36pt" style:font-weight-asian="bold" style:font-size-complex="36pt" style:font-weight-complex="bold"/>
    </style:style>
    <style:style style:name="T99" style:family="text">
      <style:text-properties fo:color="#004586" style:font-name="Segoe UI Semibold" fo:font-size="32pt" fo:font-style="italic" style:text-underline-style="none" style:font-name-asian="LSBSymbol1" style:font-size-asian="32pt" style:font-style-asian="italic" style:font-name-complex="LSBSymbol" style:font-size-complex="32pt" style:font-style-complex="italic"/>
    </style:style>
    <style:style style:name="T100" style:family="text">
      <style:text-properties fo:color="#004586" style:font-name="Segoe UI Semibold" fo:font-size="32pt" fo:font-style="italic" style:text-underline-style="none" style:font-size-asian="32pt" style:font-style-asian="italic" style:font-size-complex="32pt" style:font-style-complex="italic"/>
    </style:style>
    <style:style style:name="T101" style:family="text">
      <style:text-properties style:font-name="Segoe UI Semibold" fo:font-size="36pt" style:text-underline-style="none" style:font-name-asian="LSBSymbol1" style:font-size-asian="36pt" style:font-name-complex="LSBSymbol" style:font-size-complex="36pt"/>
    </style:style>
    <style:style style:name="T102" style:family="text">
      <style:text-properties fo:color="#004586" style:font-name="Segoe UI Semibold" fo:font-size="32pt" fo:font-style="italic" style:text-underline-style="none" fo:font-weight="bold" style:font-name-asian="LSBSymbol1" style:font-size-asian="32pt" style:font-style-asian="italic" style:font-weight-asian="bold" style:font-name-complex="LSBSymbol" style:font-size-complex="32pt" style:font-style-complex="italic" style:font-weight-complex="bold"/>
    </style:style>
    <style:style style:name="T103" style:family="text">
      <style:text-properties fo:color="#004586" style:font-name="Segoe UI Semibold" fo:font-size="32pt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104" style:family="text">
      <style:text-properties fo:color="#000000" style:font-name="Segoe UI Semibold" fo:font-size="36pt" fo:font-style="normal" style:text-underline-style="none" fo:font-weight="bold" style:font-name-asian="LSBSymbol1" style:font-size-asian="36pt" style:font-style-asian="normal" style:font-weight-asian="bold" style:font-name-complex="LSBSymbol" style:font-size-complex="36pt" style:font-style-complex="normal" style:font-weight-complex="bold"/>
    </style:style>
    <style:style style:name="T105" style:family="text">
      <style:text-properties fo:color="#000000" style:font-name="Segoe UI" fo:font-size="36pt" fo:font-style="normal" fo:font-weight="bold" style:font-name-asian="LSBSymbol1" style:font-size-asian="36pt" style:font-style-asian="normal" style:font-weight-asian="bold" style:font-name-complex="LSBSymbol" style:font-size-complex="36pt" style:font-style-complex="normal" style:font-weight-complex="bold"/>
    </style:style>
    <style:style style:name="T106" style:family="text">
      <style:text-properties fo:color="#003d73" style:font-name="Segoe UI Semibold" fo:font-size="32pt" fo:font-style="italic" style:text-underline-style="none" style:font-size-asian="32pt" style:font-style-asian="italic" style:font-size-complex="32pt" style:font-style-complex="italic"/>
    </style:style>
    <style:style style:name="T107" style:family="text">
      <style:text-properties fo:color="#000000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size-asian="28pt" style:language-asian="hi" style:country-asian="IN" style:font-style-asian="normal" style:font-weight-asian="normal" style:font-size-complex="28pt" style:font-style-complex="normal" style:font-weight-complex="normal"/>
    </style:style>
    <style:style style:name="T108" style:family="text">
      <style:text-properties fo:color="#000000" style:font-name="Segoe UI Semibold" fo:font-size="28pt" fo:language="en" fo:country="US" fo:font-style="italic" fo:text-shadow="none" fo:font-weight="normal" style:letter-kerning="true" style:font-size-asian="28pt" style:language-asian="hi" style:country-asian="IN" style:font-style-asian="italic" style:font-weight-asian="normal" style:font-size-complex="28pt" style:font-style-complex="italic" style:font-weight-complex="normal"/>
    </style:style>
    <style:style style:name="T109" style:family="text">
      <style:text-properties fo:color="#000000" style:font-name="Segoe UI Semibold" fo:font-size="20pt" fo:language="en" fo:country="US" fo:font-style="italic" fo:text-shadow="none" fo:font-weight="normal" style:letter-kerning="true" style:font-size-asian="20pt" style:language-asian="hi" style:country-asian="IN" style:font-style-asian="italic" style:font-weight-asian="normal" style:font-size-complex="20pt" style:font-style-complex="italic" style:font-weight-complex="normal"/>
    </style:style>
    <style:style style:name="T110" style:family="text">
      <style:text-properties fo:color="#cc0000" style:text-position="super 58%" style:font-name="Arial1" fo:font-size="36pt" fo:language="en" fo:country="US" fo:font-style="normal" fo:text-shadow="none" fo:font-weight="bold" style:letter-kerning="true" style:font-name-asian="Arial2" style:font-size-asian="36pt" style:language-asian="hi" style:country-asian="IN" style:font-style-asian="normal" style:font-weight-asian="bold" style:font-name-complex="Arial2" style:font-size-complex="36pt" style:font-style-complex="normal" style:font-weight-complex="bold"/>
    </style:style>
    <style:style style:name="T111" style:family="text">
      <style:text-properties fo:color="#000000" style:text-position="super 58%" style:font-name="Segoe UI" fo:font-size="36pt" fo:language="en" fo:country="US" fo:font-style="normal" fo:text-shadow="none" fo:font-weight="bold" style:letter-kerning="true" style:font-name-asian="Arial2" style:font-size-asian="36pt" style:language-asian="hi" style:country-asian="IN" style:font-style-asian="normal" style:font-weight-asian="bold" style:font-name-complex="Arial2" style:font-size-complex="36pt" style:font-style-complex="normal" style:font-weight-complex="bold"/>
    </style:style>
    <style:style style:name="T112" style:family="text">
      <style:text-properties fo:color="#000000" style:font-name="Segoe UI" fo:font-size="36pt" fo:language="en" fo:country="US" fo:font-style="normal" fo:text-shadow="none" fo:font-weight="bold" style:letter-kerning="true" style:font-name-asian="Arial2" style:font-size-asian="36pt" style:language-asian="hi" style:country-asian="IN" style:font-style-asian="normal" style:font-weight-asian="bold" style:font-name-complex="Arial2" style:font-size-complex="36pt" style:font-style-complex="normal" style:font-weight-complex="bold"/>
    </style:style>
    <style:style style:name="T113" style:family="text">
      <style:text-properties fo:color="#cc0000" style:text-position="super 58%" style:font-name="Arial2" fo:font-size="36pt" fo:language="en" fo:country="US" fo:font-style="normal" fo:text-shadow="none" fo:font-weight="bold" style:letter-kerning="true" style:font-name-asian="Arial2" style:font-size-asian="36pt" style:language-asian="hi" style:country-asian="IN" style:font-style-asian="normal" style:font-weight-asian="bold" style:font-name-complex="Arial2" style:font-size-complex="36pt" style:font-style-complex="normal" style:font-weight-complex="bold"/>
    </style:style>
    <style:style style:name="T114" style:family="text">
      <style:text-properties fo:color="#000000" style:font-name="Segoe UI Semibold" fo:font-size="28pt" fo:language="en" fo:country="US" fo:font-style="normal" fo:text-shadow="none" style:text-underline-style="solid" style:text-underline-width="auto" style:text-underline-color="font-color" fo:font-weight="bold" style:letter-kerning="true" style:font-name-asian="Arial2" style:font-size-asian="28pt" style:language-asian="hi" style:country-asian="IN" style:font-style-asian="normal" style:font-weight-asian="bold" style:font-name-complex="Arial2" style:font-size-complex="28pt" style:font-style-complex="normal" style:font-weight-complex="bold"/>
    </style:style>
    <style:style style:name="T115" style:family="text">
      <style:text-properties fo:color="#004586" style:font-name="Segoe UI Semibold" fo:font-size="32pt" fo:language="en" fo:country="US" fo:font-style="italic" fo:text-shadow="none" fo:font-weight="bold" style:letter-kerning="true" style:font-name-asian="LSBSymbol1" style:font-size-asian="32pt" style:language-asian="hi" style:country-asian="IN" style:font-style-asian="italic" style:font-weight-asian="bold" style:font-name-complex="LSBSymbol" style:font-size-complex="32pt" style:font-style-complex="italic" style:font-weight-complex="bold"/>
    </style:style>
    <style:style style:name="T116" style:family="text">
      <style:text-properties fo:color="#004586" style:font-name="Segoe UI Semibold" fo:font-size="32pt" fo:language="en" fo:country="US" fo:font-style="italic" fo:text-shadow="none" fo:font-weight="bold" style:letter-kerning="true" style:font-name-asian="Arial2" style:font-size-asian="32pt" style:language-asian="hi" style:country-asian="IN" style:font-style-asian="italic" style:font-weight-asian="bold" style:font-name-complex="Arial2" style:font-size-complex="32pt" style:font-style-complex="italic" style:font-weight-complex="bold"/>
    </style:style>
    <style:style style:name="T117" style:family="text">
      <style:text-properties fo:color="#000000" style:font-name="Segoe UI Semibold" fo:font-size="36pt" fo:language="en" fo:country="US" fo:font-style="normal" fo:text-shadow="none" fo:font-weight="bold" style:letter-kerning="true" style:font-name-asian="LSBSymbol1" style:font-size-asian="36pt" style:language-asian="hi" style:country-asian="IN" style:font-style-asian="normal" style:font-weight-asian="bold" style:font-name-complex="LSBSymbol" style:font-size-complex="36pt" style:font-style-complex="normal" style:font-weight-complex="bold"/>
    </style:style>
    <style:style style:name="T118" style:family="text">
      <style:text-properties fo:color="#000000" style:text-outline="false" style:font-name="Segoe UI Semibold" fo:font-size="32pt" fo:font-style="normal" fo:text-shadow="none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119" style:family="text">
      <style:text-properties fo:color="#000000" style:text-outline="false" style:font-name="Segoe UI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120" style:family="text">
      <style:text-properties style:font-name="Segoe UI Semibold" fo:font-size="36pt" style:text-underline-style="none" style:font-size-asian="36pt" style:font-size-complex="36pt"/>
    </style:style>
    <style:style style:name="T121" style:family="text">
      <style:text-properties fo:color="#000000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Segoe UI1" style:font-size-asian="28pt" style:language-asian="hi" style:country-asian="IN" style:font-style-asian="normal" style:font-weight-asian="normal" style:font-size-complex="28pt" style:font-style-complex="normal" style:font-weight-complex="normal"/>
    </style:style>
    <style:style style:name="T122" style:family="text">
      <style:text-properties fo:color="#000000" style:font-name="Segoe UI" fo:font-size="28pt" fo:language="en" fo:country="US" fo:text-shadow="none" fo:font-weight="bold" style:letter-kerning="true" style:font-name-asian="Segoe UI1" style:font-size-asian="28pt" style:language-asian="hi" style:country-asian="IN" style:font-weight-asian="bold" style:font-size-complex="28pt" style:font-weight-complex="bold"/>
    </style:style>
    <style:style style:name="T123" style:family="text">
      <style:text-properties fo:color="#000000" style:font-name="Segoe UI" fo:font-size="20pt" fo:language="en" fo:country="US" fo:font-style="italic" fo:text-shadow="none" fo:font-weight="normal" style:letter-kerning="true" style:font-name-asian="Segoe UI1" style:font-size-asian="20pt" style:language-asian="hi" style:country-asian="IN" style:font-style-asian="italic" style:font-weight-asian="normal" style:font-size-complex="20pt" style:font-style-complex="italic" style:font-weight-complex="normal"/>
    </style:style>
    <style:style style:name="T124" style:family="text">
      <style:text-properties fo:color="#000000" style:font-name="Segoe UI" fo:font-size="36pt" fo:language="en" fo:country="US" fo:font-style="normal" fo:text-shadow="none" fo:font-weight="normal" style:letter-kerning="true" style:font-name-asian="Arial2" style:font-size-asian="36pt" style:language-asian="hi" style:country-asian="IN" style:font-style-asian="normal" style:font-weight-asian="normal" style:font-name-complex="Arial2" style:font-size-complex="36pt" style:font-style-complex="normal" style:font-weight-complex="normal"/>
    </style:style>
    <style:style style:name="T125" style:family="text">
      <style:text-properties fo:color="#ffd320" style:text-position="super 58%" style:font-name="Arial2" fo:font-size="36pt" fo:language="en" fo:country="US" fo:font-style="normal" fo:text-shadow="none" fo:font-weight="bold" style:letter-kerning="true" style:font-name-asian="Arial2" style:font-size-asian="36pt" style:language-asian="hi" style:country-asian="IN" style:font-style-asian="normal" style:font-weight-asian="bold" style:font-name-complex="Arial2" style:font-size-complex="36pt" style:font-style-complex="normal" style:font-weight-complex="bold"/>
    </style:style>
    <style:style style:name="T126" style:family="text">
      <style:text-properties fo:color="#000000" style:font-name="Segoe UI Semibold" fo:font-size="28pt" fo:language="en" fo:country="US" style:text-underline-style="solid" style:text-underline-width="auto" style:text-underline-color="font-color" fo:font-weight="bold" style:font-name-asian="Trebuchet MS1" style:font-size-asian="28pt" style:language-asian="ar" style:country-asian="SA" style:font-weight-asian="bold" style:font-size-complex="28pt" style:font-weight-complex="bold"/>
    </style:style>
    <style:style style:name="T127" style:family="text">
      <style:text-properties fo:color="#000000" style:font-name="Segoe UI" fo:font-size="32pt" fo:text-shadow="none" fo:font-weight="bold" style:font-name-asian="Segoe UI3" style:font-size-asian="32pt" style:font-weight-asian="bold" style:font-name-complex="Segoe UI3" style:font-size-complex="32pt" style:font-weight-complex="bold"/>
    </style:style>
    <style:style style:name="T128" style:family="text">
      <style:text-properties fo:color="#000000" style:font-name="Segoe UI" fo:font-size="24pt" fo:text-shadow="none" fo:font-weight="bold" style:font-name-asian="Segoe UI3" style:font-size-asian="24pt" style:font-weight-asian="bold" style:font-name-complex="Segoe UI3" style:font-size-complex="24pt" style:font-weight-complex="bold"/>
    </style:style>
    <style:style style:name="T129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130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Segoe UI3" style:font-size-asian="24pt" style:font-style-asian="normal" style:font-weight-asian="bold" style:font-name-complex="Segoe UI3" style:font-size-complex="24pt" style:font-style-complex="normal" style:font-weight-complex="bold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3" style:font-size-asian="36pt" style:font-style-asian="normal" style:font-weight-asian="bold" style:font-name-complex="Segoe UI3" style:font-size-complex="36pt" style:font-style-complex="normal" style:font-weight-complex="bold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Segoe UI3" style:font-size-asian="32pt" style:font-style-asian="normal" style:font-weight-asian="normal" style:font-name-complex="Segoe UI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fffff" style:text-outline="false" style:text-line-through-style="none" style:text-line-through-type="none" style:font-name="Segoe UI Semibold" fo:font-size="20pt" fo:font-style="normal" fo:text-shadow="1pt 1pt" style:text-underline-style="none" fo:font-weight="normal" style:letter-kerning="true" style:font-name-asian="Segoe UI3" style:font-size-asian="20pt" style:font-style-asian="normal" style:font-weight-asian="normal" style:font-name-complex="Segoe UI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Segoe UI3" style:font-size-asian="20pt" style:font-style-asian="normal" style:font-weight-asian="normal" style:font-name-complex="Segoe UI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color="#000000" style:font-name="Liberation Sans Narrow" fo:font-size="38pt" fo:text-shadow="none" fo:font-weight="bold" style:font-size-asian="38pt" style:font-weight-asian="bold" style:font-size-complex="38pt" style:font-weight-complex="bold"/>
    </style:style>
    <style:style style:name="T136" style:family="text">
      <style:text-properties fo:color="#ffffff" fo:font-size="32pt" fo:text-shadow="1pt 1pt" fo:font-weight="bold" style:font-size-asian="32pt" style:font-weight-asian="bold" style:font-size-complex="32pt" style:font-weight-complex="bold"/>
    </style:style>
    <style:style style:name="T137" style:family="text">
      <style:text-properties fo:color="#ffffff" fo:font-size="15pt" fo:text-shadow="1pt 1pt" fo:font-weight="bold" style:font-size-asian="15pt" style:font-weight-asian="bold" style:font-size-complex="15pt" style:font-weight-complex="bold"/>
    </style:style>
    <style:style style:name="T138" style:family="text">
      <style:text-properties fo:color="#000000" style:font-name="Liberation Sans Narrow" fo:font-size="20pt" fo:text-shadow="none" fo:font-weight="normal" style:font-size-asian="20pt" style:font-weight-asian="normal" style:font-size-complex="20pt" style:font-weight-complex="normal"/>
    </style:style>
    <style:style style:name="T139" style:family="text">
      <style:text-properties fo:color="#000000" style:font-name="Segoe UI Semibold" fo:font-size="20pt" fo:text-shadow="none" fo:font-weight="normal" style:font-size-asian="20pt" style:font-weight-asian="normal" style:font-size-complex="20pt" style:font-weight-complex="normal"/>
    </style:style>
    <style:style style:name="T140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41" style:family="text">
      <style:text-properties fo:color="#ffffff" fo:font-size="16pt" fo:text-shadow="1pt 1pt" style:font-size-asian="16pt" style:font-size-complex="16pt"/>
    </style:style>
    <style:style style:name="T142" style:family="text">
      <style:text-properties fo:color="#000000" style:font-name="Segoe UI Semibold" fo:font-size="16pt" fo:text-shadow="none" style:font-size-asian="16pt" style:font-size-complex="16pt"/>
    </style:style>
    <style:style style:name="T143" style:family="text">
      <style:text-properties fo:color="#000000" style:font-name="Segoe UI2" fo:font-size="32pt" fo:font-style="normal" fo:text-shadow="none" style:text-underline-style="none" fo:font-weight="bold" style:font-name-asian="Segoe UI2" style:font-size-asian="32pt" style:font-style-asian="normal" style:font-weight-asian="bold" style:font-name-complex="Segoe UI2" style:font-size-complex="32pt" style:font-style-complex="normal" style:font-weight-complex="bold"/>
    </style:style>
    <style:style style:name="T144" style:family="text">
      <style:text-properties fo:color="#ffffff" style:font-name="Segoe UI" fo:font-size="32pt" fo:text-shadow="1pt 1pt" fo:font-weight="bold" style:font-size-asian="32pt" style:font-weight-asian="bold" style:font-size-complex="32pt" style:font-weight-complex="bold"/>
    </style:style>
    <style:style style:name="T145" style:family="text">
      <style:text-properties fo:color="#ffffff" style:font-name="Segoe UI" fo:font-size="16pt" fo:text-shadow="1pt 1pt" fo:font-weight="normal" style:font-size-asian="16pt" style:font-weight-asian="normal" style:font-size-complex="16pt" style:font-weight-complex="normal"/>
    </style:style>
    <style:style style:name="T146" style:family="text">
      <style:text-properties fo:color="#000000" style:font-name="Segoe UI Semibold" fo:font-size="28pt" fo:language="en" fo:country="US" fo:font-style="normal" style:text-underline-style="solid" style:text-underline-width="auto" style:text-underline-color="font-color" fo:font-weight="bold" style:font-name-asian="Trebuchet MS1" style:font-size-asian="28pt" style:language-asian="ar" style:country-asian="SA" style:font-style-asian="normal" style:font-weight-asian="bold" style:font-size-complex="28pt" style:font-style-complex="normal" style:font-weight-complex="bold"/>
    </style:style>
    <style:style style:name="T147" style:family="text">
      <style:text-properties fo:color="#004586" style:font-name="Segoe UI Semibold" fo:font-size="32pt" fo:language="en" fo:country="US" fo:font-style="italic" style:text-underline-style="none" fo:font-weight="bold" style:font-name-asian="Trebuchet MS1" style:font-size-asian="32pt" style:language-asian="ar" style:country-asian="SA" style:font-style-asian="italic" style:font-weight-asian="bold" style:font-size-complex="32pt" style:font-style-complex="italic" style:font-weight-complex="bold"/>
    </style:style>
    <style:style style:name="T148" style:family="text">
      <style:text-properties style:font-name="Segoe UI Semibold" fo:font-size="20pt" style:text-underline-style="solid" style:text-underline-width="auto" style:text-underline-color="font-color" style:font-size-asian="20pt" style:font-size-complex="20pt"/>
    </style:style>
    <style:style style:name="T149" style:family="text">
      <style:text-properties style:font-name="Segoe UI Semibold" fo:font-size="20pt" style:text-underline-style="none" style:font-name-asian="Times New Roman1" style:font-size-asian="20pt" style:language-asian="ar" style:country-asian="SA" style:font-size-complex="20pt"/>
    </style:style>
    <style:style style:name="T150" style:family="text">
      <style:text-properties style:font-name="Segoe UI Semibold" fo:font-size="20pt" fo:font-style="italic" style:text-underline-style="none" style:font-name-asian="Times New Roman1" style:font-size-asian="20pt" style:language-asian="ar" style:country-asian="SA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2" presentation:presentation-page-layout-name="AL1T1">
        <draw:frame presentation:style-name="pr1" draw:text-style-name="P1" draw:layer="layout" svg:width="25.199cm" svg:height="2.63cm" svg:x="1.471cm" svg:y="3.466cm" presentation:class="title" presentation:user-transformed="true">
          <draw:text-box>
            <text:p text:style-name="P1"><text:span text:style-name="T1">Sunday, February 10, 2019 – 10:30 A.M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 presentation:presentation-page-layout-name="AL2T0">
        <draw:frame draw:style-name="gr2" draw:text-style-name="P4" draw:layer="layout" svg:width="24.384cm" svg:height="9.236cm" svg:x="1.778cm" svg:y="1.016cm">
          <draw:text-box>
            <text:p text:style-name="P3"><text:span text:style-name="T1">Welcome to Immanuel Lutheran Church.</text:span></text:p>
            <text:p text:style-name="P3"><text:span text:style-name="T1">We are happy to have you join us for worship!</text:span></text:p>
            <text:p text:style-name="P3"><text:span text:style-name="T1"/></text:p>
            <text:p text:style-name="P3"><text:span text:style-name="T2">Our worship will follow the order of service</text:span></text:p>
            <text:p text:style-name="P3"><text:span text:style-name="T2">found in your bulletin and on the screens.</text:span></text:p>
            <text:p text:style-name="P3"><text:span text:style-name="T3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1">
        <draw:frame presentation:style-name="pr4" draw:text-style-name="P6" draw:layer="layout" svg:width="25.199cm" svg:height="1.913cm" svg:x="1.4cm" svg:y="0.627cm" presentation:class="title" presentation:user-transformed="true">
          <draw:text-box>
            <text:p text:style-name="P6"><text:span text:style-name="T5">WORDS OF WELCO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2" presentation:presentation-page-layout-name="AL2T0">
        <draw:frame draw:style-name="gr3" draw:text-style-name="P8" draw:layer="layout" svg:width="24.892cm" svg:height="3.175cm" svg:x="1.27cm" svg:y="0.508cm">
          <draw:text-box>
            <text:p text:style-name="P7"><text:span text:style-name="T6">HYMN #837</text:span></text:p>
            <text:p text:style-name="P7"><text:span text:style-name="T7">“</text:span><text:span text:style-name="T7">Lift High the Cross”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2" presentation:presentation-page-layout-name="AL2T0">
        <draw:frame draw:style-name="gr4" draw:text-style-name="P10" draw:layer="layout" svg:width="24.892cm" svg:height="6.447cm" svg:x="1.27cm" svg:y="0.508cm">
          <draw:text-box>
            <text:p text:style-name="P7"><text:span text:style-name="T8">(Refrain)</text:span></text:p>
            <text:p text:style-name="P9"><text:span text:style-name="T9">Lift high the cross,</text:span></text:p>
            <text:p text:style-name="P9"><text:span text:style-name="T9">the love of Christ proclaim</text:span></text:p>
            <text:p text:style-name="P9"><text:span text:style-name="T9">Till all the world adore His sacred name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2">
        <draw:frame draw:style-name="gr5" draw:text-style-name="P11" draw:layer="layout" svg:width="26.162cm" svg:height="5.378cm" svg:x="1.016cm" svg:y="0.508cm">
          <draw:text-box>
            <text:p text:style-name="P9"><text:span text:style-name="T10">1.</text:span><text:span text:style-name="T9"> Come, Christians, </text:span></text:p>
            <text:p text:style-name="P9"><text:span text:style-name="T9">follow where our Captain trod,</text:span></text:p>
            <text:p text:style-name="P9"><text:span text:style-name="T9">Our king victorious, Christ, the Son of God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2" presentation:presentation-page-layout-name="AL2T0">
        <draw:frame draw:style-name="gr4" draw:text-style-name="P10" draw:layer="layout" svg:width="24.892cm" svg:height="6.447cm" svg:x="1.27cm" svg:y="0.508cm">
          <draw:text-box>
            <text:p text:style-name="P7"><text:span text:style-name="T8">(Refrain)</text:span></text:p>
            <text:p text:style-name="P9"><text:span text:style-name="T9">Lift high the cross,</text:span></text:p>
            <text:p text:style-name="P9"><text:span text:style-name="T9">the love of Christ proclaim</text:span></text:p>
            <text:p text:style-name="P9"><text:span text:style-name="T9">Till all the world adore His sacred name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2">
        <draw:frame draw:style-name="gr6" draw:text-style-name="P11" draw:layer="layout" svg:width="25.908cm" svg:height="7.011cm" svg:x="1.016cm" svg:y="0.508cm">
          <draw:text-box>
            <text:p text:style-name="P9"><text:span text:style-name="T10">2.</text:span><text:span text:style-name="T9"> Led on their way</text:span></text:p>
            <text:p text:style-name="P9"><text:span text:style-name="T9">by this triumphant sign,</text:span></text:p>
            <text:p text:style-name="P9"><text:span text:style-name="T9">The hosts of God</text:span></text:p>
            <text:p text:style-name="P9"><text:span text:style-name="T9">in conqu’ring ranks combine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2" presentation:presentation-page-layout-name="AL2T0">
        <draw:frame draw:style-name="gr4" draw:text-style-name="P10" draw:layer="layout" svg:width="24.892cm" svg:height="6.447cm" svg:x="1.27cm" svg:y="0.508cm">
          <draw:text-box>
            <text:p text:style-name="P7"><text:span text:style-name="T8">(Refrain)</text:span></text:p>
            <text:p text:style-name="P9"><text:span text:style-name="T9">Lift high the cross,</text:span></text:p>
            <text:p text:style-name="P9"><text:span text:style-name="T9">the love of Christ proclaim</text:span></text:p>
            <text:p text:style-name="P9"><text:span text:style-name="T9">Till all the world adore His sacred name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2">
        <draw:frame draw:style-name="gr7" draw:text-style-name="P11" draw:layer="layout" svg:width="26.162cm" svg:height="5.588cm" svg:x="0.762cm" svg:y="0.508cm">
          <draw:text-box>
            <text:p text:style-name="P9"><text:span text:style-name="T10">3.</text:span><text:span text:style-name="T9"> All newborn soldiers of the Crucified</text:span></text:p>
            <text:p text:style-name="P9"><text:span text:style-name="T9">Bear on their brows</text:span></text:p>
            <text:p text:style-name="P9"><text:span text:style-name="T9">the seal of Him who died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2" presentation:presentation-page-layout-name="AL2T0">
        <draw:frame draw:style-name="gr8" draw:text-style-name="P10" draw:layer="layout" svg:width="24.892cm" svg:height="6.447cm" svg:x="1.27cm" svg:y="0.508cm">
          <draw:text-box>
            <text:p text:style-name="P7"><text:span text:style-name="T8">(Refrain)</text:span></text:p>
            <text:p text:style-name="P9"><text:span text:style-name="T9">Lift high the cross,</text:span></text:p>
            <text:p text:style-name="P9"><text:span text:style-name="T9">the love of Christ proclaim</text:span></text:p>
            <text:p text:style-name="P9"><text:span text:style-name="T9">Till all the world adore His sacred name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2">
        <draw:frame draw:style-name="gr9" draw:text-style-name="P11" draw:layer="layout" svg:width="26.162cm" svg:height="5.334cm" svg:x="0.784cm" svg:y="0.583cm">
          <draw:text-box>
            <text:p text:style-name="P9"><text:span text:style-name="T10">4.</text:span><text:span text:style-name="T9"> O Lord, once lifted on the glorious tree,</text:span></text:p>
            <text:p text:style-name="P9"><text:span text:style-name="T9">As Thou hast promised,</text:span></text:p>
            <text:p text:style-name="P9"><text:span text:style-name="T9">draw us all to Thee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2" presentation:presentation-page-layout-name="AL2T0">
        <draw:frame draw:style-name="gr8" draw:text-style-name="P10" draw:layer="layout" svg:width="24.892cm" svg:height="6.447cm" svg:x="1.524cm" svg:y="0.508cm">
          <draw:text-box>
            <text:p text:style-name="P7"><text:span text:style-name="T8">(Refrain)</text:span></text:p>
            <text:p text:style-name="P9"><text:span text:style-name="T9">Lift high the cross,</text:span></text:p>
            <text:p text:style-name="P9"><text:span text:style-name="T9">the love of Christ proclaim</text:span></text:p>
            <text:p text:style-name="P9"><text:span text:style-name="T9">Till all the world adore His sacred name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3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2">
        <draw:frame draw:style-name="gr10" draw:text-style-name="P13" draw:layer="layout" svg:width="25.908cm" svg:height="5.939cm" svg:x="1.016cm" svg:y="0.508cm">
          <draw:text-box>
            <text:p text:style-name="P9"><text:span text:style-name="T10">5.</text:span><text:span text:style-name="T9"> Let ev’ry race and ev’ry language tell</text:span></text:p>
            <text:p text:style-name="P9"><text:span text:style-name="T9">Of Him who saves</text:span></text:p>
            <text:p text:style-name="P9"><text:span text:style-name="T9">our lives from death and hell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2" presentation:presentation-page-layout-name="AL2T0">
        <draw:frame draw:style-name="gr8" draw:text-style-name="P10" draw:layer="layout" svg:width="24.892cm" svg:height="6.447cm" svg:x="1.524cm" svg:y="0.508cm">
          <draw:text-box>
            <text:p text:style-name="P7"><text:span text:style-name="T8">(Refrain)</text:span></text:p>
            <text:p text:style-name="P9"><text:span text:style-name="T9">Lift high the cross,</text:span></text:p>
            <text:p text:style-name="P9"><text:span text:style-name="T9">the love of Christ proclaim</text:span></text:p>
            <text:p text:style-name="P9"><text:span text:style-name="T9">Till all the world adore His sacred name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2">
        <draw:frame draw:style-name="gr11" draw:text-style-name="P15" draw:layer="layout" svg:width="24.892cm" svg:height="5.63cm" svg:x="1.27cm" svg:y="0.508cm">
          <draw:text-box>
            <text:p text:style-name="P9"><text:span text:style-name="T11">6.</text:span><text:span text:style-name="T12"> So shall our song of triumph ever be:</text:span></text:p>
            <text:p text:style-name="P9"><text:span text:style-name="T12">Praise to the Crucified for victory!</text:span></text:p>
            <text:p text:style-name="P14"><text:span text:style-name="T13"/></text:p>
          </draw:text-box>
        </draw:frame>
        <draw:frame draw:style-name="gr12" draw:text-style-name="P16" draw:layer="layout" svg:width="0.502cm" svg:height="1.204cm" svg:x="27.686cm" svg:y="7.81cm">
          <draw:text-box>
            <text:p/>
          </draw:text-box>
        </draw:frame>
        <presentation:notes draw:style-name="dp1">
          <draw:page-thumbnail draw:style-name="gr1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2" presentation:presentation-page-layout-name="AL2T0">
        <draw:frame draw:style-name="gr13" draw:text-style-name="P19" draw:layer="layout" svg:width="24.892cm" svg:height="13.311cm" svg:x="1.524cm" svg:y="0.452cm">
          <draw:text-box>
            <text:p text:style-name="P9"><text:span text:style-name="T8">(Refrain)</text:span></text:p>
            <text:p text:style-name="P9"><text:span text:style-name="T9">Lift high the cross, <text:s text:c="9"/></text:span></text:p>
            <text:p text:style-name="P9"><text:span text:style-name="T9">the love of Christ proclaim</text:span></text:p>
            <text:p text:style-name="P9"><text:span text:style-name="T9">Till all the world adore His sacred name.</text:span></text:p>
            <text:p text:style-name="P17"><text:span text:style-name="T14"/></text:p>
            <text:p text:style-name="P14"><text:span text:style-name="T15"/></text:p>
            <text:p text:style-name="P14"><text:span text:style-name="T15">© 1997 Hope Publishing Co.</text:span></text:p>
            <text:p text:style-name="P18"><text:span text:style-name="T15">Used by permission:</text:span></text:p>
            <text:p text:style-name="P18"><text:span text:style-name="T15">LSB Hymn License .NET, no. 100011038.</text:span><text:span text:style-name="T15"><text:line-break/></text:span><text:span text:style-name="T15"> 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2" presentation:presentation-page-layout-name="AL1T1">
        <draw:frame presentation:style-name="pr5" draw:text-style-name="P1" draw:layer="layout" svg:width="25.199cm" svg:height="6.006cm" svg:x="1.4cm" svg:y="0.627cm" presentation:class="title" presentation:user-transformed="true">
          <draw:text-box>
            <text:p text:style-name="P20"><text:span text:style-name="T16"><text:s text:c="14"/></text:span><text:span text:style-name="T5">INVOCATION / OPENING SENTENCES</text:span><text:span text:style-name="T17"> </text:span><text:span text:style-name="T18"><text:line-break/></text:span><text:span text:style-name="T19">P: </text:span><text:span text:style-name="T19"><text:tab/></text:span><text:span text:style-name="T20">In the name of the Father and of the Son and </text:span><text:span text:style-name="T20"><text:line-break/></text:span><text:span text:style-name="T20"> <text:s text:c="3"/>of the Holy Spirit.</text:span><text:span text:style-name="T1"><text:line-break/></text:span><text:span text:style-name="T21">C: </text:span><text:span text:style-name="T22">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2" presentation:presentation-page-layout-name="AL1T1">
        <draw:frame presentation:style-name="pr5" draw:text-style-name="P1" draw:layer="layout" svg:width="25.199cm" svg:height="6.387cm" svg:x="1.4cm" svg:y="0.627cm" presentation:class="title" presentation:user-transformed="true">
          <draw:text-box>
            <text:p text:style-name="P20"><text:span text:style-name="T19">P: </text:span><text:span text:style-name="T19"><text:tab/></text:span><text:span text:style-name="T20">But now thus says the Lord, He who created </text:span><text:span text:style-name="T20"><text:line-break/></text:span><text:span text:style-name="T20"> <text:s text:c="3"/>you, O Jacob, He who formed you, O Israel:</text:span><text:span text:style-name="T23"><text:line-break/></text:span><text:span text:style-name="T21">C: </text:span><text:span text:style-name="T21"><text:tab/></text:span><text:span text:style-name="T22">“Fear not, for I have redeemed you; I </text:span><text:span text:style-name="T22"><text:line-break/></text:span><text:span text:style-name="T22"> <text:s text:c="3"/>have called you by name, you are Mine. 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2" presentation:presentation-page-layout-name="AL1T1">
        <draw:frame presentation:style-name="pr5" draw:text-style-name="P1" draw:layer="layout" svg:width="25.199cm" svg:height="7.89cm" svg:x="1.4cm" svg:y="0.627cm" presentation:class="title" presentation:user-transformed="true">
          <draw:text-box>
            <text:p text:style-name="P20"><text:span text:style-name="T19">P: </text:span><text:span text:style-name="T19"><text:tab/></text:span><text:span text:style-name="T20">When you pass through the waters, I will be </text:span><text:span text:style-name="T20"><text:line-break/></text:span><text:span text:style-name="T20"> <text:s text:c="3"/>with you; and through the rivers, they shall not <text:s text:c="4"/>overwhelm you;</text:span><text:span text:style-name="T1"><text:line-break/></text:span><text:span text:style-name="T21">C: </text:span><text:span text:style-name="T24"><text:tab/></text:span><text:span text:style-name="T22">when you walk through fire you shall </text:span><text:span text:style-name="T22"><text:line-break/></text:span><text:span text:style-name="T22"> <text:s text:c="3"/>not be burned,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2" presentation:presentation-page-layout-name="AL1T1">
        <draw:frame presentation:style-name="pr5" draw:text-style-name="P1" draw:layer="layout" svg:width="25.199cm" svg:height="4.697cm" svg:x="1.4cm" svg:y="0.627cm" presentation:class="title" presentation:user-transformed="true">
          <draw:text-box>
            <text:p text:style-name="P20"><text:span text:style-name="T22"><text:s text:c="4"/></text:span><text:span text:style-name="T22">and the flame shall not consume you.</text:span><text:span text:style-name="T25"><text:line-break/></text:span><text:span text:style-name="T19">P: </text:span><text:span text:style-name="T20">For I am the Lord your God, the Holy One of </text:span><text:span text:style-name="T20"><text:line-break/></text:span><text:span text:style-name="T20"> <text:s text:c="3"/>Israel, your Savior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2" presentation:presentation-page-layout-name="AL1T1">
        <draw:frame presentation:style-name="pr5" draw:text-style-name="P1" draw:layer="layout" svg:width="25.199cm" svg:height="5.574cm" svg:x="1.4cm" svg:y="0.627cm" presentation:class="title" presentation:user-transformed="true">
          <draw:text-box>
            <text:p text:style-name="P20"><text:span text:style-name="T16"><text:s text:c="29"/></text:span><text:span text:style-name="T5">CONFESSION OF SIN</text:span><text:span text:style-name="T26"><text:tab/></text:span><text:span text:style-name="T26"><text:line-break/></text:span><text:span text:style-name="T19">P: </text:span><text:span text:style-name="T19"><text:tab/></text:span><text:span text:style-name="T20">Mighty and merciful Lord, with heavy hearts </text:span><text:span text:style-name="T20"><text:line-break/></text:span><text:span text:style-name="T20"> <text:s text:c="3"/>we confess our sin to You.</text:span><text:span text:style-name="T26"><text:line-break/></text:span><text:span text:style-name="T27"><text:line-break/></text:span><text:span text:style-name="T27"> <text:s text:c="86"/></text:span><text:span text:style-name="T28">+ A time of silence is observed. + 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2" presentation:presentation-page-layout-name="AL1T1">
        <draw:frame presentation:style-name="pr5" draw:text-style-name="P1" draw:layer="layout" svg:width="25.199cm" svg:height="4.884cm" svg:x="1.4cm" svg:y="0.627cm" presentation:class="title" presentation:user-transformed="true">
          <draw:text-box>
            <text:p text:style-name="P20"><text:span text:style-name="T19">P: </text:span><text:span text:style-name="T20">Almighty God, </text:span><text:span text:style-name="T23"><text:line-break/></text:span><text:span text:style-name="T21">C: </text:span><text:span text:style-name="T21"><text:tab/></text:span><text:span text:style-name="T22">captive to sin, we have sinned against </text:span><text:span text:style-name="T22"><text:line-break/></text:span><text:span text:style-name="T22"> <text:s text:c="3"/>You in thought, word, and deed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2" presentation:presentation-page-layout-name="AL1T1">
        <draw:frame presentation:style-name="pr5" draw:text-style-name="P1" draw:layer="layout" svg:width="25.199cm" svg:height="6.387cm" svg:x="1.4cm" svg:y="0.627cm" presentation:class="title" presentation:user-transformed="true">
          <draw:text-box>
            <text:p text:style-name="P21"><text:span text:style-name="T19">P</text:span><text:span text:style-name="T19"><text:tab/></text:span><text:span text:style-name="T19">: </text:span><text:span text:style-name="T20">Our fear has kept us from hearing and </text:span><text:span text:style-name="T20"><text:line-break/></text:span><text:span text:style-name="T20"> <text:s text:c="3"/>responding to Your call.</text:span><text:span text:style-name="T1"><text:line-break/></text:span><text:span text:style-name="T21">C</text:span><text:span text:style-name="T21"><text:tab/></text:span><text:span text:style-name="T21">: </text:span><text:span text:style-name="T22">We have sinned against You in thought, <text:s text:c="4"/>word, and deed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2" presentation:presentation-page-layout-name="AL1T1">
        <draw:frame presentation:style-name="pr5" draw:text-style-name="P1" draw:layer="layout" svg:width="25.199cm" svg:height="6.387cm" svg:x="1.4cm" svg:y="0.627cm" presentation:class="title" presentation:user-transformed="true">
          <draw:text-box>
            <text:p text:style-name="P21"><text:span text:style-name="T19">P: </text:span><text:span text:style-name="T19"><text:tab/></text:span><text:span text:style-name="T20">Our speaking of the Gospel has sometimes </text:span><text:span text:style-name="T20"><text:line-break/></text:span><text:span text:style-name="T20"> <text:s text:c="3"/>lacked clarity or passion.</text:span><text:span text:style-name="T1"><text:line-break/></text:span><text:span text:style-name="T29">C:</text:span><text:span text:style-name="T24"> </text:span><text:span text:style-name="T24"><text:tab/></text:span><text:span text:style-name="T22">We have sinned against You in thought, <text:s text:c="4"/>word, and deed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2" presentation:presentation-page-layout-name="AL1T1">
        <draw:frame presentation:style-name="pr5" draw:text-style-name="P23" draw:layer="layout" svg:width="25.199cm" svg:height="4.697cm" svg:x="1.4cm" svg:y="0.627cm" presentation:class="title" presentation:user-transformed="true">
          <draw:text-box>
            <text:p text:style-name="P22"><text:span text:style-name="T19">P: </text:span><text:span text:style-name="T19"><text:tab/></text:span><text:span text:style-name="T20">Our fears have revealed the lesser gods we </text:span><text:span text:style-name="T20"><text:line-break/></text:span><text:span text:style-name="T20"> <text:s text:c="3"/>pursue.</text:span><text:span text:style-name="T20"><text:line-break/></text:span><text:span text:style-name="T30">C: </text:span><text:span text:style-name="T31">Bring us to repentance, Lord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2" presentation:presentation-page-layout-name="AL1T1">
        <draw:frame presentation:style-name="pr5" draw:text-style-name="P23" draw:layer="layout" svg:width="25.199cm" svg:height="6.761cm" svg:x="1.4cm" svg:y="0.627cm" presentation:class="title" presentation:user-transformed="true">
          <draw:text-box>
            <text:p text:style-name="P22"><text:span text:style-name="T31"><text:s text:c="4"/></text:span><text:span text:style-name="T31">Forgive our sins, those of which we are </text:span><text:span text:style-name="T31"><text:line-break/></text:span><text:span text:style-name="T31"> <text:s text:c="3"/>aware and those we do unwittingly. </text:span><text:span text:style-name="T31"><text:line-break/></text:span><text:span text:style-name="T31"> <text:s text:c="3"/>Have mercy on us. Seek us, for You </text:span><text:span text:style-name="T31"><text:line-break/></text:span><text:span text:style-name="T31"> <text:s text:c="3"/>alone can find us and restore us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2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2" presentation:presentation-page-layout-name="AL1T1">
        <draw:frame draw:style-name="gr14" draw:text-style-name="P25" draw:layer="layout" svg:width="25.654cm" svg:height="6.263cm" svg:x="1.016cm" svg:y="0.508cm">
          <draw:text-box>
            <text:p text:style-name="P24"><text:span text:style-name="T19">P: </text:span><text:span text:style-name="T20">Jesus said, “Do not be afraid; from now on you </text:span></text:p>
            <text:p text:style-name="P24"><text:span text:style-name="T20"><text:s text:c="4"/></text:span><text:span text:style-name="T20">will be catching men.” Almighty God in His </text:span></text:p>
            <text:p text:style-name="P24"><text:span text:style-name="T20"><text:s text:c="4"/></text:span><text:span text:style-name="T20">mercy has given His Son to die for you and for </text:span></text:p>
            <text:p text:style-name="P24"><text:span text:style-name="T20"><text:s text:c="4"/></text:span><text:span text:style-name="T20">His sake forgives you all your sin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2" presentation:presentation-page-layout-name="AL1T1">
        <draw:frame draw:style-name="gr14" draw:text-style-name="P25" draw:layer="layout" svg:width="25.654cm" svg:height="7.953cm" svg:x="1.016cm" svg:y="0.508cm">
          <draw:text-box>
            <text:p text:style-name="P24"><text:span text:style-name="T20"><text:s text:c="4"/></text:span><text:span text:style-name="T20">As a called and ordained servant of Christ, and </text:span></text:p>
            <text:p text:style-name="P24"><text:span text:style-name="T20"><text:s text:c="4"/></text:span><text:span text:style-name="T20">by His authority, I therefore forgive you all </text:span></text:p>
            <text:p text:style-name="P24"><text:span text:style-name="T20"><text:s text:c="4"/></text:span><text:span text:style-name="T20">your sins in the name of the Father and of the </text:span></text:p>
            <text:p text:style-name="P24"><text:span text:style-name="T20"><text:s text:c="4"/></text:span><text:span text:style-name="T20">Son and of the Holy Spirit.</text:span></text:p>
            <text:p text:style-name="P24"><text:span text:style-name="T21">C:</text:span><text:span text:style-name="T21"><text:tab/></text:span><text:span text:style-name="T22">Amen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2" presentation:presentation-page-layout-name="AL1T1">
        <draw:frame draw:style-name="gr14" draw:text-style-name="P25" draw:layer="layout" svg:width="25.654cm" svg:height="4.753cm" svg:x="1.016cm" svg:y="0.508cm">
          <draw:text-box>
            <text:p text:style-name="P26"><text:span text:style-name="T32">INTROIT</text:span></text:p>
            <text:p><text:span text:style-name="T33">P:</text:span><text:span text:style-name="T33"><text:tab/></text:span><text:span text:style-name="T34">O God, be not far from me;</text:span></text:p>
            <text:p><text:span text:style-name="T35">C:</text:span><text:span text:style-name="T35"><text:tab/></text:span><text:span text:style-name="T36">O my God, make haste to help me!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3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2" presentation:presentation-page-layout-name="AL1T1">
        <draw:frame draw:style-name="gr14" draw:text-style-name="P25" draw:layer="layout" svg:width="25.654cm" svg:height="4.947cm" svg:x="1.016cm" svg:y="0.508cm">
          <draw:text-box>
            <text:p text:style-name="P27"><text:span text:style-name="T19">P: </text:span><text:span text:style-name="T20">My mouth will tell of your righteous acts, of </text:span></text:p>
            <text:p text:style-name="P27"><text:span text:style-name="T20"><text:s text:c="4"/></text:span><text:span text:style-name="T20">Your deeds of salvation all the day,</text:span></text:p>
            <text:p><text:span text:style-name="T35">C: </text:span><text:span text:style-name="T36">for their number is past my knowledge. 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3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2" presentation:presentation-page-layout-name="AL1T1">
        <draw:frame draw:style-name="gr14" draw:text-style-name="P29" draw:layer="layout" svg:width="25.654cm" svg:height="6.637cm" svg:x="1.016cm" svg:y="0.508cm">
          <draw:text-box>
            <text:p text:style-name="P27"><text:span text:style-name="T19">P: </text:span><text:span text:style-name="T20">With the mighty deeds of the Lord God I will </text:span></text:p>
            <text:p text:style-name="P27"><text:span text:style-name="T20"><text:s text:c="4"/></text:span><text:span text:style-name="T20">come;</text:span></text:p>
            <text:p text:style-name="P28"><text:span text:style-name="T35">C: </text:span><text:span text:style-name="T36">I will remind them of Your </text:span></text:p>
            <text:p text:style-name="P28"><text:span text:style-name="T36"><text:s text:c="4"/></text:span><text:span text:style-name="T36">righteousness, Yours alone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3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2" presentation:presentation-page-layout-name="AL1T1">
        <draw:frame draw:style-name="gr14" draw:text-style-name="P25" draw:layer="layout" svg:width="25.654cm" svg:height="5.134cm" svg:x="1.016cm" svg:y="0.508cm">
          <draw:text-box>
            <text:p text:style-name="P27"><text:span text:style-name="T19">P: </text:span><text:span text:style-name="T20">O God, from my youth You have taught me,</text:span></text:p>
            <text:p text:style-name="P30"><text:span text:style-name="T37">C: </text:span><text:span text:style-name="T36">and I still proclaim Your wondrous </text:span></text:p>
            <text:p text:style-name="P30"><text:span text:style-name="T36"><text:s text:c="4"/></text:span><text:span text:style-name="T36">deeds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3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2" presentation:presentation-page-layout-name="AL1T1">
        <draw:frame draw:style-name="gr14" draw:text-style-name="P25" draw:layer="layout" svg:width="25.654cm" svg:height="8.327cm" svg:x="1.016cm" svg:y="0.508cm">
          <draw:text-box>
            <text:p text:style-name="P27"><text:span text:style-name="T19">P: </text:span><text:span text:style-name="T20">So even to old age and gray hairs, O God, do </text:span></text:p>
            <text:p text:style-name="P27"><text:span text:style-name="T20"><text:s text:c="4"/></text:span><text:span text:style-name="T20">not forsake me,</text:span></text:p>
            <text:p text:style-name="P30"><text:span text:style-name="T37">C: </text:span><text:span text:style-name="T36">until I proclaim Your might to another </text:span></text:p>
            <text:p text:style-name="P30"><text:span text:style-name="T36"><text:s text:c="4"/></text:span><text:span text:style-name="T36">generation, Your power to all those to </text:span></text:p>
            <text:p text:style-name="P30"><text:span text:style-name="T36"><text:s text:c="4"/></text:span><text:span text:style-name="T36">come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3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2" presentation:presentation-page-layout-name="AL2T0">
        <office:forms form:automatic-focus="false" form:apply-design-mode="false"/>
        <draw:frame draw:style-name="gr15" draw:text-style-name="P32" draw:layer="layout" svg:width="24.638cm" svg:height="7.011cm" svg:x="1.524cm" svg:y="0.762cm">
          <draw:text-box>
            <text:p text:style-name="P31"><text:span text:style-name="T22">Glory be to the Father and to the Son</text:span></text:p>
            <text:p text:style-name="P31"><text:span text:style-name="T22">and to the Holy Spirit;</text:span></text:p>
            <text:p text:style-name="P31"><text:span text:style-name="T22">as it was in the beginning,</text:span></text:p>
            <text:p text:style-name="P31"><text:span text:style-name="T22">is now, and will be forever. Amen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2" presentation:presentation-page-layout-name="AL1T1">
        <draw:frame draw:style-name="gr14" draw:text-style-name="P34" draw:layer="layout" svg:width="25.654cm" svg:height="3.444cm" svg:x="1.016cm" svg:y="0.508cm">
          <draw:text-box>
            <text:p text:style-name="P27"><text:span text:style-name="T33">P:</text:span><text:span text:style-name="T33"><text:tab/></text:span><text:span text:style-name="T34">O God, be not far from me;</text:span></text:p>
            <text:p text:style-name="P33"><text:span text:style-name="T35">C:</text:span><text:span text:style-name="T35"><text:tab/></text:span><text:span text:style-name="T36">O my God, make haste to help me!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2" presentation:presentation-page-layout-name="AL2T0">
        <office:forms form:automatic-focus="false" form:apply-design-mode="false"/>
        <draw:frame draw:style-name="gr16" draw:text-style-name="P37" draw:layer="layout" svg:width="24.638cm" svg:height="6.256cm" svg:x="1.778cm" svg:y="0.63cm">
          <draw:text-box>
            <text:p text:style-name="P35"><text:span text:style-name="T5">KYRIE</text:span></text:p>
            <text:p text:style-name="P36"><text:span text:style-name="T38">P: </text:span><text:span text:style-name="T39">Lord, have mercy upon us!</text:span></text:p>
            <text:p text:style-name="P36"><text:span text:style-name="T21">C: </text:span><text:span text:style-name="T22">Christ, have mercy upon us!</text:span></text:p>
            <text:p text:style-name="P36"><text:span text:style-name="T40">P: </text:span><text:span text:style-name="T41">Lord, have mercy upon us!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2" presentation:presentation-page-layout-name="AL2T0">
        <draw:frame draw:style-name="gr17" draw:text-style-name="P39" draw:layer="layout" svg:width="25.146cm" svg:height="3.063cm" svg:x="1.524cm" svg:y="0.508cm">
          <draw:text-box>
            <text:p text:style-name="P38"><text:span text:style-name="T42">HYMN #840</text:span><text:span text:style-name="T43"> (v.1-3)</text:span></text:p>
            <text:p text:style-name="P38"><text:span text:style-name="T44">“</text:span><text:span text:style-name="T44">Christ High-Ascended, Now in Glory Seated”</text:span><text:span text:style-name="T45"> 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38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2" presentation:presentation-page-layout-name="AL2T0">
        <draw:frame draw:style-name="gr18" draw:text-style-name="P41" draw:layer="layout" svg:width="25.4cm" svg:height="7.366cm" svg:x="1.27cm" svg:y="0.762cm">
          <draw:text-box>
            <text:p text:style-name="P40"><text:span text:style-name="T46">1. Christ high-ascended, now in glory seated,</text:span><text:span text:style-name="T46"><text:line-break/></text:span><text:span text:style-name="T46">Throned and exalted, victory completed,</text:span><text:span text:style-name="T46"><text:line-break/></text:span><text:span text:style-name="T46">Death’s dread dominion finally defeated,</text:span><text:span text:style-name="T46"><text:line-break/></text:span><text:span text:style-name="T46">We are His witnesses. 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3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2" presentation:presentation-page-layout-name="AL2T0">
        <draw:frame draw:style-name="gr19" draw:text-style-name="P43" draw:layer="layout" svg:width="25.908cm" svg:height="6.483cm" svg:x="1.016cm" svg:y="0.629cm">
          <draw:text-box>
            <text:p text:style-name="P42"><text:span text:style-name="T46">2. Christ from the Father ev’ry pow’r possessing,</text:span></text:p>
            <text:p text:style-name="P42"><text:span text:style-name="T46">Who on His chosen lifted hands in blessing,</text:span></text:p>
            <text:p text:style-name="P42"><text:span text:style-name="T46">Sends forth His servants, still in faith confessing,</text:span></text:p>
            <text:p text:style-name="P42"><text:span text:style-name="T46">We are His witnesses. 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4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2" presentation:presentation-page-layout-name="AL2T0">
        <draw:frame draw:style-name="gr20" draw:text-style-name="P41" draw:layer="layout" svg:width="25.908cm" svg:height="11.735cm" svg:x="1.016cm" svg:y="0.629cm">
          <draw:text-box>
            <text:p text:style-name="P40"><text:span text:style-name="T46">3. Christ, who in dying won for us salvation,</text:span><text:span text:style-name="T46"><text:line-break/></text:span><text:span text:style-name="T46">Lives now the firstborn of the new creation;</text:span><text:span text:style-name="T46"><text:line-break/></text:span><text:span text:style-name="T46">To win disciples out of ev’ry nation,</text:span><text:span text:style-name="T46"><text:line-break/></text:span><text:span text:style-name="T46">We are His witnesses. </text:span></text:p>
            <text:p text:style-name="P44"><text:span text:style-name="T15"/></text:p>
            <text:p text:style-name="P44"><text:span text:style-name="T15"/></text:p>
            <text:p text:style-name="P44"><text:span text:style-name="T15">© 1984 Hope Publishing Co.</text:span></text:p>
            <text:p text:style-name="P44"><text:span text:style-name="T15">Used by permission:</text:span></text:p>
            <text:p text:style-name="P44"><text:span text:style-name="T15">LSB Hymn License</text:span></text:p>
            <text:p text:style-name="P45"><text:span text:style-name="T15"><text:s text:c="2"/></text:span><text:span text:style-name="T15">.NET, no. 100011038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4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2" presentation:presentation-page-layout-name="AL2T0">
        <office:forms form:automatic-focus="false" form:apply-design-mode="false"/>
        <draw:frame draw:style-name="gr21" draw:text-style-name="P46" draw:layer="layout" svg:width="23.876cm" svg:height="4.753cm" svg:x="2.032cm" svg:y="1.016cm">
          <draw:text-box>
            <text:p text:style-name="P38"><text:span text:style-name="T47">SALUTATION</text:span></text:p>
            <text:p><text:span text:style-name="T48">P:</text:span><text:span text:style-name="T49"> </text:span><text:span text:style-name="T50">The Lord be with you.</text:span></text:p>
            <text:p><text:span text:style-name="T29">C:</text:span><text:span text:style-name="T29"><text:tab/></text:span><text:span text:style-name="T22">And also with you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4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2" presentation:presentation-page-layout-name="AL1T1">
        <draw:frame draw:style-name="gr14" draw:text-style-name="P48" draw:layer="layout" svg:width="25.654cm" svg:height="4.566cm" svg:x="1.016cm" svg:y="0.508cm">
          <draw:text-box>
            <text:p text:style-name="P47"><text:span text:style-name="T51">PRAYER OF THE DAY</text:span><text:span text:style-name="T52"> </text:span></text:p>
            <text:p><text:span text:style-name="T53">P:</text:span><text:span text:style-name="T53"><text:tab/></text:span><text:span text:style-name="T54">Let us pray. From Isaiah to Peter to us, Lord </text:span></text:p>
            <text:p><text:span text:style-name="T54"><text:s text:c="4"/></text:span><text:span text:style-name="T54">God, You call people to speak Your Word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4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2" presentation:presentation-page-layout-name="AL1T1">
        <draw:frame draw:style-name="gr22" draw:text-style-name="P50" draw:layer="layout" svg:width="25.908cm" svg:height="6.263cm" svg:x="1.016cm" svg:y="0.508cm">
          <draw:text-box>
            <text:p text:style-name="P49"><text:span text:style-name="T55"><text:s text:c="3"/></text:span><text:span text:style-name="T56"><text:s/></text:span><text:span text:style-name="T56">Empower us by Your Holy Spirit to hear Your </text:span></text:p>
            <text:p text:style-name="P49"><text:span text:style-name="T56"><text:s text:c="4"/></text:span><text:span text:style-name="T56">call anew,</text:span><text:span text:style-name="T57"> </text:span><text:span text:style-name="T56">and to overcome our fears, so that </text:span></text:p>
            <text:p text:style-name="P49"><text:span text:style-name="T56"><text:s text:c="4"/></text:span><text:span text:style-name="T56">we let our light so shine before others that they </text:span></text:p>
            <text:p text:style-name="P49"><text:span text:style-name="T56"><text:s text:c="4"/></text:span><text:span text:style-name="T56">see our good works and glorify You;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4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2" presentation:presentation-page-layout-name="AL1T1">
        <draw:frame draw:style-name="gr14" draw:text-style-name="P50" draw:layer="layout" svg:width="25.654cm" svg:height="7.759cm" svg:x="1.016cm" svg:y="0.508cm">
          <draw:text-box>
            <text:p text:style-name="P49"><text:span text:style-name="T58"><text:s text:c="3"/></text:span><text:span text:style-name="T56"><text:s/></text:span><text:span text:style-name="T56">through Jesus Christ, Your Son, our Lord, who </text:span></text:p>
            <text:p text:style-name="P49"><text:span text:style-name="T56"><text:s text:c="4"/></text:span><text:span text:style-name="T56">lives and reigns with You and the Holy Spirit, </text:span></text:p>
            <text:p text:style-name="P49"><text:span text:style-name="T56"><text:s text:c="4"/></text:span><text:span text:style-name="T56">one God, now and forever.</text:span></text:p>
            <text:p text:style-name="P18"><text:span text:style-name="T59">C: </text:span><text:span text:style-name="T60">Amen.</text:span></text:p>
            <text:p text:style-name="P49"><text:span text:style-name="T55"/></text:p>
          </draw:text-box>
        </draw:frame>
        <presentation:notes draw:style-name="dp1">
          <draw:page-thumbnail draw:style-name="gr1" draw:layer="layout" svg:width="13.968cm" svg:height="10.476cm" svg:x="3.81cm" svg:y="2.123cm" draw:page-number="4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4" draw:master-page-name="Default2" presentation:presentation-page-layout-name="AL2T0">
        <draw:frame draw:style-name="gr23" draw:text-style-name="P52" draw:layer="layout" svg:width="24.13cm" svg:height="3.063cm" svg:x="2.032cm" svg:y="0.591cm">
          <draw:text-box>
            <text:p text:style-name="P51"><text:span text:style-name="T61">OLD TESTAMENT</text:span></text:p>
            <text:p text:style-name="P51"><text:span text:style-name="T62">Isaiah 6:1–8 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4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5" draw:master-page-name="Default2" presentation:presentation-page-layout-name="AL2T0">
        <draw:frame draw:style-name="gr24" draw:text-style-name="P54" draw:layer="layout" svg:width="24.892cm" svg:height="5.334cm" svg:x="1.524cm" svg:y="0.508cm">
          <draw:text-box>
            <text:p text:style-name="P53"><text:span text:style-name="T63">1</text:span><text:span text:style-name="T64">In the year that King Uzziah died I saw the Lord sitting upon a throne, high and lifted up; and the train of his robe filled the temple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4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5" draw:master-page-name="Default2" presentation:presentation-page-layout-name="AL2T0">
        <draw:frame draw:style-name="gr24" draw:text-style-name="P54" draw:layer="layout" svg:width="24.638cm" svg:height="5.334cm" svg:x="1.778cm" svg:y="0.508cm">
          <draw:text-box>
            <text:p text:style-name="P53"><text:span text:style-name="T63">2</text:span><text:span text:style-name="T64">Above him stood the seraphim. Each had six wings: with two he covered his face, and with two he covered his feet, and with two he flew. 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4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6" draw:master-page-name="Default2" presentation:presentation-page-layout-name="AL2T0">
        <draw:frame draw:style-name="gr25" draw:text-style-name="P56" draw:layer="layout" svg:width="24.892cm" svg:height="4.826cm" svg:x="1.524cm" svg:y="0.508cm">
          <draw:text-box>
            <text:p text:style-name="P55"><text:span text:style-name="T65">3</text:span><text:span text:style-name="T66">And one called to another and said: </text:span><text:span text:style-name="T67">“Holy, holy, holy is the LORD of hosts; the whole earth is full of his glory!”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4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6" draw:master-page-name="Default2" presentation:presentation-page-layout-name="AL2T0">
        <draw:frame draw:style-name="gr26" draw:text-style-name="P56" draw:layer="layout" svg:width="24.892cm" svg:height="4.76cm" svg:x="1.524cm" svg:y="0.508cm">
          <draw:text-box>
            <text:p text:style-name="P55"><text:span text:style-name="T68">4</text:span><text:span text:style-name="T67">And the foundations of the thresholds shook at the voice of him who called, and the house was filled with smoke. 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5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7" draw:master-page-name="Default2" presentation:presentation-page-layout-name="AL2T0">
        <draw:frame draw:style-name="gr22" draw:text-style-name="P56" draw:layer="layout" svg:width="25.146cm" svg:height="6.263cm" svg:x="1.524cm" svg:y="0.595cm">
          <draw:text-box>
            <text:p text:style-name="P55"><text:span text:style-name="T68">5</text:span><text:span text:style-name="T67">And I said: “Woe is me! For I am lost; for I am a man of unclean lips, and I dwell in the midst of a people of unclean lips; for my eyes have seen the King, the LORD of hosts!” </text:span><text:span text:style-name="T69"><text:s/>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5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8" draw:master-page-name="Default2" presentation:presentation-page-layout-name="AL2T0">
        <draw:frame draw:style-name="gr27" draw:text-style-name="P56" draw:layer="layout" svg:width="24.892cm" svg:height="5.08cm" svg:x="1.524cm" svg:y="0.508cm">
          <draw:text-box>
            <text:p text:style-name="P55"><text:span text:style-name="T68">6</text:span><text:span text:style-name="T67">Then one of the seraphim flew to me, having in his hand a burning coal that he had taken with tongs from the altar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5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8" draw:master-page-name="Default2" presentation:presentation-page-layout-name="AL2T0">
        <draw:frame draw:style-name="gr9" draw:text-style-name="P56" draw:layer="layout" svg:width="24.638cm" svg:height="5.334cm" svg:x="1.778cm" svg:y="0.508cm">
          <draw:text-box>
            <text:p text:style-name="P55"><text:span text:style-name="T68">7</text:span><text:span text:style-name="T67">And he touched my mouth and said: “Behold, this has touched your lips; your guilt is taken away, and your sin atoned for.”</text:span><text:span text:style-name="T69"> 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5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9" draw:master-page-name="Default2" presentation:presentation-page-layout-name="AL2T0">
        <draw:frame draw:style-name="gr9" draw:text-style-name="P57" draw:layer="layout" svg:width="24.638cm" svg:height="5.334cm" svg:x="1.805cm" svg:y="0.508cm">
          <draw:text-box>
            <text:p text:style-name="P55"><text:span text:style-name="T68">8</text:span><text:span text:style-name="T67">And I heard the voice of the Lord saying, “Whom shall I send, and who will go for us?” Then I said, “Here am I! Send me.” 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5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2" presentation:presentation-page-layout-name="AL2T0">
        <draw:frame draw:style-name="gr28" draw:text-style-name="P25" draw:layer="layout" svg:width="24.384cm" svg:height="3.444cm" svg:x="1.778cm" svg:y="0.776cm">
          <draw:text-box>
            <text:p><text:span text:style-name="T48">L:</text:span><text:span text:style-name="T48"><text:tab/></text:span><text:span text:style-name="T50">This is the Word of the Lord.</text:span></text:p>
            <text:p><text:span text:style-name="T70">C:</text:span><text:span text:style-name="T70"><text:tab/></text:span><text:span text:style-name="T71">Thanks be to God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5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2" presentation:presentation-page-layout-name="AL2T0">
        <draw:frame draw:style-name="gr29" draw:text-style-name="P4" draw:layer="layout" svg:width="24.384cm" svg:height="2.78cm" svg:x="1.778cm" svg:y="1.016cm">
          <draw:text-box>
            <text:p text:style-name="P3"><text:span text:style-name="T72"><text:s/></text:span></text:p>
            <text:p text:style-name="P3"><text:span text:style-name="T4"/></text:p>
          </draw:text-box>
        </draw:frame>
        <draw:frame draw:style-name="gr30" draw:text-style-name="P16" draw:layer="layout" svg:width="25.908cm" svg:height="3.063cm" svg:x="1.039cm" svg:y="0.605cm">
          <draw:text-box>
            <text:p text:style-name="P3"><text:span text:style-name="T73">EPISTLE</text:span></text:p>
            <text:p text:style-name="P3"><text:span text:style-name="T74">1 Corinthians 14:12b-20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5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2" presentation:presentation-page-layout-name="AL2T0">
        <draw:frame draw:style-name="gr29" draw:text-style-name="P4" draw:layer="layout" svg:width="24.384cm" svg:height="2.78cm" svg:x="1.778cm" svg:y="1.016cm">
          <draw:text-box>
            <text:p text:style-name="P3"><text:span text:style-name="T72"><text:s/></text:span></text:p>
            <text:p text:style-name="P3"><text:span text:style-name="T4"/></text:p>
          </draw:text-box>
        </draw:frame>
        <draw:frame draw:style-name="gr31" draw:text-style-name="P58" draw:layer="layout" svg:width="25.377cm" svg:height="4.76cm" svg:x="1.524cm" svg:y="0.583cm">
          <draw:text-box>
            <text:p><text:span text:style-name="T75">12</text:span><text:span text:style-name="T76">So with yourselves, since you are eager for manifestations of the Spirit, strive to excel in building up the church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5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2" presentation:presentation-page-layout-name="AL2T0">
        <draw:frame draw:style-name="gr29" draw:text-style-name="P4" draw:layer="layout" svg:width="24.384cm" svg:height="2.78cm" svg:x="1.778cm" svg:y="1.016cm">
          <draw:text-box>
            <text:p text:style-name="P3"><text:span text:style-name="T72"><text:s/></text:span></text:p>
            <text:p text:style-name="P3"><text:span text:style-name="T4"/></text:p>
          </draw:text-box>
        </draw:frame>
        <draw:frame draw:style-name="gr32" draw:text-style-name="P58" draw:layer="layout" svg:width="25.4cm" svg:height="6.263cm" svg:x="1.27cm" svg:y="0.595cm">
          <draw:text-box>
            <text:p><text:span text:style-name="T77">13</text:span><text:span text:style-name="T76">Therefore, one who speaks in a tongue should pray that he may interpret. </text:span></text:p>
            <text:p><text:span text:style-name="T77">14</text:span><text:span text:style-name="T76">For if I pray in a tongue, my spirit prays but my mind is unfruitful. 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5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2" presentation:presentation-page-layout-name="AL2T0">
        <draw:frame draw:style-name="gr29" draw:text-style-name="P4" draw:layer="layout" svg:width="24.384cm" svg:height="2.78cm" svg:x="1.778cm" svg:y="1.016cm">
          <draw:text-box>
            <text:p text:style-name="P3"><text:span text:style-name="T72"><text:s/></text:span></text:p>
            <text:p text:style-name="P3"><text:span text:style-name="T4"/></text:p>
          </draw:text-box>
        </draw:frame>
        <draw:frame draw:style-name="gr31" draw:text-style-name="P58" draw:layer="layout" svg:width="25.908cm" svg:height="4.76cm" svg:x="1.016cm" svg:y="0.574cm">
          <draw:text-box>
            <text:p><text:span text:style-name="T77">15</text:span><text:span text:style-name="T76">What am I to do? I will pray with my spirit, but I will pray with my mind also; I will sing praise with my spirit, but I will sing with my mind also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5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2" presentation:presentation-page-layout-name="AL2T0">
        <draw:frame draw:style-name="gr33" draw:text-style-name="P4" draw:layer="layout" svg:width="24.384cm" svg:height="2.78cm" svg:x="1.778cm" svg:y="1.016cm">
          <draw:text-box>
            <text:p text:style-name="P3"><text:span text:style-name="T72"><text:s/></text:span></text:p>
            <text:p text:style-name="P3"><text:span text:style-name="T4"/></text:p>
          </draw:text-box>
        </draw:frame>
        <draw:frame draw:style-name="gr22" draw:text-style-name="P58" draw:layer="layout" svg:width="25.908cm" svg:height="6.263cm" svg:x="1.016cm" svg:y="0.508cm">
          <draw:text-box>
            <text:p><text:span text:style-name="T77">16</text:span><text:span text:style-name="T76">Otherwise, if you give thanks with your spirit, how can anyone in the position of an outsider say “Amen” to your thanksgiving when he does not know what you are saying?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6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2" presentation:presentation-page-layout-name="AL2T0">
        <draw:frame draw:style-name="gr33" draw:text-style-name="P4" draw:layer="layout" svg:width="24.384cm" svg:height="2.78cm" svg:x="1.778cm" svg:y="1.016cm">
          <draw:text-box>
            <text:p text:style-name="P3"><text:span text:style-name="T72"><text:s/></text:span></text:p>
            <text:p text:style-name="P3"><text:span text:style-name="T4"/></text:p>
          </draw:text-box>
        </draw:frame>
        <draw:frame draw:style-name="gr22" draw:text-style-name="P58" draw:layer="layout" svg:width="25.146cm" svg:height="6.263cm" svg:x="1.27cm" svg:y="0.595cm">
          <draw:text-box>
            <text:p><text:span text:style-name="T77">17</text:span><text:span text:style-name="T76">For you may be giving thanks well enough, but the other person is not being built up. </text:span></text:p>
            <text:p><text:span text:style-name="T77">18</text:span><text:span text:style-name="T76">I thank God that I speak in tongues more than all of you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6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2" presentation:presentation-page-layout-name="AL2T0">
        <draw:frame draw:style-name="gr33" draw:text-style-name="P4" draw:layer="layout" svg:width="24.384cm" svg:height="2.78cm" svg:x="1.778cm" svg:y="1.016cm">
          <draw:text-box>
            <text:p text:style-name="P3"><text:span text:style-name="T72"><text:s/></text:span></text:p>
            <text:p text:style-name="P3"><text:span text:style-name="T4"/></text:p>
          </draw:text-box>
        </draw:frame>
        <draw:frame draw:style-name="gr34" draw:text-style-name="P58" draw:layer="layout" svg:width="25.908cm" svg:height="4.76cm" svg:x="1.083cm" svg:y="0.538cm">
          <draw:text-box>
            <text:p><text:span text:style-name="T77">19</text:span><text:span text:style-name="T76">Nevertheless, in church I would rather speak five words with my mind in order to instruct others, than ten thousand words in a tongue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6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2" presentation:presentation-page-layout-name="AL2T0">
        <draw:frame draw:style-name="gr33" draw:text-style-name="P4" draw:layer="layout" svg:width="24.384cm" svg:height="2.78cm" svg:x="1.778cm" svg:y="1.016cm">
          <draw:text-box>
            <text:p text:style-name="P3"><text:span text:style-name="T72"><text:s/></text:span></text:p>
            <text:p text:style-name="P3"><text:span text:style-name="T4"/></text:p>
          </draw:text-box>
        </draw:frame>
        <draw:frame draw:style-name="gr35" draw:text-style-name="P58" draw:layer="layout" svg:width="25.908cm" svg:height="3.257cm" svg:x="1.27cm" svg:y="0.553cm">
          <draw:text-box>
            <text:p><text:span text:style-name="T77">20</text:span><text:span text:style-name="T76">Brothers, do not be children in your thinking. Be infants in evil, but in your thinking be mature. 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6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2">
        <draw:frame draw:style-name="gr28" draw:text-style-name="P25" draw:layer="layout" svg:width="24.384cm" svg:height="3.444cm" svg:x="1.778cm" svg:y="0.776cm">
          <draw:text-box>
            <text:p><text:span text:style-name="T78">L:</text:span><text:span text:style-name="T78"><text:tab/></text:span><text:span text:style-name="T79">This is the Word of the Lord.</text:span></text:p>
            <text:p><text:span text:style-name="T80">C:</text:span><text:span text:style-name="T80"><text:tab/></text:span><text:span text:style-name="T71">Thanks be to God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6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2" presentation:presentation-page-layout-name="AL2T0">
        <draw:frame draw:style-name="gr36" draw:text-style-name="P4" draw:layer="layout" svg:width="24.384cm" svg:height="2.78cm" svg:x="1.778cm" svg:y="1.016cm">
          <draw:text-box>
            <text:p text:style-name="P3"><text:span text:style-name="T72"><text:s/></text:span></text:p>
            <text:p text:style-name="P3"><text:span text:style-name="T4"/></text:p>
          </draw:text-box>
        </draw:frame>
        <draw:frame draw:style-name="gr37" draw:text-style-name="P16" draw:layer="layout" svg:width="25.654cm" svg:height="3.063cm" svg:x="1.016cm" svg:y="0.508cm">
          <draw:text-box>
            <text:p text:style-name="P3"><text:span text:style-name="T81">HOLY GOSPEL</text:span></text:p>
            <text:p text:style-name="P3"><text:span text:style-name="T74">Luke 5:1-11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6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2" presentation:presentation-page-layout-name="AL2T0">
        <draw:frame draw:style-name="gr36" draw:text-style-name="P4" draw:layer="layout" svg:width="24.384cm" svg:height="2.78cm" svg:x="1.778cm" svg:y="1.016cm">
          <draw:text-box>
            <text:p text:style-name="P3"><text:span text:style-name="T72"><text:s/></text:span></text:p>
            <text:p text:style-name="P3"><text:span text:style-name="T4"/></text:p>
          </draw:text-box>
        </draw:frame>
        <draw:frame draw:style-name="gr38" draw:text-style-name="P16" draw:layer="layout" svg:width="25.654cm" svg:height="4.76cm" svg:x="1.016cm" svg:y="0.508cm">
          <draw:text-box>
            <text:p text:style-name="P18"><text:span text:style-name="T82">1</text:span><text:span text:style-name="T83">On one occasion, while the crowd was pressing in on him to hear the word of God, he was standing by the lake of Gennesaret,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6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2" presentation:presentation-page-layout-name="AL2T0">
        <draw:frame draw:style-name="gr36" draw:text-style-name="P4" draw:layer="layout" svg:width="24.384cm" svg:height="2.78cm" svg:x="1.778cm" svg:y="1.016cm">
          <draw:text-box>
            <text:p text:style-name="P3"><text:span text:style-name="T72"><text:s/></text:span></text:p>
            <text:p text:style-name="P3"><text:span text:style-name="T4"/></text:p>
          </draw:text-box>
        </draw:frame>
        <draw:frame draw:style-name="gr38" draw:text-style-name="P59" draw:layer="layout" svg:width="24.638cm" svg:height="4.76cm" svg:x="1.778cm" svg:y="0.508cm">
          <draw:text-box>
            <text:p text:style-name="P18"><text:span text:style-name="T82">2</text:span><text:span text:style-name="T83">and he saw two boats by the lake, but the fishermen had gone out of them and were washing their nets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6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2" presentation:presentation-page-layout-name="AL2T0">
        <draw:frame draw:style-name="gr36" draw:text-style-name="P4" draw:layer="layout" svg:width="24.384cm" svg:height="2.78cm" svg:x="1.778cm" svg:y="1.016cm">
          <draw:text-box>
            <text:p text:style-name="P3"><text:span text:style-name="T72"><text:s/></text:span></text:p>
            <text:p text:style-name="P3"><text:span text:style-name="T4"/></text:p>
          </draw:text-box>
        </draw:frame>
        <draw:frame draw:style-name="gr39" draw:text-style-name="P59" draw:layer="layout" svg:width="25.908cm" svg:height="6.604cm" svg:x="1.016cm" svg:y="0.508cm">
          <draw:text-box>
            <text:p text:style-name="P18"><text:span text:style-name="T82">3</text:span><text:span text:style-name="T83">Getting into one of the boats, which was Simon's, he asked him to put out a little from the land. And he sat down and taught the people from the boat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6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2" presentation:presentation-page-layout-name="AL2T0">
        <draw:frame draw:style-name="gr36" draw:text-style-name="P4" draw:layer="layout" svg:width="24.384cm" svg:height="2.78cm" svg:x="1.778cm" svg:y="1.016cm">
          <draw:text-box>
            <text:p text:style-name="P3"><text:span text:style-name="T72"><text:s/></text:span></text:p>
            <text:p text:style-name="P3"><text:span text:style-name="T4"/></text:p>
          </draw:text-box>
        </draw:frame>
        <draw:frame draw:style-name="gr40" draw:text-style-name="P59" draw:layer="layout" svg:width="25.908cm" svg:height="5.08cm" svg:x="1.016cm" svg:y="0.508cm">
          <draw:text-box>
            <text:p text:style-name="P18"><text:span text:style-name="T82">4</text:span><text:span text:style-name="T83">And when he had finished speaking, he said to Simon, “Put out into the deep and let down your nets for a catch.”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6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2" presentation:presentation-page-layout-name="AL2T0">
        <draw:frame draw:style-name="gr36" draw:text-style-name="P4" draw:layer="layout" svg:width="24.384cm" svg:height="2.78cm" svg:x="1.778cm" svg:y="1.016cm">
          <draw:text-box>
            <text:p text:style-name="P3"><text:span text:style-name="T72"><text:s/></text:span></text:p>
            <text:p text:style-name="P3"><text:span text:style-name="T4"/></text:p>
          </draw:text-box>
        </draw:frame>
        <draw:frame draw:style-name="gr40" draw:text-style-name="P59" draw:layer="layout" svg:width="25.908cm" svg:height="5.08cm" svg:x="1.016cm" svg:y="0.508cm">
          <draw:text-box>
            <text:p text:style-name="P18"><text:span text:style-name="T77">5</text:span><text:span text:style-name="T76">And Simon answered, “Master, we toiled all night and took nothing! But at your word I will let down the nets.”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7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2" presentation:presentation-page-layout-name="AL2T0">
        <draw:frame draw:style-name="gr33" draw:text-style-name="P4" draw:layer="layout" svg:width="24.384cm" svg:height="2.78cm" svg:x="1.778cm" svg:y="1.016cm">
          <draw:text-box>
            <text:p text:style-name="P3"><text:span text:style-name="T72"><text:s/></text:span></text:p>
            <text:p text:style-name="P3"><text:span text:style-name="T4"/></text:p>
          </draw:text-box>
        </draw:frame>
        <draw:frame draw:style-name="gr41" draw:text-style-name="P59" draw:layer="layout" svg:width="25.146cm" svg:height="4.826cm" svg:x="1.27cm" svg:y="0.508cm">
          <draw:text-box>
            <text:p text:style-name="P18"><text:span text:style-name="T77">6</text:span><text:span text:style-name="T76">And when they had done this, they enclosed a large number of fish, and their nets were breaking. 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7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2" presentation:presentation-page-layout-name="AL2T0">
        <draw:frame draw:style-name="gr33" draw:text-style-name="P4" draw:layer="layout" svg:width="24.384cm" svg:height="2.78cm" svg:x="1.778cm" svg:y="1.016cm">
          <draw:text-box>
            <text:p text:style-name="P3"><text:span text:style-name="T72"><text:s/></text:span></text:p>
            <text:p text:style-name="P3"><text:span text:style-name="T4"/></text:p>
          </draw:text-box>
        </draw:frame>
        <draw:frame draw:style-name="gr27" draw:text-style-name="P59" draw:layer="layout" svg:width="25.908cm" svg:height="5.08cm" svg:x="1.016cm" svg:y="0.508cm">
          <draw:text-box>
            <text:p text:style-name="P18"><text:span text:style-name="T82">7</text:span><text:span text:style-name="T83">They signaled to their partners in the other boat to come and help them. And they came and filled both the boats, so that they began to sink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7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2" presentation:presentation-page-layout-name="AL2T0">
        <draw:frame draw:style-name="gr33" draw:text-style-name="P4" draw:layer="layout" svg:width="24.384cm" svg:height="2.78cm" svg:x="1.778cm" svg:y="1.016cm">
          <draw:text-box>
            <text:p text:style-name="P3"><text:span text:style-name="T72"><text:s/></text:span></text:p>
            <text:p text:style-name="P3"><text:span text:style-name="T4"/></text:p>
          </draw:text-box>
        </draw:frame>
        <draw:frame draw:style-name="gr41" draw:text-style-name="P59" draw:layer="layout" svg:width="25.908cm" svg:height="4.826cm" svg:x="1.016cm" svg:y="0.508cm">
          <draw:text-box>
            <text:p text:style-name="P18"><text:span text:style-name="T82">8</text:span><text:span text:style-name="T83">But when Simon Peter saw it, he fell down at Jesus' knees, saying, “Depart from me, for I am a sinful man, O Lord.”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7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2" presentation:presentation-page-layout-name="AL2T0">
        <draw:frame draw:style-name="gr33" draw:text-style-name="P4" draw:layer="layout" svg:width="24.384cm" svg:height="2.78cm" svg:x="1.778cm" svg:y="1.016cm">
          <draw:text-box>
            <text:p text:style-name="P3"><text:span text:style-name="T72"><text:s/></text:span></text:p>
            <text:p text:style-name="P3"><text:span text:style-name="T4"/></text:p>
          </draw:text-box>
        </draw:frame>
        <draw:frame draw:style-name="gr42" draw:text-style-name="P60" draw:layer="layout" svg:width="25.908cm" svg:height="6.858cm" svg:x="1.016cm" svg:y="0.508cm">
          <draw:text-box>
            <text:p><text:span text:style-name="T82">9</text:span><text:span text:style-name="T83">For he and all who were with him were astonished at the catch of fish that they had taken, </text:span><text:span text:style-name="T82">10</text:span><text:span text:style-name="T83">and so also were James and John, sons of Zebedee, who were partners with Simon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7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2" presentation:presentation-page-layout-name="AL2T0">
        <draw:frame draw:style-name="gr33" draw:text-style-name="P4" draw:layer="layout" svg:width="24.384cm" svg:height="2.78cm" svg:x="1.778cm" svg:y="1.016cm">
          <draw:text-box>
            <text:p text:style-name="P3"><text:span text:style-name="T72"><text:s/></text:span></text:p>
            <text:p text:style-name="P3"><text:span text:style-name="T4"/></text:p>
          </draw:text-box>
        </draw:frame>
        <draw:frame draw:style-name="gr43" draw:text-style-name="P60" draw:layer="layout" svg:width="25.908cm" svg:height="6.604cm" svg:x="1.016cm" svg:y="0.508cm">
          <draw:text-box>
            <text:p><text:span text:style-name="T83">And Jesus said to Simon, “Do not be afraid; from now on you will be catching men.” </text:span></text:p>
            <text:p><text:span text:style-name="T82">11</text:span><text:span text:style-name="T83">And when they had brought their boats to land, they left everything and followed Him. 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7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2">
        <draw:frame draw:style-name="gr44" draw:text-style-name="P25" draw:layer="layout" svg:width="24.384cm" svg:height="3.444cm" svg:x="1.778cm" svg:y="0.776cm">
          <draw:text-box>
            <text:p><text:span text:style-name="T48">P: </text:span><text:span text:style-name="T48"><text:tab/></text:span><text:span text:style-name="T50">This is the Gospel of the Lord.</text:span></text:p>
            <text:p><text:span text:style-name="T70">C:</text:span><text:span text:style-name="T70"><text:tab/></text:span><text:span text:style-name="T71">Praise to You, O Christ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7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2" presentation:presentation-page-layout-name="AL2T0">
        <office:forms form:automatic-focus="false" form:apply-design-mode="false"/>
        <draw:frame draw:style-name="gr45" draw:text-style-name="P62" draw:layer="layout" svg:width="26.162cm" svg:height="7.078cm" svg:x="0.753cm" svg:y="0.461cm">
          <draw:text-box>
            <text:p text:style-name="P61"><text:span text:style-name="T84">CONFESSION OF FAITH</text:span><text:span text:style-name="T85">:</text:span><text:span text:style-name="T86"> </text:span><text:span text:style-name="T87">Nicene Creed</text:span></text:p>
            <text:p text:style-name="P61"><text:span text:style-name="T88">I believe in one God, the Father Almighty,</text:span></text:p>
            <text:p text:style-name="P61"><text:span text:style-name="T88">maker of heaven and earth</text:span></text:p>
            <text:p text:style-name="P61"><text:span text:style-name="T88">and of all things visible and invisible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7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2">
        <office:forms form:automatic-focus="false" form:apply-design-mode="false"/>
        <draw:frame draw:style-name="gr46" draw:text-style-name="P62" draw:layer="layout" svg:width="26.162cm" svg:height="5.321cm" svg:x="0.837cm" svg:y="0.521cm">
          <draw:text-box>
            <text:p text:style-name="P61"><text:span text:style-name="T88">And in one Lord Jesus Christ,</text:span></text:p>
            <text:p text:style-name="P61"><text:span text:style-name="T88">the only-begotten Son of God,</text:span></text:p>
            <text:p text:style-name="P61"><text:span text:style-name="T88">begotten of His Father before all worlds,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78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2">
        <office:forms form:automatic-focus="false" form:apply-design-mode="false"/>
        <draw:frame draw:style-name="gr47" draw:text-style-name="P62" draw:layer="layout" svg:width="26.162cm" svg:height="5.321cm" svg:x="0.837cm" svg:y="0.521cm">
          <draw:text-box>
            <text:p text:style-name="P61"><text:span text:style-name="T88">God of God, Light of Light,</text:span></text:p>
            <text:p text:style-name="P61"><text:span text:style-name="T88">very God of very God,</text:span></text:p>
            <text:p text:style-name="P61"><text:span text:style-name="T88">begotten, not made,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7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2">
        <office:forms form:automatic-focus="false" form:apply-design-mode="false"/>
        <draw:frame draw:style-name="gr48" draw:text-style-name="P62" draw:layer="layout" svg:width="26.162cm" svg:height="7.011cm" svg:x="0.837cm" svg:y="0.609cm">
          <draw:text-box>
            <text:p text:style-name="P61"><text:span text:style-name="T88">being of one substance with the Father,</text:span></text:p>
            <text:p text:style-name="P61"><text:span text:style-name="T88">by whom all things were made;</text:span></text:p>
            <text:p text:style-name="P61"><text:span text:style-name="T88">who for us men and for our salvation</text:span></text:p>
            <text:p text:style-name="P61"><text:span text:style-name="T88">came down from heaven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80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2">
        <office:forms form:automatic-focus="false" form:apply-design-mode="false"/>
        <draw:frame draw:style-name="gr49" draw:text-style-name="P62" draw:layer="layout" svg:width="26.162cm" svg:height="7.011cm" svg:x="0.837cm" svg:y="0.609cm">
          <draw:text-box>
            <text:p text:style-name="P61"><text:span text:style-name="T88">and was incarnate by the Holy Spirit</text:span></text:p>
            <text:p text:style-name="P61"><text:span text:style-name="T88">of the virgin Mary and was made man;</text:span></text:p>
            <text:p text:style-name="P61"><text:span text:style-name="T88">and was crucified also for us</text:span></text:p>
            <text:p text:style-name="P61"><text:span text:style-name="T88">under Pontius Pilate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8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2">
        <office:forms form:automatic-focus="false" form:apply-design-mode="false"/>
        <draw:frame draw:style-name="gr50" draw:text-style-name="P62" draw:layer="layout" svg:width="25.325cm" svg:height="5.321cm" svg:x="1.171cm" svg:y="0.5cm">
          <draw:text-box>
            <text:p text:style-name="P61"><text:span text:style-name="T88">He suffered and and was buried.</text:span></text:p>
            <text:p text:style-name="P61"><text:span text:style-name="T88">And the third day He rose again </text:span></text:p>
            <text:p text:style-name="P61"><text:span text:style-name="T88">according to the Scriptures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8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2">
        <office:forms form:automatic-focus="false" form:apply-design-mode="false"/>
        <draw:frame draw:style-name="gr51" draw:text-style-name="P62" draw:layer="layout" svg:width="25.654cm" svg:height="4.318cm" svg:x="1.016cm" svg:y="0.508cm">
          <draw:text-box>
            <text:p text:style-name="P61"><text:span text:style-name="T88">and ascended into heaven</text:span></text:p>
            <text:p text:style-name="P61"><text:span text:style-name="T88">and sits at the right hand of the Father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83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2">
        <office:forms form:automatic-focus="false" form:apply-design-mode="false"/>
        <draw:frame draw:style-name="gr52" draw:text-style-name="P62" draw:layer="layout" svg:width="25.654cm" svg:height="5.321cm" svg:x="1.016cm" svg:y="0.503cm">
          <draw:text-box>
            <text:p text:style-name="P61"><text:span text:style-name="T88">and He will come again with glory</text:span></text:p>
            <text:p text:style-name="P61"><text:span text:style-name="T88">to judge both the living and the dead,</text:span></text:p>
            <text:p text:style-name="P61"><text:span text:style-name="T88">whose kingdom will have no end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8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2">
        <office:forms form:automatic-focus="false" form:apply-design-mode="false"/>
        <draw:frame draw:style-name="gr53" draw:text-style-name="P62" draw:layer="layout" svg:width="25.146cm" svg:height="7.402cm" svg:x="1.27cm" svg:y="0.508cm">
          <draw:text-box>
            <text:p text:style-name="P61"><text:span text:style-name="T88">And I believe in the Holy Spirit,</text:span></text:p>
            <text:p text:style-name="P61"><text:span text:style-name="T88">the Lord and giver of life,</text:span></text:p>
            <text:p text:style-name="P61"><text:span text:style-name="T88">who proceeds from the Father</text:span></text:p>
            <text:p text:style-name="P61"><text:span text:style-name="T88">and the Son,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8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2">
        <office:forms form:automatic-focus="false" form:apply-design-mode="false"/>
        <draw:frame draw:style-name="gr54" draw:text-style-name="P62" draw:layer="layout" svg:width="26.162cm" svg:height="5.321cm" svg:x="0.753cm" svg:y="0.461cm">
          <draw:text-box>
            <text:p text:style-name="P61"><text:span text:style-name="T88">Who with the Father and the Son</text:span></text:p>
            <text:p text:style-name="P61"><text:span text:style-name="T88">together is worshiped and glorified,</text:span></text:p>
            <text:p text:style-name="P61"><text:span text:style-name="T88">who spoke by the prophets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8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2">
        <office:forms form:automatic-focus="false" form:apply-design-mode="false"/>
        <draw:frame draw:style-name="gr55" draw:text-style-name="P62" draw:layer="layout" svg:width="26.162cm" svg:height="7.011cm" svg:x="0.837cm" svg:y="0.508cm">
          <draw:text-box>
            <text:p text:style-name="P61"><text:span text:style-name="T88">And I believe in one holy Christian</text:span></text:p>
            <text:p text:style-name="P61"><text:span text:style-name="T88">and Apostolic Church,</text:span></text:p>
            <text:p text:style-name="P61"><text:span text:style-name="T88">I acknowledge one Baptism</text:span></text:p>
            <text:p text:style-name="P61"><text:span text:style-name="T88">for the remission of sins,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8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2">
        <office:forms form:automatic-focus="false" form:apply-design-mode="false"/>
        <draw:frame draw:style-name="gr56" draw:text-style-name="P62" draw:layer="layout" svg:width="26.162cm" svg:height="5.321cm" svg:x="0.837cm" svg:y="0.508cm">
          <draw:text-box>
            <text:p text:style-name="P61"><text:span text:style-name="T88">and I look for the resurrection of the dead</text:span></text:p>
            <text:p text:style-name="P61"><text:span text:style-name="T88">and the life of the world to come. <text:s/></text:span></text:p>
            <text:p text:style-name="P61"><text:span text:style-name="T88">Amen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88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4" draw:master-page-name="Default2" presentation:presentation-page-layout-name="AL2T0">
        <draw:frame draw:style-name="gr57" draw:text-style-name="P63" draw:layer="layout" svg:width="25.654cm" svg:height="3.063cm" svg:x="1.016cm" svg:y="0.508cm">
          <draw:text-box>
            <text:p text:style-name="P38"><text:span text:style-name="T89">HYMN #856</text:span></text:p>
            <text:p text:style-name="P38"><text:span text:style-name="T90">“</text:span><text:span text:style-name="T90">O Christ, Who Called the Twelve”</text:span><text:span text:style-name="T91"> 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8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5" draw:master-page-name="Default2" presentation:presentation-page-layout-name="AL2T0">
        <draw:frame draw:style-name="gr58" draw:text-style-name="P64" draw:layer="layout" svg:width="25.654cm" svg:height="7.011cm" svg:x="1.085cm" svg:y="0.557cm">
          <draw:text-box>
            <text:p text:style-name="P38"><text:span text:style-name="T10">1.</text:span><text:span text:style-name="T9"> O Christ, who called the Twelve</text:span><text:span text:style-name="T9"><text:line-break/></text:span><text:span text:style-name="T9">To rise and follow You,</text:span><text:span text:style-name="T9"><text:line-break/></text:span><text:span text:style-name="T9">Forsaking old, familiar ways</text:span><text:span text:style-name="T9"><text:line-break/></text:span><text:span text:style-name="T9">For ventures bold and new: 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9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6" draw:master-page-name="Default2" presentation:presentation-page-layout-name="AL2T0">
        <draw:frame draw:style-name="gr58" draw:text-style-name="P65" draw:layer="layout" svg:width="25.654cm" svg:height="7.011cm" svg:x="1.016cm" svg:y="0.508cm">
          <draw:text-box>
            <text:p text:style-name="P38"><text:span text:style-name="T9">Grant us to hear Your call</text:span><text:span text:style-name="T9"><text:line-break/></text:span><text:span text:style-name="T9">To risk security</text:span><text:span text:style-name="T9"><text:line-break/></text:span><text:span text:style-name="T9">And, bound in heart and will to You,</text:span><text:span text:style-name="T9"><text:line-break/></text:span><text:span text:style-name="T9">Find perfect liberty.</text:span><text:span text:style-name="T92"> 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9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7" draw:master-page-name="Default2" presentation:presentation-page-layout-name="AL2T0">
        <draw:frame draw:style-name="gr58" draw:text-style-name="P66" draw:layer="layout" svg:width="25.654cm" svg:height="7.011cm" svg:x="1.016cm" svg:y="0.609cm">
          <draw:text-box>
            <text:p text:style-name="P38"><text:span text:style-name="T10">2.</text:span><text:span text:style-name="T9"> O Christ, who taught the Twelve</text:span><text:span text:style-name="T9"><text:line-break/></text:span><text:span text:style-name="T9">The truth for ages sealed,</text:span><text:span text:style-name="T9"><text:line-break/></text:span><text:span text:style-name="T9">Whose words and works awakened faith,</text:span><text:span text:style-name="T9"><text:line-break/></text:span><text:span text:style-name="T9">The ways of God revealed: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9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8" draw:master-page-name="Default2" presentation:presentation-page-layout-name="AL2T0">
        <draw:frame draw:style-name="gr58" draw:text-style-name="P66" draw:layer="layout" svg:width="25.654cm" svg:height="7.011cm" svg:x="1.016cm" svg:y="0.508cm">
          <draw:text-box>
            <text:p text:style-name="P38"><text:span text:style-name="T9">Instruct us now, we pray,</text:span><text:span text:style-name="T9"><text:line-break/></text:span><text:span text:style-name="T9">By Your empow’ring Word.</text:span><text:span text:style-name="T9"><text:line-break/></text:span><text:span text:style-name="T9">True teacher, be for all who seek</text:span><text:span text:style-name="T9"><text:line-break/></text:span><text:span text:style-name="T9">Their light, their life, their Lord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9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9" draw:master-page-name="Default2" presentation:presentation-page-layout-name="AL2T0">
        <draw:frame draw:style-name="gr58" draw:text-style-name="P66" draw:layer="layout" svg:width="25.654cm" svg:height="7.011cm" svg:x="1.27cm" svg:y="0.609cm">
          <draw:text-box>
            <text:p text:style-name="P38"><text:span text:style-name="T10">3.</text:span><text:span text:style-name="T9"> O Christ, who led the Twelve</text:span><text:span text:style-name="T9"><text:line-break/></text:span><text:span text:style-name="T9">Among the desolate</text:span><text:span text:style-name="T9"><text:line-break/></text:span><text:span text:style-name="T9">And broke as bread of life for all</text:span><text:span text:style-name="T9"><text:line-break/></text:span><text:span text:style-name="T9">Your love compassionate: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9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0" draw:master-page-name="Default2" presentation:presentation-page-layout-name="AL2T0">
        <draw:frame draw:style-name="gr59" draw:text-style-name="P66" draw:layer="layout" svg:width="25.654cm" svg:height="7.011cm" svg:x="1.27cm" svg:y="0.508cm">
          <draw:text-box>
            <text:p text:style-name="P38"><text:span text:style-name="T9">Lead us along the ways</text:span><text:span text:style-name="T9"><text:line-break/></text:span><text:span text:style-name="T9">Where hope has nearly died</text:span><text:span text:style-name="T9"><text:line-break/></text:span><text:span text:style-name="T9">And help us climb the lonely hills</text:span><text:span text:style-name="T9"><text:line-break/></text:span><text:span text:style-name="T9">Where love is crucified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9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1" draw:master-page-name="Default2" presentation:presentation-page-layout-name="AL2T0">
        <draw:frame draw:style-name="gr59" draw:text-style-name="P66" draw:layer="layout" svg:width="25.654cm" svg:height="7.011cm" svg:x="1.039cm" svg:y="0.648cm">
          <draw:text-box>
            <text:p text:style-name="P38"><text:span text:style-name="T10">4.</text:span><text:span text:style-name="T9"> O Christ, who sent the Twelve</text:span><text:span text:style-name="T9"><text:line-break/></text:span><text:span text:style-name="T9">On roads they’d never trod</text:span><text:span text:style-name="T9"><text:line-break/></text:span><text:span text:style-name="T9">To serve, to suffer, teach, proclaim</text:span><text:span text:style-name="T9"><text:line-break/></text:span><text:span text:style-name="T9">The nearer reign of God: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9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2" draw:master-page-name="Default2" presentation:presentation-page-layout-name="AL2T0">
        <draw:frame draw:style-name="gr59" draw:text-style-name="P66" draw:layer="layout" svg:width="25.654cm" svg:height="7.011cm" svg:x="1.016cm" svg:y="0.609cm">
          <draw:text-box>
            <text:p text:style-name="P38"><text:span text:style-name="T9">Send us on ways where faith</text:span><text:span text:style-name="T9"><text:line-break/></text:span><text:span text:style-name="T9">Transcends timidity,</text:span><text:span text:style-name="T9"><text:line-break/></text:span><text:span text:style-name="T9">Where love informs and hope sustains</text:span><text:span text:style-name="T9"><text:line-break/></text:span><text:span text:style-name="T9">Both life and ministry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9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3" draw:master-page-name="Default2" presentation:presentation-page-layout-name="AL2T0">
        <draw:frame draw:style-name="gr59" draw:text-style-name="P66" draw:layer="layout" svg:width="25.654cm" svg:height="7.011cm" svg:x="1.27cm" svg:y="0.508cm">
          <draw:text-box>
            <text:p text:style-name="P38"><text:span text:style-name="T10">5.</text:span><text:span text:style-name="T9"> O Christ, the_apostles’ Lord,</text:span><text:span text:style-name="T9"><text:line-break/></text:span><text:span text:style-name="T9">The martyrs’ strength and song,</text:span><text:span text:style-name="T9"><text:line-break/></text:span><text:span text:style-name="T9">The crucified and risen King</text:span><text:span text:style-name="T9"><text:line-break/></text:span><text:span text:style-name="T9">To whom the saints belong: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9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4" draw:master-page-name="Default2" presentation:presentation-page-layout-name="AL2T0">
        <draw:frame draw:style-name="gr60" draw:text-style-name="P65" draw:layer="layout" svg:width="25.654cm" svg:height="13.731cm" svg:x="1.27cm" svg:y="0.508cm">
          <draw:text-box>
            <text:p text:style-name="P38"><text:span text:style-name="T9">Though generations pass,</text:span><text:span text:style-name="T9"><text:line-break/></text:span><text:span text:style-name="T9">Our tribute still we bring,</text:span><text:span text:style-name="T9"><text:line-break/></text:span><text:span text:style-name="T9">Our hymns a sacrifice of praise,</text:span><text:span text:style-name="T9"><text:line-break/></text:span><text:span text:style-name="T9">Our lives an offering.</text:span></text:p>
            <text:p text:style-name="P67"><text:span text:style-name="T92"><text:line-break/></text:span><text:span text:style-name="T92"/></text:p>
            <text:p text:style-name="P67"><text:span text:style-name="T93">© 1993 GIA Publications, Inc.</text:span></text:p>
            <text:p text:style-name="P67"><text:span text:style-name="T93">Used by permission: LSB Hymn License </text:span></text:p>
            <text:p text:style-name="P67"><text:span text:style-name="T93">.NET, no. 100011038.</text:span></text:p>
            <text:p text:style-name="P67"><text:span text:style-name="T94"><text:s/>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9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3" draw:master-page-name="Default90" presentation:presentation-page-layout-name="AL2T0">
        <office:forms form:automatic-focus="false" form:apply-design-mode="false"/>
        <draw:frame draw:style-name="gr61" draw:text-style-name="P68" draw:layer="layout" svg:width="25.378cm" svg:height="6.858cm" svg:x="1.524cm" svg:y="0.508cm">
          <draw:text-box>
            <text:p text:style-name="P3"><text:span text:style-name="T95">SERMON</text:span></text:p>
            <text:p text:style-name="P3"><text:span text:style-name="T96"/></text:p>
            <text:p text:style-name="P3"><text:span text:style-name="T97">“</text:span><text:span text:style-name="T97">CATCHING MEN ALIVE”</text:span></text:p>
            <text:p text:style-name="P3"><text:span text:style-name="T98">LUKE 5:1-11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0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2" presentation:presentation-page-layout-name="AL2T0">
        <office:forms form:automatic-focus="false" form:apply-design-mode="false"/>
        <draw:frame draw:style-name="gr62" draw:text-style-name="P68" draw:layer="layout" svg:width="22.352cm" svg:height="1.56cm" svg:x="2.54cm" svg:y="0.508cm">
          <draw:text-box>
            <text:p text:style-name="P3"><text:span text:style-name="T5">GATHERING OF TITHES &amp; OFFERINGS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0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2">
        <draw:frame draw:style-name="gr14" draw:text-style-name="P68" draw:layer="layout" svg:width="25.146cm" svg:height="6.069cm" svg:x="1.27cm" svg:y="0.508cm">
          <draw:text-box>
            <text:p text:style-name="P69"><text:span text:style-name="T5">PRAYER OF THE CHURCH</text:span></text:p>
            <text:p><text:span text:style-name="T99">P:</text:span><text:span text:style-name="T99"><text:tab/></text:span><text:span text:style-name="T100">Having heard God’s call to follow Jesus, let us </text:span></text:p>
            <text:p><text:span text:style-name="T100"><text:s text:c="4"/></text:span><text:span text:style-name="T100">bring before Him the needs and concerns of </text:span></text:p>
            <text:p><text:span text:style-name="T100"><text:s text:c="4"/></text:span><text:span text:style-name="T100">the church, the world, and ourselves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0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2">
        <draw:frame draw:style-name="gr14" draw:text-style-name="P68" draw:layer="layout" svg:width="25.146cm" svg:height="7.766cm" svg:x="1.27cm" svg:y="0.508cm">
          <draw:text-box>
            <text:p text:style-name="P70"><text:span text:style-name="T100"><text:s text:c="4"/></text:span><text:span text:style-name="T100">For all who call on the name of Jesus </text:span></text:p>
            <text:p text:style-name="P70"><text:span text:style-name="T100"><text:s text:c="4"/></text:span><text:span text:style-name="T100">throughout the world and for our own church </text:span></text:p>
            <text:p text:style-name="P70"><text:span text:style-name="T100"><text:s text:c="4"/></text:span><text:span text:style-name="T100">body, that those who receive the call to </text:span></text:p>
            <text:p text:style-name="P70"><text:span text:style-name="T100"><text:s text:c="4"/></text:span><text:span text:style-name="T100">preach do it well by the power of the Holy </text:span></text:p>
            <text:p text:style-name="P70"><text:span text:style-name="T100"><text:s text:c="4"/></text:span><text:span text:style-name="T100">Spirit,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0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2">
        <draw:frame draw:style-name="gr14" draw:text-style-name="P68" draw:layer="layout" svg:width="25.146cm" svg:height="4.76cm" svg:x="1.27cm" svg:y="0.508cm">
          <draw:text-box>
            <text:p text:style-name="P70"><text:span text:style-name="T100"><text:s text:c="4"/></text:span><text:span text:style-name="T100">that all who are called to ministry tasks fulfill <text:s/></text:span></text:p>
            <text:p text:style-name="P70"><text:span text:style-name="T100"><text:s text:c="4"/></text:span><text:span text:style-name="T100">our callings with humility and grace for the </text:span></text:p>
            <text:p text:style-name="P70"><text:span text:style-name="T100"><text:s text:c="4"/></text:span><text:span text:style-name="T100">building up of the Body of Christ,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0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2">
        <draw:frame draw:style-name="gr14" draw:text-style-name="P68" draw:layer="layout" svg:width="25.146cm" svg:height="9.643cm" svg:x="1.517cm" svg:y="0.553cm">
          <draw:text-box>
            <text:p text:style-name="P70"><text:span text:style-name="T100"><text:s text:c="4"/></text:span><text:span text:style-name="T100">that missionaries called to various places in <text:s text:c="2"/></text:span></text:p>
            <text:p text:style-name="P70"><text:span text:style-name="T100"><text:s text:c="4"/></text:span><text:span text:style-name="T100">the world speak the Gospel with clarity and </text:span></text:p>
            <text:p text:style-name="P70"><text:span text:style-name="T100"><text:s text:c="4"/></text:span><text:span text:style-name="T100">live in ways that draw people to following </text:span></text:p>
            <text:p text:style-name="P70"><text:span text:style-name="T100"><text:s text:c="4"/></text:span><text:span text:style-name="T100">Christ, Holy God,</text:span></text:p>
            <text:p><text:span text:style-name="T101">C: </text:span><text:span text:style-name="T98">in Your mercy,</text:span></text:p>
            <text:p><text:span text:style-name="T98"><text:s text:c="4"/></text:span><text:span text:style-name="T98">hear our prayer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0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2">
        <draw:frame draw:style-name="gr14" draw:text-style-name="P72" draw:layer="layout" svg:width="25.146cm" svg:height="4.76cm" svg:x="1.517cm" svg:y="0.553cm">
          <draw:text-box>
            <text:p text:style-name="P71"><text:span text:style-name="T102">P:</text:span><text:span text:style-name="T102"><text:tab/></text:span><text:span text:style-name="T103">For the needs of our church community, that </text:span></text:p>
            <text:p text:style-name="P71"><text:span text:style-name="T103"><text:s text:c="4"/></text:span><text:span text:style-name="T103">those who are sick, experience healing </text:span></text:p>
            <text:p text:style-name="P71"><text:span text:style-name="T103"><text:s text:c="4"/></text:span><text:span text:style-name="T103">according to God’s will,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0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2">
        <draw:frame draw:style-name="gr63" draw:text-style-name="P74" draw:layer="layout" svg:width="25.393cm" svg:height="7.829cm" svg:x="1.27cm" svg:y="0.553cm">
          <draw:text-box>
            <text:p text:style-name="P73"><text:span text:style-name="T103"><text:s text:c="4"/></text:span><text:span text:style-name="T103">that those with chronic or terminal diseases </text:span></text:p>
            <text:p text:style-name="P73"><text:span text:style-name="T103"><text:s text:c="4"/></text:span><text:span text:style-name="T103">find comfort and hope in God’s promise never </text:span></text:p>
            <text:p text:style-name="P73"><text:span text:style-name="T103"><text:s text:c="4"/></text:span><text:span text:style-name="T103">to leave them nor forsake them, that our </text:span></text:p>
            <text:p text:style-name="P73"><text:span text:style-name="T103"><text:s text:c="4"/></text:span><text:span text:style-name="T103">elders and council lead us not only to consider </text:span></text:p>
            <text:p text:style-name="P73"><text:span text:style-name="T103"><text:s text:c="4"/></text:span><text:span text:style-name="T103">our own needs,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0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2">
        <draw:frame draw:style-name="gr64" draw:text-style-name="P74" draw:layer="layout" svg:width="25.393cm" svg:height="5.289cm" svg:x="1.27cm" svg:y="0.553cm">
          <draw:text-box>
            <text:p text:style-name="P73"><text:span text:style-name="T103"><text:s text:c="4"/></text:span><text:span text:style-name="T103">but also the needs of others, that the house-</text:span></text:p>
            <text:p text:style-name="P73"><text:span text:style-name="T103"><text:s text:c="4"/></text:span><text:span text:style-name="T103">holds of our congregation be places of </text:span></text:p>
            <text:p text:style-name="P73"><text:span text:style-name="T103"><text:s text:c="4"/></text:span><text:span text:style-name="T103">forgiveness, peace, and genuine love,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0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2">
        <draw:frame draw:style-name="gr65" draw:text-style-name="P74" draw:layer="layout" svg:width="25.393cm" svg:height="6.559cm" svg:x="1.27cm" svg:y="0.553cm">
          <draw:text-box>
            <text:p text:style-name="P73"><text:span text:style-name="T103"><text:s text:c="4"/></text:span><text:span text:style-name="T103">that we who are gathered here today for </text:span></text:p>
            <text:p text:style-name="P73"><text:span text:style-name="T103"><text:s text:c="4"/></text:span><text:span text:style-name="T103">worship hear our Lord’s call and welcome </text:span></text:p>
            <text:p text:style-name="P73"><text:span text:style-name="T103"><text:s text:c="4"/></text:span><text:span text:style-name="T103">newcomers in our midst, Holy God,</text:span></text:p>
            <text:p text:style-name="P73"><text:span text:style-name="T104">C: </text:span><text:span text:style-name="T60">in Your mercy, hear our prayer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0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2">
        <draw:frame draw:style-name="gr64" draw:text-style-name="P74" draw:layer="layout" svg:width="25.393cm" svg:height="5.289cm" svg:x="1.27cm" svg:y="0.553cm">
          <draw:text-box>
            <text:p text:style-name="P24"><text:span text:style-name="T102">P: </text:span><text:span text:style-name="T103">These, and all of our prayers that remain </text:span></text:p>
            <text:p text:style-name="P24"><text:span text:style-name="T103"><text:s text:c="4"/></text:span><text:span text:style-name="T103">unspoken or are too deep for words, we </text:span></text:p>
            <text:p text:style-name="P24"><text:span text:style-name="T103"><text:s text:c="4"/></text:span><text:span text:style-name="T103">commend to You, Holy God,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2">
        <draw:frame draw:style-name="gr65" draw:text-style-name="P74" draw:layer="layout" svg:width="25.393cm" svg:height="6.559cm" svg:x="1.27cm" svg:y="0.553cm">
          <draw:text-box>
            <text:p text:style-name="P24"><text:span text:style-name="T103"><text:s text:c="4"/></text:span><text:span text:style-name="T103">in trust that You hear us, You love us, and You </text:span></text:p>
            <text:p text:style-name="P24"><text:span text:style-name="T103"><text:s text:c="4"/></text:span><text:span text:style-name="T103">desire our well-being; through Jesus Christ, </text:span></text:p>
            <text:p text:style-name="P24"><text:span text:style-name="T103"><text:s text:c="4"/></text:span><text:span text:style-name="T103">our Savior and Lord.</text:span></text:p>
            <text:p text:style-name="P24"><text:span text:style-name="T104">C: </text:span><text:span text:style-name="T60">Amen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2" presentation:presentation-page-layout-name="AL2T0">
        <office:forms form:automatic-focus="false" form:apply-design-mode="false"/>
        <draw:frame draw:style-name="gr66" draw:text-style-name="P76" draw:layer="layout" svg:width="23.876cm" svg:height="5.08cm" svg:x="1.778cm" svg:y="0.508cm">
          <draw:text-box>
            <text:p text:style-name="P38"><text:span text:style-name="T5">PREFACE</text:span></text:p>
            <text:p text:style-name="P75"><text:span text:style-name="T48">P: </text:span><text:span text:style-name="T50">The Lord be with you.</text:span></text:p>
            <text:p text:style-name="P75"><text:span text:style-name="T29">C: </text:span><text:span text:style-name="T22">And also with you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2" presentation:presentation-page-layout-name="AL2T0">
        <office:forms form:automatic-focus="false" form:apply-design-mode="false"/>
        <draw:frame draw:style-name="gr67" draw:text-style-name="P79" draw:layer="layout" svg:width="24.892cm" svg:height="8.327cm" svg:x="1.524cm" svg:y="0.563cm">
          <draw:text-box>
            <text:p text:style-name="P77"><text:span text:style-name="T48">P: Lift up your hearts.</text:span></text:p>
            <text:p text:style-name="P78"><text:span text:style-name="T35">C: </text:span><text:span text:style-name="T105">We lift them to the Lord.</text:span></text:p>
            <text:p text:style-name="P78"><text:span text:style-name="T48">P: </text:span><text:span text:style-name="T50">Let us give thanks to the Lord our God.</text:span></text:p>
            <text:p text:style-name="P18"><text:span text:style-name="T29">C: </text:span><text:span text:style-name="T71">It is right to give Him thanks and </text:span></text:p>
            <text:p text:style-name="P18"><text:span text:style-name="T71"><text:s text:c="6"/></text:span><text:span text:style-name="T71">praise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2">
        <draw:frame draw:style-name="gr14" draw:text-style-name="P82" draw:layer="layout" svg:width="25.4cm" svg:height="7.572cm" svg:x="1.27cm" svg:y="0.508cm">
          <draw:text-box>
            <text:p text:style-name="P80"><text:span text:style-name="T5">PROPER PREFACE</text:span></text:p>
            <text:p text:style-name="P81"><text:span text:style-name="T19">P:</text:span><text:span text:style-name="T19"><text:tab/></text:span><text:span text:style-name="T20">It is truly good, right, and salutary that we </text:span></text:p>
            <text:p text:style-name="P81"><text:span text:style-name="T20"><text:s text:c="4"/></text:span><text:span text:style-name="T20">should at all times and in all places give </text:span></text:p>
            <text:p text:style-name="P81"><text:span text:style-name="T20"><text:s text:c="4"/></text:span><text:span text:style-name="T20">thanks to You, holy Lord, almighty Father, </text:span></text:p>
            <text:p text:style-name="P81"><text:span text:style-name="T20"><text:s text:c="4"/></text:span><text:span text:style-name="T20">everlasting God,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2">
        <draw:frame draw:style-name="gr14" draw:text-style-name="P16" draw:layer="layout" svg:width="25.4cm" svg:height="6.263cm" svg:x="1.27cm" svg:y="0.508cm">
          <draw:text-box>
            <text:p text:style-name="P83"><text:span text:style-name="T100"><text:s text:c="4"/></text:span><text:span text:style-name="T20">through Jesus Christ, our Lord,</text:span><text:span text:style-name="T39"> who called </text:span></text:p>
            <text:p text:style-name="P83"><text:span text:style-name="T39"><text:s text:c="4"/></text:span><text:span text:style-name="T39">Isaiah the prophet and Peter the apostle and </text:span></text:p>
            <text:p text:style-name="P83"><text:span text:style-name="T39"><text:s text:c="4"/></text:span><text:span text:style-name="T39">now calls the Church to bring the Good News </text:span></text:p>
            <text:p text:style-name="P83"><text:span text:style-name="T39"><text:s text:c="4"/></text:span><text:span text:style-name="T39">of God’s mercy in Christ to all the worl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2">
        <draw:frame draw:style-name="gr14" draw:text-style-name="P85" draw:layer="layout" svg:width="25.4cm" svg:height="6.263cm" svg:x="1.27cm" svg:y="0.508cm">
          <draw:text-box>
            <text:p text:style-name="P84"><text:span text:style-name="T106"><text:s text:c="4"/></text:span><text:span text:style-name="T39">Therefore with angels and archangels and </text:span></text:p>
            <text:p text:style-name="P84"><text:span text:style-name="T39"><text:s text:c="4"/></text:span><text:span text:style-name="T39">with all the company of heaven we laud and </text:span></text:p>
            <text:p text:style-name="P84"><text:span text:style-name="T39"><text:s text:c="4"/></text:span><text:span text:style-name="T39">magnify Your glorious name, evermore </text:span></text:p>
            <text:p text:style-name="P84"><text:span text:style-name="T39"><text:s text:c="4"/></text:span><text:span text:style-name="T39">praising You and saying: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2">
        <draw:frame draw:style-name="gr14" draw:text-style-name="P85" draw:layer="layout" svg:width="25.4cm" svg:height="6.263cm" svg:x="1.27cm" svg:y="0.508cm">
          <draw:text-box>
            <text:p text:style-name="P84"><text:span text:style-name="T106"><text:s text:c="4"/></text:span><text:span text:style-name="T39">Therefore with angels and archangels and </text:span></text:p>
            <text:p text:style-name="P84"><text:span text:style-name="T39"><text:s text:c="4"/></text:span><text:span text:style-name="T39">with all the company of heaven we laud and </text:span></text:p>
            <text:p text:style-name="P84"><text:span text:style-name="T39"><text:s text:c="4"/></text:span><text:span text:style-name="T39">magnify Your glorious name, evermore </text:span></text:p>
            <text:p text:style-name="P84"><text:span text:style-name="T39"><text:s text:c="4"/></text:span><text:span text:style-name="T39">praising You and saying: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4" draw:master-page-name="Default2" presentation:presentation-page-layout-name="AL2T0">
        <draw:frame draw:style-name="gr68" draw:text-style-name="P87" draw:layer="layout" svg:width="25.146cm" svg:height="6.63cm" svg:x="1.27cm" svg:y="0.788cm">
          <draw:text-box>
            <text:p text:style-name="P86"><text:span text:style-name="T107">SANCTUS</text:span><text:span text:style-name="T108"> </text:span><text:span text:style-name="T109">(LSB p.161)</text:span></text:p>
            <text:p text:style-name="P86"><text:span text:style-name="T110">♫</text:span><text:span text:style-name="T111"> </text:span><text:span text:style-name="T112">Holy, holy, holy Lord </text:span></text:p>
            <text:p text:style-name="P86"><text:span text:style-name="T112">God of pow'r and might:</text:span></text:p>
            <text:p text:style-name="P86"><text:span text:style-name="T112">Heav'n and earth are full of Your glory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18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4" draw:master-page-name="Default2" presentation:presentation-page-layout-name="AL2T0">
        <draw:frame draw:style-name="gr69" draw:text-style-name="P89" draw:layer="layout" svg:width="25.146cm" svg:height="3.874cm" svg:x="1.524cm" svg:y="0.698cm">
          <draw:text-box>
            <text:p text:style-name="P88"><text:span text:style-name="T113">♫</text:span><text:span text:style-name="T111"> </text:span><text:span text:style-name="T112">Hosanna. Hosanna.</text:span></text:p>
            <text:p text:style-name="P88"><text:span text:style-name="T112">Hosanna in the highest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1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4" draw:master-page-name="Default2" presentation:presentation-page-layout-name="AL2T0">
        <draw:frame draw:style-name="gr70" draw:text-style-name="P89" draw:layer="layout" svg:width="25.146cm" svg:height="5.652cm" svg:x="1.524cm" svg:y="0.444cm">
          <draw:text-box>
            <text:p text:style-name="P88"><text:span text:style-name="T113">♫</text:span><text:span text:style-name="T111"> </text:span><text:span text:style-name="T112">Blessed is He</text:span></text:p>
            <text:p text:style-name="P88"><text:span text:style-name="T112">who comes in the name of the Lord.</text:span></text:p>
            <text:p text:style-name="P88"><text:span text:style-name="T112">Hosanna in the highest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20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4" draw:master-page-name="Default2" presentation:presentation-page-layout-name="AL2T0">
        <draw:frame draw:style-name="gr70" draw:text-style-name="P91" draw:layer="layout" svg:width="25.146cm" svg:height="6.069cm" svg:x="1.524cm" svg:y="0.444cm">
          <draw:text-box>
            <text:p text:style-name="P90"><text:span text:style-name="T114">PRAYER OF THANKSGIVING</text:span></text:p>
            <text:p><text:span text:style-name="T115">P:</text:span><text:span text:style-name="T115"><text:tab/></text:span><text:span text:style-name="T116">Thank You, Lord of all creation, for Your </text:span></text:p>
            <text:p><text:span text:style-name="T116"><text:s text:c="4"/></text:span><text:span text:style-name="T116">constant, abiding, seeking love, given to us </text:span></text:p>
            <text:p><text:span text:style-name="T116"><text:s text:c="4"/></text:span><text:span text:style-name="T116">now in the Supper of our Lord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2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4" draw:master-page-name="Default2" presentation:presentation-page-layout-name="AL2T0">
        <draw:frame draw:style-name="gr70" draw:text-style-name="P91" draw:layer="layout" svg:width="25.146cm" svg:height="6.263cm" svg:x="1.524cm" svg:y="0.444cm">
          <draw:text-box>
            <text:p text:style-name="P83"><text:span text:style-name="T116"><text:s text:c="4"/></text:span><text:span text:style-name="T116">In love You created the heavens, the earth, all </text:span></text:p>
            <text:p text:style-name="P83"><text:span text:style-name="T116"><text:s text:c="4"/></text:span><text:span text:style-name="T116">creatures, and human beings. In love You </text:span></text:p>
            <text:p text:style-name="P83"><text:span text:style-name="T116"><text:s text:c="4"/></text:span><text:span text:style-name="T116">promised a Savior when Adam and Eve </text:span></text:p>
            <text:p text:style-name="P83"><text:span text:style-name="T116"><text:s text:c="4"/></text:span><text:span text:style-name="T116">rebelled against You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2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4" draw:master-page-name="Default2" presentation:presentation-page-layout-name="AL2T0">
        <draw:frame draw:style-name="gr71" draw:text-style-name="P92" draw:layer="layout" svg:width="25.908cm" svg:height="7.766cm" svg:x="1.016cm" svg:y="0.444cm">
          <draw:text-box>
            <text:p text:style-name="P83"><text:span text:style-name="T116"><text:s text:c="4"/></text:span><text:span text:style-name="T116">In love You made Your covenant with Abraham </text:span></text:p>
            <text:p text:style-name="P83"><text:span text:style-name="T116"><text:s text:c="4"/></text:span><text:span text:style-name="T116">and Sarah to bless the world through their </text:span></text:p>
            <text:p text:style-name="P83"><text:span text:style-name="T116"><text:s text:c="4"/></text:span><text:span text:style-name="T116">offspring. In love You saved the Israelites from </text:span></text:p>
            <text:p text:style-name="P83"><text:span text:style-name="T116"><text:s text:c="4"/></text:span><text:span text:style-name="T116">slavery in Egypt and guided them through the </text:span></text:p>
            <text:p text:style-name="P83"><text:span text:style-name="T116"><text:s text:c="4"/></text:span><text:span text:style-name="T116">wilderness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23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4" draw:master-page-name="Default2" presentation:presentation-page-layout-name="AL2T0">
        <draw:frame draw:style-name="gr72" draw:text-style-name="P92" draw:layer="layout" svg:width="25.908cm" svg:height="5.144cm" svg:x="1.016cm" svg:y="0.444cm">
          <draw:text-box>
            <text:p text:style-name="P83"><text:span text:style-name="T116"><text:s text:c="4"/></text:span><text:span text:style-name="T116">In love You sent prophets such as Jeremiah to </text:span></text:p>
            <text:p text:style-name="P83"><text:span text:style-name="T116"><text:s text:c="4"/></text:span><text:span text:style-name="T116">people who had again rebelled against You. In </text:span></text:p>
            <text:p text:style-name="P83"><text:span text:style-name="T116"><text:s text:c="4"/></text:span><text:span text:style-name="T116">love You sent to us Jesus, Your Son. 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2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4" draw:master-page-name="Default2" presentation:presentation-page-layout-name="AL2T0">
        <draw:frame draw:style-name="gr73" draw:text-style-name="P92" draw:layer="layout" svg:width="25.908cm" svg:height="4.89cm" svg:x="1.016cm" svg:y="0.444cm">
          <draw:text-box>
            <text:p text:style-name="P83"><text:span text:style-name="T116"><text:s text:c="4"/></text:span><text:span text:style-name="T116">In love Jesus proclaimed, taught, and </text:span></text:p>
            <text:p text:style-name="P83"><text:span text:style-name="T116"><text:s text:c="4"/></text:span><text:span text:style-name="T116">demonstrated the coming kingdom. In love </text:span></text:p>
            <text:p text:style-name="P83"><text:span text:style-name="T116"><text:s text:c="4"/></text:span><text:span text:style-name="T116">Jesus suffered, died, rose, and ascended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2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4" draw:master-page-name="Default2" presentation:presentation-page-layout-name="AL2T0">
        <draw:frame draw:style-name="gr72" draw:text-style-name="P94" draw:layer="layout" svg:width="25.908cm" svg:height="5.144cm" svg:x="1.016cm" svg:y="0.444cm">
          <draw:text-box>
            <text:p text:style-name="P93"><text:span text:style-name="T116"><text:s text:c="4"/></text:span><text:span text:style-name="T116">In love You provide for us the body and blood </text:span></text:p>
            <text:p text:style-name="P93"><text:span text:style-name="T116"><text:s text:c="4"/></text:span><text:span text:style-name="T116">of Christ to forgive our sins, empowering us to </text:span></text:p>
            <text:p text:style-name="P93"><text:span text:style-name="T116"><text:s text:c="4"/></text:span><text:span text:style-name="T116">love the world as You first loved us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2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4" draw:master-page-name="Default2" presentation:presentation-page-layout-name="AL2T0">
        <draw:frame draw:style-name="gr74" draw:text-style-name="P94" draw:layer="layout" svg:width="25.908cm" svg:height="7.684cm" svg:x="1.016cm" svg:y="0.444cm">
          <draw:text-box>
            <text:p text:style-name="P93"><text:span text:style-name="T116"><text:s text:c="4"/></text:span><text:span text:style-name="T116">For Your love by which You provide for Your <text:s/></text:span></text:p>
            <text:p text:style-name="P93"><text:span text:style-name="T116"><text:s text:c="4"/></text:span><text:span text:style-name="T116">Word to be proclaimed:</text:span></text:p>
            <text:p><text:span text:style-name="T117">C: </text:span><text:span text:style-name="T112">We thank You. We praise You. We adore </text:span></text:p>
            <text:p><text:span text:style-name="T112"><text:s text:c="4"/></text:span><text:span text:style-name="T112">You. Amen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2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2" presentation:presentation-page-layout-name="AL2T0">
        <office:forms form:automatic-focus="false" form:apply-design-mode="false"/>
        <draw:frame draw:style-name="gr75" draw:text-style-name="P68" draw:layer="layout" svg:width="24.384cm" svg:height="1.56cm" svg:x="1.778cm" svg:y="0.508cm">
          <draw:text-box>
            <text:p text:style-name="P3"><text:span text:style-name="T5">THE WORDS OF OUR LORD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2" presentation:presentation-page-layout-name="AL2T0">
        <draw:frame draw:style-name="gr76" draw:text-style-name="P96" draw:layer="layout" svg:width="25.4cm" svg:height="5.134cm" svg:x="1.27cm" svg:y="0.762cm">
          <draw:text-box>
            <text:p text:style-name="P95"><text:span text:style-name="T118">LORD'S PRAYER</text:span></text:p>
            <text:p text:style-name="P95"><text:span text:style-name="T119">Our Father who art in heaven,</text:span></text:p>
            <text:p text:style-name="P95"><text:span text:style-name="T119">hallowed be Thy name,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2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2">
        <draw:frame draw:style-name="gr77" draw:text-style-name="P96" draw:layer="layout" svg:width="25.4cm" svg:height="5.321cm" svg:x="1.27cm" svg:y="0.762cm">
          <draw:text-box>
            <text:p text:style-name="P95"><text:span text:style-name="T119">Thy kingdom come,</text:span></text:p>
            <text:p text:style-name="P95"><text:span text:style-name="T119">Thy will be done</text:span></text:p>
            <text:p text:style-name="P3"><text:span text:style-name="T119">on earth as it is in heaven;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30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2">
        <draw:frame draw:style-name="gr78" draw:text-style-name="P96" draw:layer="layout" svg:width="25.4cm" svg:height="7.011cm" svg:x="1.27cm" svg:y="0.762cm">
          <draw:text-box>
            <text:p text:style-name="P95"><text:span text:style-name="T119">give us this day our daily bread;</text:span></text:p>
            <text:p text:style-name="P95"><text:span text:style-name="T119">and forgive us our trespasses</text:span></text:p>
            <text:p text:style-name="P95"><text:span text:style-name="T119">as we forgive those</text:span></text:p>
            <text:p text:style-name="P95"><text:span text:style-name="T119">who trespass against us;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3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2">
        <draw:frame draw:style-name="gr79" draw:text-style-name="P96" draw:layer="layout" svg:width="25.4cm" svg:height="3.631cm" svg:x="1.27cm" svg:y="0.762cm">
          <draw:text-box>
            <text:p text:style-name="P95"><text:span text:style-name="T119">and lead us not into temptation,</text:span></text:p>
            <text:p text:style-name="P95"><text:span text:style-name="T119">but deliver us from evil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3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2">
        <draw:frame draw:style-name="gr80" draw:text-style-name="P96" draw:layer="layout" svg:width="25.4cm" svg:height="5.321cm" svg:x="1.27cm" svg:y="0.762cm">
          <draw:text-box>
            <text:p text:style-name="P95"><text:span text:style-name="T119">For thine is the kingdom</text:span></text:p>
            <text:p text:style-name="P95"><text:span text:style-name="T119">and the power and the glory</text:span></text:p>
            <text:p text:style-name="P95"><text:span text:style-name="T119">forever and ever. Amen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33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2" presentation:presentation-page-layout-name="AL2T0">
        <office:forms form:automatic-focus="false" form:apply-design-mode="false"/>
        <draw:frame draw:style-name="gr81" draw:text-style-name="P97" draw:layer="layout" svg:width="24.13cm" svg:height="4.753cm" svg:x="1.778cm" svg:y="0.581cm">
          <draw:text-box>
            <text:p text:style-name="P3"><text:span text:style-name="T5">PAX DOMINI</text:span></text:p>
            <text:p text:style-name="P18"><text:span text:style-name="T106">P: The peace of the Lord be with you always.</text:span></text:p>
            <text:p text:style-name="P18"><text:span text:style-name="T120">C: </text:span><text:span text:style-name="T98">Amen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3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4" draw:master-page-name="Default2" presentation:presentation-page-layout-name="AL2T0">
        <draw:frame draw:style-name="gr82" draw:text-style-name="P99" draw:layer="layout" svg:width="24.892cm" svg:height="7.284cm" svg:x="1.524cm" svg:y="-0.373cm">
          <draw:text-box>
            <text:p text:style-name="P98"><text:span text:style-name="T121">AGNUS DEI</text:span><text:span text:style-name="T122"> </text:span><text:span text:style-name="T123">LSB p.163</text:span></text:p>
            <text:p text:style-name="P61"><text:span text:style-name="T110">♫</text:span><text:span text:style-name="T111"> </text:span><text:span text:style-name="T112">Lamb of God,</text:span></text:p>
            <text:p text:style-name="P61"><text:span text:style-name="T112">You take away the sin of the world;</text:span></text:p>
            <text:p text:style-name="P3"><text:span text:style-name="T112">have mercy on us.</text:span><text:span text:style-name="T124"> 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3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5" draw:master-page-name="Default2" presentation:presentation-page-layout-name="AL2T0">
        <draw:frame draw:style-name="gr83" draw:text-style-name="P100" draw:layer="layout" svg:width="24.384cm" svg:height="5.321cm" svg:x="1.778cm" svg:y="0.521cm">
          <draw:text-box>
            <text:p text:style-name="P88"><text:span text:style-name="T110">♫</text:span><text:span text:style-name="T125"> </text:span><text:span text:style-name="T112">Lamb of God,</text:span></text:p>
            <text:p text:style-name="P88"><text:span text:style-name="T112">You take away the sin of the world;</text:span></text:p>
            <text:p text:style-name="P88"><text:span text:style-name="T112">have mercy on us. 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3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6" draw:master-page-name="Default2" presentation:presentation-page-layout-name="AL2T0">
        <draw:frame draw:style-name="gr34" draw:text-style-name="P100" draw:layer="layout" svg:width="25.146cm" svg:height="5.321cm" svg:x="1.27cm" svg:y="0.521cm">
          <draw:text-box>
            <text:p text:style-name="P88"><text:span text:style-name="T110">♫</text:span><text:span text:style-name="T125"> </text:span><text:span text:style-name="T112">Lamb of God,</text:span></text:p>
            <text:p text:style-name="P88"><text:span text:style-name="T112">You take away the sin of the world;</text:span></text:p>
            <text:p text:style-name="P88"><text:span text:style-name="T112">grant us peace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3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2" presentation:presentation-page-layout-name="AL1T1">
        <draw:frame presentation:style-name="pr7" draw:text-style-name="P6" draw:layer="layout" svg:width="25.199cm" svg:height="1.913cm" svg:x="1.4cm" svg:y="0.627cm" presentation:class="title" presentation:user-transformed="true">
          <draw:text-box>
            <text:p text:style-name="P101"><text:span text:style-name="T126">DISTRIBUTION &amp; HYM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2" presentation:presentation-page-layout-name="AL2T0">
        <draw:frame draw:style-name="gr84" draw:text-style-name="P102" draw:layer="layout" svg:width="24.638cm" svg:height="3.063cm" svg:x="1.524cm" svg:y="0.508cm">
          <draw:text-box>
            <text:p text:style-name="P51"><text:span text:style-name="T61">HYMN #826</text:span></text:p>
            <text:p text:style-name="P51"><text:span text:style-name="T127">“</text:span><text:span text:style-name="T127">Hark, the Voice of Jesus Crying”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3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2" presentation:presentation-page-layout-name="AL2T0">
        <draw:frame draw:style-name="gr85" draw:text-style-name="P103" draw:layer="layout" svg:width="24.869cm" svg:height="7.011cm" svg:x="1.547cm" svg:y="0.508cm">
          <draw:text-box>
            <text:p text:style-name="P51"><text:span text:style-name="T128">1.</text:span><text:span text:style-name="T129"> Hark, the voice of Jesus crying,</text:span><text:span text:style-name="T129"><text:line-break/></text:span><text:span text:style-name="T129">“Who will go and work today?</text:span><text:span text:style-name="T129"><text:line-break/></text:span><text:span text:style-name="T129">Fields are white and harvests waiting—</text:span><text:span text:style-name="T129"><text:line-break/></text:span><text:span text:style-name="T129">Who will bear the sheaves away?” 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4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2" presentation:presentation-page-layout-name="AL2T0">
        <draw:frame draw:style-name="gr85" draw:text-style-name="P104" draw:layer="layout" svg:width="24.384cm" svg:height="7.011cm" svg:x="1.778cm" svg:y="0.609cm">
          <draw:text-box>
            <text:p text:style-name="P51"><text:span text:style-name="T129">Loud and long the Master calleth;</text:span><text:span text:style-name="T129"><text:line-break/></text:span><text:span text:style-name="T129">Rich reward He offers thee.</text:span><text:span text:style-name="T129"><text:line-break/></text:span><text:span text:style-name="T129">Who will answer, gladly saying,</text:span><text:span text:style-name="T129"><text:line-break/></text:span><text:span text:style-name="T129">“Here am I, send me, send me”?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4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Default2" presentation:presentation-page-layout-name="AL2T0">
        <draw:frame draw:style-name="gr85" draw:text-style-name="P106" draw:layer="layout" svg:width="24.892cm" svg:height="7.011cm" svg:x="1.524cm" svg:y="0.609cm">
          <draw:text-box>
            <text:p text:style-name="P105"><text:span text:style-name="T130">2.</text:span><text:span text:style-name="T131"> If you cannot speak like angels,</text:span></text:p>
            <text:p text:style-name="P105"><text:span text:style-name="T131">If you cannot preach like Paul,</text:span></text:p>
            <text:p text:style-name="P105"><text:span text:style-name="T131">You can tell the love of Jesus,</text:span></text:p>
            <text:p text:style-name="P105"><text:span text:style-name="T131">You can say He died for all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4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Default2" presentation:presentation-page-layout-name="AL2T0">
        <draw:frame draw:style-name="gr85" draw:text-style-name="P107" draw:layer="layout" svg:width="24.638cm" svg:height="7.011cm" svg:x="1.778cm" svg:y="0.508cm">
          <draw:text-box>
            <text:p text:style-name="P105"><text:span text:style-name="T131">If you cannot rouse the wicked</text:span></text:p>
            <text:p text:style-name="P105"><text:span text:style-name="T131">With the judgment’s dread alarms,</text:span></text:p>
            <text:p text:style-name="P105"><text:span text:style-name="T131">You can lead the little children</text:span></text:p>
            <text:p text:style-name="P105"><text:span text:style-name="T131">To the Savior’s waiting arms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4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Default2" presentation:presentation-page-layout-name="AL2T0">
        <draw:frame draw:style-name="gr59" draw:text-style-name="P109" draw:layer="layout" svg:width="24.384cm" svg:height="7.011cm" svg:x="1.778cm" svg:y="0.508cm">
          <draw:text-box>
            <text:p text:style-name="P108"><text:span text:style-name="T130">3.</text:span><text:span text:style-name="T131"> If you cannot be a watchman,</text:span><text:span text:style-name="T131"><text:line-break/></text:span><text:span text:style-name="T131">Standing high on Zion’s wall,</text:span><text:span text:style-name="T131"><text:line-break/></text:span><text:span text:style-name="T131">Pointing out the path to heaven,</text:span><text:span text:style-name="T131"><text:line-break/></text:span><text:span text:style-name="T131">Off’ring life and peace to all,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4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Default2" presentation:presentation-page-layout-name="AL2T0">
        <draw:frame draw:style-name="gr59" draw:text-style-name="P110" draw:layer="layout" svg:width="25.654cm" svg:height="7.011cm" svg:x="1.27cm" svg:y="0.508cm">
          <draw:text-box>
            <text:p text:style-name="P108"><text:span text:style-name="T131">With your prayers and with your bounties</text:span><text:span text:style-name="T131"><text:line-break/></text:span><text:span text:style-name="T131">You can do what God commands;</text:span><text:span text:style-name="T131"><text:line-break/></text:span><text:span text:style-name="T131">You can be like faithful Aaron,</text:span><text:span text:style-name="T131"><text:line-break/></text:span><text:span text:style-name="T131">Holding up the prophet’s hands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4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Default2" presentation:presentation-page-layout-name="AL2T0">
        <draw:frame draw:style-name="gr59" draw:text-style-name="P106" draw:layer="layout" svg:width="24.638cm" svg:height="7.011cm" svg:x="1.524cm" svg:y="0.508cm">
          <draw:text-box>
            <text:p text:style-name="P105"><text:span text:style-name="T130">4.</text:span><text:span text:style-name="T131"> Let none hear you idly saying,</text:span></text:p>
            <text:p text:style-name="P105"><text:span text:style-name="T131">“</text:span><text:span text:style-name="T131">There is nothing I can do,”</text:span></text:p>
            <text:p text:style-name="P105"><text:span text:style-name="T131">While the multitudes are dying</text:span></text:p>
            <text:p text:style-name="P105"><text:span text:style-name="T131">And the Master calls for you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4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7" draw:style-name="dp1" draw:master-page-name="Default2" presentation:presentation-page-layout-name="AL2T0">
        <draw:frame draw:style-name="gr86" draw:text-style-name="P111" draw:layer="layout" svg:width="24.638cm" svg:height="12.46cm" svg:x="1.546cm" svg:y="0.536cm">
          <draw:text-box>
            <text:p text:style-name="P105"><text:span text:style-name="T131">Take the task He gives you gladly,</text:span></text:p>
            <text:p text:style-name="P105"><text:span text:style-name="T131">Let His work your pleasure be;</text:span></text:p>
            <text:p text:style-name="P105"><text:span text:style-name="T131">Answer quickly when He calleth,</text:span></text:p>
            <text:p text:style-name="P105"><text:span text:style-name="T131">“</text:span><text:span text:style-name="T131">Here am I, send me, send me!”</text:span></text:p>
            <text:p text:style-name="P55"><text:span text:style-name="T132"/></text:p>
            <text:p text:style-name="P55"><text:span text:style-name="T132"/></text:p>
            <text:p text:style-name="P55"><text:span text:style-name="T132"><text:s text:c="8"/></text:span><text:span text:style-name="T133"><text:s/></text:span><text:span text:style-name="T134">Public domain</text:span></text:p>
            <text:p text:style-name="P55"><text:span text:style-name="T134"/></text:p>
          </draw:text-box>
        </draw:frame>
        <presentation:notes draw:style-name="dp1">
          <draw:page-thumbnail draw:style-name="gr1" draw:layer="layout" svg:width="13.968cm" svg:height="10.476cm" svg:x="3.81cm" svg:y="2.123cm" draw:page-number="14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8" draw:style-name="dp1" draw:master-page-name="Default2" presentation:presentation-page-layout-name="AL2T0">
        <draw:frame draw:style-name="gr87" draw:text-style-name="P113" draw:layer="layout" svg:width="25.4cm" svg:height="3.302cm" svg:x="1.27cm" svg:y="0.508cm">
          <draw:text-box>
            <text:p text:style-name="P112"><text:span text:style-name="T6">HYMN #831</text:span></text:p>
            <text:p text:style-name="P112"><text:span text:style-name="T7">"How Shall They Hear," Who Have Not Heard 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4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9" draw:style-name="dp1" draw:master-page-name="Default2" presentation:presentation-page-layout-name="AL2T0">
        <draw:frame draw:style-name="gr88" draw:text-style-name="P114" draw:layer="layout" svg:width="24.892cm" svg:height="6.415cm" svg:x="1.778cm" svg:y="0.599cm">
          <draw:text-box>
            <text:p text:style-name="P112"><text:span text:style-name="T135">1. “How shall they hear,” who have not heard</text:span></text:p>
            <text:p text:style-name="P112"><text:span text:style-name="T135">News of a Lord who loved and came;</text:span></text:p>
            <text:p text:style-name="P112"><text:span text:style-name="T135">Nor known His reconciling word,</text:span></text:p>
            <text:p text:style-name="P7"><text:span text:style-name="T135">Nor learned to trust a Savior’s name?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4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0" draw:style-name="dp1" draw:master-page-name="Default2">
        <draw:frame draw:style-name="gr88" draw:text-style-name="P115" draw:layer="layout" svg:width="24.892cm" svg:height="6.415cm" svg:x="1.484cm" svg:y="0.508cm">
          <draw:text-box>
            <text:p text:style-name="P112"><text:span text:style-name="T135">2. “To all the world,” to ev’ry place,</text:span></text:p>
            <text:p text:style-name="P112"><text:span text:style-name="T135">Neighbors and friends and far-off lands,</text:span></text:p>
            <text:p text:style-name="P112"><text:span text:style-name="T135">Preach the good news of saving grace;</text:span></text:p>
            <text:p text:style-name="P7"><text:span text:style-name="T135">Go while the great commission stands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5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1" draw:style-name="dp1" draw:master-page-name="Default2">
        <draw:frame draw:style-name="gr89" draw:text-style-name="P116" draw:layer="layout" svg:width="24.892cm" svg:height="6.649cm" svg:x="1.463cm" svg:y="0.58cm">
          <draw:text-box>
            <text:p text:style-name="P9"><text:span text:style-name="T135">3. “Whom shall I send?” Who hears the call,</text:span><text:span text:style-name="T135"><text:line-break/></text:span><text:span text:style-name="T135">Constant in prayer, through toil and pain,</text:span><text:span text:style-name="T135"><text:line-break/></text:span><text:span text:style-name="T135">Telling of One who died for all,</text:span><text:span text:style-name="T135"><text:line-break/></text:span><text:span text:style-name="T135">To bring a lost world home again?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5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2" draw:style-name="dp1" draw:master-page-name="Default2">
        <draw:frame draw:style-name="gr90" draw:text-style-name="P116" draw:layer="layout" svg:width="24.892cm" svg:height="6.415cm" svg:x="1.524cm" svg:y="0.616cm">
          <draw:text-box>
            <text:p text:style-name="P117"><text:span text:style-name="T135">4. “Lord, here am I:” Your fire impart</text:span><text:span text:style-name="T135"><text:line-break/></text:span><text:span text:style-name="T135">To this poor cold self-centered soul;</text:span><text:span text:style-name="T135"><text:line-break/></text:span><text:span text:style-name="T135">Touch but my lips, my hands, my heart,</text:span><text:span text:style-name="T135"><text:line-break/></text:span><text:span text:style-name="T135">And make a world for Christ my goal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5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3" draw:style-name="dp1" draw:master-page-name="Default2">
        <draw:frame draw:style-name="gr91" draw:text-style-name="P119" draw:layer="layout" svg:width="24.892cm" svg:height="14.561cm" svg:x="1.27cm" svg:y="0.508cm">
          <draw:text-box>
            <text:p text:style-name="P9"><text:span text:style-name="T135">5. Spirit of love, within us move:</text:span><text:span text:style-name="T135"><text:line-break/></text:span><text:span text:style-name="T135">Spirit of truth, in pow’r come down!</text:span><text:span text:style-name="T135"><text:line-break/></text:span><text:span text:style-name="T135">So shall they hear and find and prove</text:span><text:span text:style-name="T135"><text:line-break/></text:span><text:span text:style-name="T135">Christ is their life, their joy, their crown.</text:span></text:p>
            <text:p text:style-name="P118"><text:span text:style-name="T136"><text:line-break/></text:span><text:span text:style-name="T136"/></text:p>
            <text:p text:style-name="P118"><text:span text:style-name="T137"/></text:p>
            <text:p text:style-name="P18"><text:span text:style-name="T137"><text:s text:c="4"/></text:span><text:span text:style-name="T138"><text:s text:c="2"/></text:span><text:span text:style-name="T139">© 1984 Hope Publishing Co. </text:span></text:p>
            <text:p text:style-name="P18"><text:span text:style-name="T139"><text:s text:c="6"/></text:span><text:span text:style-name="T139">Used by permission: </text:span></text:p>
            <text:p text:style-name="P18"><text:span text:style-name="T139"><text:s text:c="6"/></text:span><text:span text:style-name="T139">LSB Hymn License </text:span></text:p>
            <text:p text:style-name="P18"><text:span text:style-name="T139"><text:s text:c="6"/></text:span><text:span text:style-name="T139">.NET, no. 100011038.</text:span></text:p>
            <text:p><text:span text:style-name="T136"><text:s text:c="4"/></text:span></text:p>
          </draw:text-box>
        </draw:frame>
        <draw:frame draw:style-name="gr12" draw:text-style-name="P16" draw:layer="layout" svg:width="0.502cm" svg:height="1.204cm" svg:x="-1.016cm" svg:y="1.714cm">
          <draw:text-box>
            <text:p/>
          </draw:text-box>
        </draw:frame>
        <presentation:notes draw:style-name="dp1">
          <draw:page-thumbnail draw:style-name="gr1" draw:layer="layout" svg:width="13.968cm" svg:height="10.476cm" svg:x="3.81cm" svg:y="2.123cm" draw:page-number="15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4" draw:style-name="dp1" draw:master-page-name="Default2" presentation:presentation-page-layout-name="AL2T0">
        <draw:frame draw:style-name="gr92" draw:text-style-name="P120" draw:layer="layout" svg:width="24.892cm" svg:height="3.556cm" svg:x="1.524cm" svg:y="0.508cm">
          <draw:text-box>
            <text:p text:style-name="P86"><text:span text:style-name="T140">HYMN #853:</text:span></text:p>
            <text:p text:style-name="P86"><text:span text:style-name="T44">“</text:span><text:span text:style-name="T44">How Clear Is Our Vocation, Lord”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5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5" draw:style-name="dp1" draw:master-page-name="Default2" presentation:presentation-page-layout-name="AL2T0">
        <draw:frame draw:style-name="gr93" draw:text-style-name="P122" draw:layer="layout" svg:width="24.384cm" svg:height="7.112cm" svg:x="1.778cm" svg:y="0.508cm">
          <draw:text-box>
            <text:p text:style-name="P9"><text:span text:style-name="T10">1. </text:span><text:span text:style-name="T9">How clear is our vocation,Lord,</text:span></text:p>
            <text:p text:style-name="P9"><text:span text:style-name="T9">When once we heed Your call:</text:span></text:p>
            <text:p text:style-name="P9"><text:span text:style-name="T9">To live according to Your Word</text:span></text:p>
            <text:p text:style-name="P121"><text:span text:style-name="T9">And daily learn, refreshed, restored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5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6" draw:style-name="dp1" draw:master-page-name="Default2" presentation:presentation-page-layout-name="AL2T0">
        <draw:frame draw:style-name="gr94" draw:text-style-name="P122" draw:layer="layout" svg:width="24.384cm" svg:height="3.81cm" svg:x="2.032cm" svg:y="0.508cm">
          <draw:text-box>
            <text:p text:style-name="P9"><text:span text:style-name="T9">That You are Lord of all</text:span></text:p>
            <text:p text:style-name="P7"><text:span text:style-name="T9">And will not let us fall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5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7" draw:style-name="dp1" draw:master-page-name="Default2">
        <draw:frame draw:style-name="gr95" draw:text-style-name="P13" draw:layer="layout" svg:width="24.13cm" svg:height="7.133cm" svg:x="1.778cm" svg:y="0.508cm">
          <draw:text-box>
            <text:p text:style-name="P9"><text:span text:style-name="T10">2. </text:span><text:span text:style-name="T9">But if, forgetful, we should find</text:span></text:p>
            <text:p text:style-name="P9"><text:span text:style-name="T9">Your yoke is hard to bear;</text:span></text:p>
            <text:p text:style-name="P9"><text:span text:style-name="T9">If worldly pressures fray the mind,</text:span></text:p>
            <text:p text:style-name="P9"><text:span text:style-name="T9">And love itself cannot unwind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5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8" draw:style-name="dp1" draw:master-page-name="Default2">
        <draw:frame draw:style-name="gr96" draw:text-style-name="P13" draw:layer="layout" svg:width="24.13cm" svg:height="4.085cm" svg:x="1.778cm" svg:y="0.508cm">
          <draw:text-box>
            <text:p text:style-name="P9"><text:span text:style-name="T9">Its tangled skein of care:</text:span></text:p>
            <text:p text:style-name="P9"><text:span text:style-name="T9">Our inward life repair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5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9" draw:style-name="dp1" draw:master-page-name="Default2">
        <draw:frame draw:style-name="gr97" draw:text-style-name="P123" draw:layer="layout" svg:width="23.876cm" svg:height="7.059cm" svg:x="2.032cm" svg:y="0.561cm">
          <draw:text-box>
            <text:p text:style-name="P9"><text:span text:style-name="T10">3. </text:span><text:span text:style-name="T9">We marvel how Your saints become</text:span></text:p>
            <text:p text:style-name="P9"><text:span text:style-name="T9">In hindrances more sure;</text:span></text:p>
            <text:p text:style-name="P9"><text:span text:style-name="T9">Whose joyful virtues put to shame</text:span></text:p>
            <text:p text:style-name="P9"><text:span text:style-name="T9">The casual way we wear Your name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5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0" draw:style-name="dp1" draw:master-page-name="Default2">
        <draw:frame draw:style-name="gr98" draw:text-style-name="P123" draw:layer="layout" svg:width="23.876cm" svg:height="4.265cm" svg:x="2.032cm" svg:y="0.561cm">
          <draw:text-box>
            <text:p text:style-name="P9"><text:span text:style-name="T9">And by our faults obscure</text:span></text:p>
            <text:p text:style-name="P9"><text:span text:style-name="T9">Your pow’r to cleanse and cure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6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1" draw:style-name="dp1" draw:master-page-name="Default2">
        <draw:frame draw:style-name="gr99" draw:text-style-name="P124" draw:layer="layout" svg:width="24.13cm" svg:height="7.284cm" svg:x="2.032cm" svg:y="0.59cm">
          <draw:text-box>
            <text:p text:style-name="P9"><text:span text:style-name="T10">4. </text:span><text:span text:style-name="T9">In what You give us, Lord, to do,</text:span></text:p>
            <text:p text:style-name="P9"><text:span text:style-name="T9">Together or alone,</text:span></text:p>
            <text:p text:style-name="P9"><text:span text:style-name="T9">In old routines or ventures new,</text:span></text:p>
            <text:p text:style-name="P9"><text:span text:style-name="T9">May we not cease to look to You,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6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2" draw:style-name="dp1" draw:master-page-name="Default2">
        <draw:frame draw:style-name="gr100" draw:text-style-name="P124" draw:layer="layout" svg:width="23.876cm" svg:height="10.761cm" svg:x="2.032cm" svg:y="0.59cm">
          <draw:text-box>
            <text:p text:style-name="P9"><text:span text:style-name="T9">The cross You hung upon-</text:span></text:p>
            <text:p text:style-name="P9"><text:span text:style-name="T9">All You endeavored done.</text:span></text:p>
            <text:p text:style-name="P125"><text:span text:style-name="T94"/></text:p>
            <text:p text:style-name="P125"><text:span text:style-name="T141"/></text:p>
            <text:p text:style-name="P125"><text:span text:style-name="T141"/></text:p>
            <text:p text:style-name="P125"><text:span text:style-name="T141"><text:s text:c="4"/></text:span><text:span text:style-name="T142"><text:s text:c="8"/></text:span><text:span text:style-name="T142">© 1982 Hope Publishing Co.</text:span></text:p>
            <text:p text:style-name="P18"><text:span text:style-name="T142"><text:s text:c="12"/></text:span><text:span text:style-name="T142">Used by permission:</text:span></text:p>
            <text:p text:style-name="P18"><text:span text:style-name="T142"><text:s text:c="12"/></text:span><text:span text:style-name="T142">LSB Hymn License </text:span></text:p>
            <text:p text:style-name="P18"><text:span text:style-name="T142"><text:s text:c="12"/></text:span><text:span text:style-name="T142">.NET, no. 100011038.</text:span></text:p>
            <text:p text:style-name="P18"><text:span text:style-name="T142"/></text:p>
          </draw:text-box>
        </draw:frame>
        <presentation:notes draw:style-name="dp1">
          <draw:page-thumbnail draw:style-name="gr1" draw:layer="layout" svg:width="13.968cm" svg:height="10.476cm" svg:x="3.81cm" svg:y="2.123cm" draw:page-number="16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3" draw:style-name="dp1" draw:master-page-name="Default2" presentation:presentation-page-layout-name="AL2T0">
        <draw:frame draw:style-name="gr101" draw:text-style-name="P126" draw:layer="layout" svg:width="24.892cm" svg:height="3.175cm" svg:x="1.478cm" svg:y="0.534cm">
          <draw:text-box>
            <text:p text:style-name="P7"><text:span text:style-name="T6">HYMN #835</text:span></text:p>
            <text:p text:style-name="P7"><text:span text:style-name="T143">“</text:span><text:span text:style-name="T143">On Galilee's High Mountain”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6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4" draw:style-name="dp1" draw:master-page-name="Default2" presentation:presentation-page-layout-name="AL2T0">
        <draw:frame draw:style-name="gr102" draw:text-style-name="P127" draw:layer="layout" svg:width="24.892cm" svg:height="7.011cm" svg:x="1.27cm" svg:y="0.641cm">
          <draw:text-box>
            <text:p text:style-name="P118"><text:span text:style-name="T9">1. On Galilee’s high mountain</text:span><text:span text:style-name="T9"><text:line-break/></text:span><text:span text:style-name="T9"> <text:s text:c="3"/>Christ gave the great command</text:span><text:span text:style-name="T9"><text:line-break/></text:span><text:span text:style-name="T9"> <text:s text:c="3"/>In words of strength and promise</text:span><text:span text:style-name="T9"><text:line-break/></text:span><text:span text:style-name="T9"> <text:s text:c="3"/>Which all can understand: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6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5" draw:style-name="dp1" draw:master-page-name="Default2">
        <draw:frame draw:style-name="gr103" draw:text-style-name="P119" draw:layer="layout" svg:width="24.892cm" svg:height="8.277cm" svg:x="1.782cm" svg:y="0.578cm">
          <draw:text-box>
            <text:p text:style-name="P9"><text:span text:style-name="T9">“</text:span><text:span text:style-name="T9">All pow’r to Me is given</text:span><text:span text:style-name="T9"><text:line-break/></text:span><text:span text:style-name="T9">To do what I shall choose;</text:span><text:span text:style-name="T9"><text:line-break/></text:span><text:span text:style-name="T9">Therefore I send My children,</text:span><text:span text:style-name="T9"><text:line-break/></text:span><text:span text:style-name="T9">Their witness I will use.”</text:span></text:p>
            <text:p text:style-name="P128"><text:span text:style-name="T136"/></text:p>
          </draw:text-box>
        </draw:frame>
        <presentation:notes draw:style-name="dp1">
          <draw:page-thumbnail draw:style-name="gr1" draw:layer="layout" svg:width="13.968cm" svg:height="10.476cm" svg:x="3.81cm" svg:y="2.123cm" draw:page-number="16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6" draw:style-name="dp1" draw:master-page-name="Default2">
        <draw:frame draw:style-name="gr103" draw:text-style-name="P130" draw:layer="layout" svg:width="24.384cm" svg:height="8.277cm" svg:x="1.778cm" svg:y="0.613cm">
          <draw:text-box>
            <text:p text:style-name="P129"><text:span text:style-name="T9">2. The Lord who, born of Mary,</text:span><text:span text:style-name="T9"><text:line-break/></text:span><text:span text:style-name="T9">Came down as man and died,</text:span><text:span text:style-name="T9"><text:line-break/></text:span><text:span text:style-name="T9">Who preached to all who listened,</text:span><text:span text:style-name="T9"><text:line-break/></text:span><text:span text:style-name="T9">For us was crucified—</text:span><text:span text:style-name="T136"><text:line-break/></text:span><text:span text:style-name="T136"> 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6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7" draw:style-name="dp1" draw:master-page-name="Default2">
        <draw:frame draw:style-name="gr102" draw:text-style-name="P11" draw:layer="layout" svg:width="24.384cm" svg:height="7.011cm" svg:x="1.778cm" svg:y="0.635cm">
          <draw:text-box>
            <text:p text:style-name="P9"><text:span text:style-name="T9">This Lord, our living brother,</text:span><text:span text:style-name="T9"><text:line-break/></text:span><text:span text:style-name="T9">In pow’r at God’s right hand,</text:span><text:span text:style-name="T9"><text:line-break/></text:span><text:span text:style-name="T9">Has chosen us to carry</text:span><text:span text:style-name="T9"><text:line-break/></text:span><text:span text:style-name="T9">His truth to ev’ry land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6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8" draw:style-name="dp1" draw:master-page-name="Default2">
        <draw:frame draw:style-name="gr102" draw:text-style-name="P13" draw:layer="layout" svg:width="24.384cm" svg:height="7.011cm" svg:x="1.27cm" svg:y="0.609cm">
          <draw:text-box>
            <text:p text:style-name="P9"><text:span text:style-name="T9">3. His strength within my weakness</text:span><text:span text:style-name="T9"><text:line-break/></text:span><text:span text:style-name="T9">Will make me bold to say</text:span><text:span text:style-name="T9"><text:line-break/></text:span><text:span text:style-name="T9">How His redeeming power</text:span><text:span text:style-name="T9"><text:line-break/></text:span><text:span text:style-name="T9">Transforms my stubborn clay;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6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9" draw:style-name="dp1" draw:master-page-name="Default2">
        <draw:frame draw:style-name="gr104" draw:text-style-name="P119" draw:layer="layout" svg:width="24.384cm" svg:height="8.433cm" svg:x="1.524cm" svg:y="0.508cm">
          <draw:text-box>
            <text:p text:style-name="P9"><text:span text:style-name="T9">His touch of fire ignites me,</text:span><text:span text:style-name="T9"><text:line-break/></text:span><text:span text:style-name="T9">With courage I am sent,</text:span><text:span text:style-name="T9"><text:line-break/></text:span><text:span text:style-name="T9">My tongue-tied silence broken,</text:span><text:span text:style-name="T9"><text:line-break/></text:span><text:span text:style-name="T9">With grace made eloquent.</text:span></text:p>
            <text:p text:style-name="P128"><text:span text:style-name="T12"/></text:p>
          </draw:text-box>
        </draw:frame>
        <presentation:notes draw:style-name="dp1">
          <draw:page-thumbnail draw:style-name="gr1" draw:layer="layout" svg:width="13.968cm" svg:height="10.476cm" svg:x="3.81cm" svg:y="2.123cm" draw:page-number="16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0" draw:style-name="dp1" draw:master-page-name="Default2">
        <draw:frame draw:style-name="gr105" draw:text-style-name="P119" draw:layer="layout" svg:width="24.13cm" svg:height="8.277cm" svg:x="1.524cm" svg:y="0.602cm">
          <draw:text-box>
            <text:p text:style-name="P9"><text:span text:style-name="T9">4. And not alone to nations</text:span><text:span text:style-name="T9"><text:line-break/></text:span><text:span text:style-name="T9">In faraway retreats,</text:span><text:span text:style-name="T9"><text:line-break/></text:span><text:span text:style-name="T9">But ev’rywhere I broadcast</text:span><text:span text:style-name="T9"><text:line-break/></text:span><text:span text:style-name="T9">His love through crowded streets:</text:span><text:span text:style-name="T136"><text:line-break/></text:span><text:span text:style-name="T136"> 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7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1" draw:style-name="dp1" draw:master-page-name="Default2">
        <draw:frame draw:style-name="gr59" draw:text-style-name="P11" draw:layer="layout" svg:width="24.892cm" svg:height="7.011cm" svg:x="1.76cm" svg:y="0.631cm">
          <draw:text-box>
            <text:p text:style-name="P9"><text:span text:style-name="T9">The lives that my life touches,</text:span><text:span text:style-name="T9"><text:line-break/></text:span><text:span text:style-name="T9">However great or small—</text:span><text:span text:style-name="T9"><text:line-break/></text:span><text:span text:style-name="T9">Let them through me see Jesus,</text:span><text:span text:style-name="T9"><text:line-break/></text:span><text:span text:style-name="T9">Who served and saved us all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7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2" draw:style-name="dp1" draw:master-page-name="Default2">
        <draw:frame draw:style-name="gr105" draw:text-style-name="P131" draw:layer="layout" svg:width="24.13cm" svg:height="8.277cm" svg:x="1.524cm" svg:y="0.613cm">
          <draw:text-box>
            <text:p text:style-name="P118"><text:span text:style-name="T9">5. That ev’ryone He chooses,</text:span><text:span text:style-name="T9"><text:line-break/></text:span><text:span text:style-name="T9">For reasons of His own,</text:span><text:span text:style-name="T9"><text:line-break/></text:span><text:span text:style-name="T9">Will find in Christ his calling</text:span><text:span text:style-name="T9"><text:line-break/></text:span><text:span text:style-name="T9">To live His love alone.</text:span><text:span text:style-name="T136"><text:line-break/></text:span><text:span text:style-name="T136"> 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7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3" draw:style-name="dp1" draw:master-page-name="Default2">
        <draw:frame draw:style-name="gr59" draw:text-style-name="P15" draw:layer="layout" svg:width="24.13cm" svg:height="7.011cm" svg:x="1.524cm" svg:y="0.609cm">
          <draw:text-box>
            <text:p text:style-name="P9"><text:span text:style-name="T9">His presence always leads us</text:span><text:span text:style-name="T9"><text:line-break/></text:span><text:span text:style-name="T9">Till time no more shall be;</text:span><text:span text:style-name="T9"><text:line-break/></text:span><text:span text:style-name="T9">Christ’s strength, His love, His comfort</text:span><text:span text:style-name="T9"><text:line-break/></text:span><text:span text:style-name="T9">Give us His victory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7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4" draw:style-name="dp1" draw:master-page-name="Default2">
        <draw:frame draw:style-name="gr59" draw:text-style-name="P132" draw:layer="layout" svg:width="24.384cm" svg:height="7.011cm" svg:x="1.778cm" svg:y="0.609cm">
          <draw:text-box>
            <text:p text:style-name="P129"><text:span text:style-name="T9">6. Lord, gather all Your children,</text:span><text:span text:style-name="T9"><text:line-break/></text:span><text:span text:style-name="T9">Wherever they may be,</text:span><text:span text:style-name="T9"><text:line-break/></text:span><text:span text:style-name="T9">And lead them on to heaven</text:span><text:span text:style-name="T9"><text:line-break/></text:span><text:span text:style-name="T9">To live eternally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7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5" draw:style-name="dp1" draw:master-page-name="Default2">
        <draw:frame draw:style-name="gr106" draw:text-style-name="P15" draw:layer="layout" svg:width="24.892cm" svg:height="13.35cm" svg:x="1.524cm" svg:y="0.508cm">
          <draw:text-box>
            <text:p text:style-name="P9"><text:span text:style-name="T9">With You, our loving Father,</text:span><text:span text:style-name="T9"><text:line-break/></text:span><text:span text:style-name="T9">And Christ, our brother dear,</text:span><text:span text:style-name="T9"><text:line-break/></text:span><text:span text:style-name="T9">Whose Spirit guards and gives us</text:span><text:span text:style-name="T9"><text:line-break/></text:span><text:span text:style-name="T9">The joy to persevere.</text:span></text:p>
            <text:p text:style-name="P133"><text:span text:style-name="T136"/></text:p>
            <text:p text:style-name="P133"><text:span text:style-name="T144"><text:s/></text:span><text:span text:style-name="T139">© 1982 Concordia Publishing House.</text:span></text:p>
            <text:p text:style-name="P133"><text:span text:style-name="T139"><text:s text:c="2"/></text:span><text:span text:style-name="T139">Used by permission:</text:span></text:p>
            <text:p text:style-name="P133"><text:span text:style-name="T139"><text:s text:c="2"/></text:span><text:span text:style-name="T139">LSB Hymn License</text:span></text:p>
            <text:p text:style-name="P133"><text:span text:style-name="T139"><text:s text:c="2"/></text:span><text:span text:style-name="T139">.NET, no. 100011038.</text:span></text:p>
            <text:p text:style-name="P18"><text:span text:style-name="T145"><text:s/></text:span></text:p>
          </draw:text-box>
        </draw:frame>
        <draw:frame draw:style-name="gr12" draw:text-style-name="P16" draw:layer="layout" svg:width="0.502cm" svg:height="1.204cm" svg:x="27.432cm" svg:y="14.668cm">
          <draw:text-box>
            <text:p/>
          </draw:text-box>
        </draw:frame>
        <presentation:notes draw:style-name="dp1">
          <draw:page-thumbnail draw:style-name="gr1" draw:layer="layout" svg:width="13.968cm" svg:height="10.476cm" svg:x="3.81cm" svg:y="2.123cm" draw:page-number="17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6" draw:style-name="dp1" draw:master-page-name="Default2">
        <draw:frame draw:style-name="gr14" draw:text-style-name="P25" draw:layer="layout" svg:width="25.146cm" svg:height="6.069cm" svg:x="1.27cm" svg:y="0.508cm">
          <draw:text-box>
            <text:p text:style-name="P90"><text:span text:style-name="T5">POST-COMMUNION THANKSGIVING</text:span></text:p>
            <text:p><text:span text:style-name="T19">P:</text:span><text:span text:style-name="T19"><text:tab/></text:span><text:span text:style-name="T20">Let us pray. Thank You, Lord God, for this </text:span></text:p>
            <text:p><text:span text:style-name="T20"><text:s text:c="4"/></text:span><text:span text:style-name="T20">Holy Communion in which You come to </text:span></text:p>
            <text:p><text:span text:style-name="T20"><text:s text:c="4"/></text:span><text:span text:style-name="T20">forgive us,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7" draw:style-name="dp1" draw:master-page-name="Default2">
        <draw:frame draw:style-name="gr14" draw:text-style-name="P25" draw:layer="layout" svg:width="25.146cm" svg:height="4.76cm" svg:x="1.27cm" svg:y="0.508cm">
          <draw:text-box>
            <text:p text:style-name="P83"><text:span text:style-name="T20"><text:s text:c="4"/></text:span><text:span text:style-name="T20">bind us together as Your Body in the world, </text:span></text:p>
            <text:p text:style-name="P83"><text:span text:style-name="T20"><text:s text:c="4"/></text:span><text:span text:style-name="T20">feed our deepest hunger, and quench our </text:span></text:p>
            <text:p text:style-name="P83"><text:span text:style-name="T20"><text:s text:c="4"/></text:span><text:span text:style-name="T20">deepest thirst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7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8" draw:style-name="dp1" draw:master-page-name="Default2">
        <draw:frame draw:style-name="gr14" draw:text-style-name="P25" draw:layer="layout" svg:width="25.146cm" svg:height="4.76cm" svg:x="1.27cm" svg:y="0.508cm">
          <draw:text-box>
            <text:p text:style-name="P83"><text:span text:style-name="T20"><text:s text:c="4"/></text:span><text:span text:style-name="T20">O Lord, as You touched the lips of Isaiah with </text:span></text:p>
            <text:p text:style-name="P83"><text:span text:style-name="T20"><text:s text:c="4"/></text:span><text:span text:style-name="T20">a hot coal to empower him to speak Your </text:span></text:p>
            <text:p text:style-name="P83"><text:span text:style-name="T20"><text:s text:c="4"/></text:span><text:span text:style-name="T20">Word, 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7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9" draw:style-name="dp1" draw:master-page-name="Default2">
        <draw:frame draw:style-name="gr14" draw:text-style-name="P25" draw:layer="layout" svg:width="25.146cm" svg:height="6.263cm" svg:x="1.27cm" svg:y="0.508cm">
          <draw:text-box>
            <text:p text:style-name="P83"><text:span text:style-name="T20"><text:s text:c="4"/></text:span><text:span text:style-name="T20">so now empower us, whose lips You have </text:span></text:p>
            <text:p text:style-name="P83"><text:span text:style-name="T20"><text:s text:c="4"/></text:span><text:span text:style-name="T20">touched today with the body and blood of </text:span></text:p>
            <text:p text:style-name="P83"><text:span text:style-name="T20"><text:s text:c="4"/></text:span><text:span text:style-name="T20">Jesus, to speak Your Word in the midst of this </text:span></text:p>
            <text:p text:style-name="P83"><text:span text:style-name="T20"><text:s text:c="4"/></text:span><text:span text:style-name="T20">world, which You love;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7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0" draw:style-name="dp1" draw:master-page-name="Default2">
        <draw:frame draw:style-name="gr14" draw:text-style-name="P25" draw:layer="layout" svg:width="25.146cm" svg:height="6.45cm" svg:x="1.27cm" svg:y="0.508cm">
          <draw:text-box>
            <text:p text:style-name="P83"><text:span text:style-name="T20"><text:s text:c="4"/></text:span><text:span text:style-name="T20">through Jesus Christ, Your Son, our Lord, who </text:span></text:p>
            <text:p text:style-name="P83"><text:span text:style-name="T20"><text:s text:c="4"/></text:span><text:span text:style-name="T20">lives and reigns with You and the Holy Spirit, <text:s text:c="6"/>one God, now and forever.</text:span></text:p>
            <text:p><text:span text:style-name="T21">C:</text:span><text:span text:style-name="T21"><text:tab/></text:span><text:span text:style-name="T22">Amen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8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1" draw:style-name="dp1" draw:master-page-name="Default2">
        <draw:frame draw:style-name="gr14" draw:text-style-name="P25" draw:layer="layout" svg:width="25.146cm" svg:height="4.566cm" svg:x="1.27cm" svg:y="0.508cm">
          <draw:text-box>
            <text:p text:style-name="P90"><text:span text:style-name="T146">BENEDICTION</text:span></text:p>
            <text:p><text:span text:style-name="T19">P:</text:span><text:span text:style-name="T19"><text:tab/></text:span><text:span text:style-name="T20">Nourished by the Word of Christ and fed by </text:span></text:p>
            <text:p><text:span text:style-name="T20"><text:s text:c="4"/></text:span><text:span text:style-name="T20">Christ’s body and blood,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8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2" draw:style-name="dp1" draw:master-page-name="Default2">
        <draw:frame draw:style-name="gr14" draw:text-style-name="P25" draw:layer="layout" svg:width="25.146cm" svg:height="6.263cm" svg:x="1.27cm" svg:y="0.508cm">
          <draw:text-box>
            <text:p text:style-name="P83"><text:span text:style-name="T147"><text:s text:c="4"/></text:span><text:span text:style-name="T20">you are called by God to give reasons for the </text:span></text:p>
            <text:p text:style-name="P83"><text:span text:style-name="T20"><text:s text:c="4"/></text:span><text:span text:style-name="T20">hope that is in you whenever anyone asks and </text:span></text:p>
            <text:p text:style-name="P83"><text:span text:style-name="T20"><text:s text:c="4"/></text:span><text:span text:style-name="T20">to do it with gentleness and respect. The Lord </text:span></text:p>
            <text:p text:style-name="P83"><text:span text:style-name="T20"><text:s text:c="4"/></text:span><text:span text:style-name="T20">bless you and keep you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8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3" draw:style-name="dp1" draw:master-page-name="Default2">
        <draw:frame draw:style-name="gr14" draw:text-style-name="P25" draw:layer="layout" svg:width="25.146cm" svg:height="6.45cm" svg:x="1.27cm" svg:y="0.508cm">
          <draw:text-box>
            <text:p text:style-name="P83"><text:span text:style-name="T20"><text:s text:c="4"/></text:span><text:span text:style-name="T20">The Lord make His face shine on you and be </text:span></text:p>
            <text:p text:style-name="P83"><text:span text:style-name="T20"><text:s text:c="4"/></text:span><text:span text:style-name="T20">gracious to you. The Lord look upon you with </text:span></text:p>
            <text:p text:style-name="P83"><text:span text:style-name="T20"><text:s text:c="4"/></text:span><text:span text:style-name="T20">favor and give you peace.</text:span></text:p>
            <text:p><text:span text:style-name="T35">C:</text:span><text:span text:style-name="T35"><text:tab/></text:span><text:span text:style-name="T36">Amen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8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4" draw:style-name="dp1" draw:master-page-name="Default2" presentation:presentation-page-layout-name="AL2T0">
        <office:forms form:automatic-focus="false" form:apply-design-mode="false"/>
        <draw:frame draw:style-name="gr107" draw:text-style-name="P134" draw:layer="layout" svg:width="24.384cm" svg:height="10.591cm" svg:x="1.778cm" svg:y="0.762cm">
          <draw:text-box>
            <text:p text:style-name="P38"><text:span text:style-name="T148">ACKNOWLEDGMENTS</text:span></text:p>
            <text:p text:style-name="P3"><text:span text:style-name="T149">Creative Worship for the Lutheran Parish, Series C, Quarter 1.</text:span></text:p>
            <text:p text:style-name="P3"><text:span text:style-name="T149">Copyright © 2018 Concordia Publishing House.</text:span></text:p>
            <text:p text:style-name="P3"><text:span text:style-name="T149">All rights reserved. Used by permission.</text:span></text:p>
            <text:p text:style-name="P3"><text:span text:style-name="T149"/></text:p>
            <text:p text:style-name="P3"><text:span text:style-name="T149">Unless otherwise indicated,</text:span></text:p>
            <text:p text:style-name="P3"><text:span text:style-name="T149">all scripture quotations are from </text:span><text:span text:style-name="T150">The Holy Bible, English Standard Version</text:span><text:span text:style-name="T149">, copyright © 2001 by Crossway Bibles, a division of Good News Publishers. Used by permission. All rights reserved.</text:span></text:p>
            <text:p text:style-name="P3"><text:span text:style-name="T149"/></text:p>
            <text:p text:style-name="P3"><text:span text:style-name="T149">Created by Lutheran Service Builder © 2006 Concordia Publishing House.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18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5" draw:style-name="dp1" draw:master-page-name="Default2">
        <presentation:notes draw:style-name="dp1">
          <draw:page-thumbnail draw:style-name="gr1" draw:layer="layout" svg:width="13.968cm" svg:height="10.476cm" svg:x="3.81cm" svg:y="2.123cm" draw:page-number="18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Arial4" svg:font-family="Arial" style:font-family-generic="swiss"/>
    <style:font-face style:name="Arial2" svg:font-family="Arial" style:font-adornments="Regular" style:font-family-generic="swiss"/>
    <style:font-face style:name="Berlin Sans FB" svg:font-family="'Berlin Sans FB'" style:font-pitch="variable"/>
    <style:font-face style:name="Calibri1" svg:font-family="Calibri" style:font-pitch="variable"/>
    <style:font-face style:name="LSBSymbol1" svg:font-family="LSBSymbol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Gabriola" svg:font-family="Gabriola" style:font-family-generic="decorative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arrington" svg:font-family="Harrington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5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11" draw:display-name="Bitmap 1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.497cm" fo:line-height="106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Balloon_20_Text_20_Char" style:display-name="Balloon Text Char" style:family="graphic">
      <style:paragraph-properties style:text-autospace="none"/>
      <style:text-properties style:font-name="Segoe UI1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Balloon_20_Text" style:display-name="Balloon Text" style:family="graphic">
      <style:paragraph-properties fo:margin-top="0cm" fo:margin-bottom="0.497cm" fo:line-height="106%" fo:text-align="start" style:text-autospace="none"/>
      <style:text-properties style:font-name="Segoe UI1" fo:font-family="'Segoe UI'" style:font-family-generic="roman" style:font-pitch="variable" fo:font-size="9pt" fo:language="en" fo:country="US" style:font-name-asian="Segoe UI2" style:font-family-asian="'Segoe UI'" style:font-pitch-asian="variable" style:font-size-asian="9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text-align="start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Rubric" style:family="graphic">
      <style:paragraph-properties fo:text-align="start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caption" style:family="graphic">
      <style:paragraph-properties fo:margin-top="0cm" fo:margin-bottom="0.497cm" fo:line-height="106%" fo:text-align="start" style:text-autospace="none"/>
      <style:text-properties fo:color="#000000" style:font-name="Trebuchet MS" fo:font-family="'Trebuchet MS'" style:font-family-generic="roman" style:font-pitch="variable" fo:font-size="11pt" fo:language="en" fo:country="US" fo:font-weight="bold" style:font-name-asian="Trebuchet MS1" style:font-family-asian="'Trebuchet MS'" style:font-pitch-asian="variable" style:font-size-asian="11pt" style:language-asian="ar" style:country-asian="SA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.5pt" fo:language="en" fo:country="US" style:letter-kerning="true" style:font-name-asian="Times New Roman1" style:font-family-asian="'Times New Roman'" style:font-pitch-asian="variable" style:font-size-asian="10.5pt" style:language-asian="ar" style:country-asian="SA"/>
    </style:style>
    <style:style style:name="DocumentMap" style:family="graphic">
      <style:paragraph-properties fo:margin-top="0cm" fo:margin-bottom="0.497cm" fo:line-height="106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Index" style:family="graphic">
      <style:paragraph-properties fo:margin-top="0cm" fo:margin-bottom="0.497cm" fo:line-height="106%" fo:text-align="start" style:text-autospace="none"/>
      <style:text-properties style:font-name="Calibri" fo:font-family="Calibri" style:font-family-generic="roman" style:font-pitch="variable" fo:font-size="11pt" fo:language="en" fo:country="US" style:font-name-asian="Arial4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top="0.374cm" fo:margin-bottom="0.374cm" fo:line-height="106%" fo:text-align="start" style:text-autospace="none"/>
      <style:text-properties style:font-name="Calibri" fo:font-family="Calibri" style:font-family-generic="roman" style:font-pitch="variable" fo:font-size="12pt" fo:language="en" fo:country="US" fo:font-style="italic" style:font-name-asian="Arial4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="Calibri" fo:font-family="Calibri" style:font-family-generic="roman" style:font-pitch="variable" fo:font-size="11pt" fo:language="en" fo:country="US" style:font-name-asian="Arial4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5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0-outline1" style:family="presentation">
      <style:graphic-properties draw:stroke="none" draw:fill="none" draw:auto-grow-height="false" draw:fit-to-size="shrink-to-fit" style:shrink-to-fit="true">
        <text:list-style style:name="Default9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0-outline2" style:family="presentation" style:parent-style-name="Default9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0-outline3" style:family="presentation" style:parent-style-name="Default9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0-outline4" style:family="presentation" style:parent-style-name="Default9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0-outline5" style:family="presentation" style:parent-style-name="Default9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outline6" style:family="presentation" style:parent-style-name="Default9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outline7" style:family="presentation" style:parent-style-name="Default9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outline8" style:family="presentation" style:parent-style-name="Default9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outline9" style:family="presentation" style:parent-style-name="Default9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subtitle" style:family="presentation">
      <style:graphic-properties draw:stroke="none" draw:fill="none" draw:textarea-vertical-align="middle">
        <text:list-style style:name="Default9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0-title" style:family="presentation">
      <style:graphic-properties draw:stroke="none" draw:fill="none" draw:textarea-vertical-align="middle">
        <text:list-style style:name="Default9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90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90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9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0" style:page-layout-name="PM1" draw:style-name="Mdp1">
      <draw:frame presentation:style-name="Default90-title" draw:layer="backgroundobjects" svg:width="25.199cm" svg:height="2.63cm" svg:x="1.4cm" svg:y="0.627cm" presentation:class="title" presentation:placeholder="true">
        <draw:text-box/>
      </draw:frame>
      <draw:frame presentation:style-name="Default90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90-title" draw:layer="backgroundobjects" svg:width="13.968cm" svg:height="10.476cm" svg:x="3.81cm" svg:y="2.123cm" presentation:class="page"/>
        <draw:frame presentation:style-name="Default90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6T10:18:11.383000000</meta:creation-date>
    <dc:title>1030Worship</dc:title>
    <meta:editing-duration>PT2H7M7S</meta:editing-duration>
    <meta:editing-cycles>16</meta:editing-cycles>
    <meta:generator>LibreOffice/6.1.3.2$Windows_X86_64 LibreOffice_project/86daf60bf00efa86ad547e59e09d6bb77c699acb</meta:generator>
    <dc:date>2019-02-06T15:56:24.715000000</dc:date>
    <meta:document-statistic meta:object-count="633"/>
  </office:meta>
</office:document-meta>
</file>